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8.632cm"/>
    </style:style>
    <style:style style:name="co9" style:family="table-column">
      <style:table-column-properties fo:break-before="auto" style:column-width="7.897cm"/>
    </style:style>
    <style:style style:name="co10" style:family="table-column">
      <style:table-column-properties fo:break-before="auto" style:column-width="8.169cm"/>
    </style:style>
    <style:style style:name="co11" style:family="table-column">
      <style:table-column-properties fo:break-before="auto" style:column-width="7.625cm"/>
    </style:style>
    <style:style style:name="co12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6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7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 style:data-style-name="N61">
      <style:table-cell-properties fo:border="0.06pt solid #000000"/>
      <style:text-properties fo:font-weight="normal" style:font-weight-asian="normal" style:font-weight-complex="normal"/>
    </style:style>
    <style:style style:name="ce493" style:family="table-cell" style:parent-style-name="Default" style:data-style-name="N61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49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9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6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9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60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61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62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63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64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65" style:family="table-cell" style:parent-style-name="Default">
      <style:table-cell-properties fo:background-color="#ffff00"/>
    </style:style>
    <style:style style:name="ce766" style:family="table-cell" style:parent-style-name="Default"/>
    <style:style style:name="ce76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5-07-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0"/>
        <table:table-column table:style-name="co1" table:number-columns-repeated="2" table:default-cell-style-name="Default"/>
        <table:table-column table:style-name="co1" table:number-columns-repeated="4" table:default-cell-style-name="ce162"/>
        <table:table-column table:style-name="co1" table:default-cell-style-name="ce165"/>
        <table:table-column table:style-name="co1" table:default-cell-style-name="ce167"/>
        <table:table-column table:style-name="co1" table:number-columns-repeated="3" table:default-cell-style-name="ce168"/>
        <table:table-column table:style-name="co5" table:default-cell-style-name="ce168"/>
        <table:table-column table:style-name="co1" table:default-cell-style-name="ce172"/>
        <table:table-column table:style-name="co1" table:default-cell-style-name="ce167"/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7"/>
          <table:table-cell table:style-name="ce169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Valoración subjetiva</text:p>
          </table:table-cell>
          <table:covered-table-cell table:style-name="ce2"/>
          <table:covered-table-cell table:number-columns-repeated="2" table:style-name="ce1"/>
          <table:table-cell table:style-name="ce328" office:value-type="string" calcext:value-type="string" table:number-columns-spanned="6" table:number-rows-spanned="1">
            <text:p>Hermitian Trained AE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28" office:value-type="string" calcext:value-type="string" table:number-columns-spanned="6" table:number-rows-spanned="1">
            <text:p>2= ICRA22 original AE</text:p>
          </table:table-cell>
          <table:covered-table-cell table:number-columns-repeated="2" table:style-name="ce1"/>
          <table:covered-table-cell table:style-name="ce328"/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ce3" office:value-type="string" calcext:value-type="string">
            <text:p>Posición</text:p>
          </table:table-cell>
          <table:table-cell table:style-name="ce46" office:value-type="string" calcext:value-type="string">
            <text:p>End Poss</text:p>
          </table:table-cell>
          <table:table-cell table:style-name="ce46" office:value-type="string" calcext:value-type="string">
            <text:p>Estilo</text:p>
          </table:table-cell>
          <table:table-cell table:style-name="ce116" office:value-type="string" calcext:value-type="string">
            <text:p>Velocidad</text:p>
          </table:table-cell>
          <table:table-cell table:style-name="ce160" office:value-type="string" calcext:value-type="string">
            <text:p>CL</text:p>
          </table:table-cell>
          <table:table-cell table:style-name="ce160" office:value-type="string" calcext:value-type="string">
            <text:p>SL</text:p>
          </table:table-cell>
          <table:table-cell table:style-name="ce160" office:value-type="string" calcext:value-type="string">
            <text:p>Vel</text:p>
          </table:table-cell>
          <table:table-cell table:style-name="ce160" office:value-type="string" calcext:value-type="string">
            <text:p>Poss</text:p>
          </table:table-cell>
          <table:table-cell table:style-name="ce163" office:value-type="string" calcext:value-type="string">
            <text:p>End Poss</text:p>
          </table:table-cell>
          <table:table-cell table:style-name="ce166" office:value-type="string" calcext:value-type="string">
            <text:p>Total</text:p>
          </table:table-cell>
          <table:table-cell table:style-name="ce166" office:value-type="string" calcext:value-type="string">
            <text:p>CL2</text:p>
          </table:table-cell>
          <table:table-cell table:style-name="ce166" office:value-type="string" calcext:value-type="string">
            <text:p>SL2</text:p>
          </table:table-cell>
          <table:table-cell table:style-name="ce166" office:value-type="string" calcext:value-type="string">
            <text:p>Vel2</text:p>
          </table:table-cell>
          <table:table-cell table:style-name="ce166" office:value-type="string" calcext:value-type="string">
            <text:p>Poss2</text:p>
          </table:table-cell>
          <table:table-cell table:style-name="ce170" office:value-type="string" calcext:value-type="string">
            <text:p>End Poss2</text:p>
          </table:table-cell>
          <table:table-cell table:style-name="ce166" office:value-type="string" calcext:value-type="string">
            <text:p>Total</text:p>
          </table:table-cell>
        </table:table-row>
        <table:table-row table:style-name="ro2">
          <table:table-cell/>
          <table:table-cell table:style-name="ce1" office:value-type="string" calcext:value-type="string">
            <text:p>Trayectorias</text:p>
          </table:table-cell>
          <table:table-cell table:style-name="ce4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82" office:value-type="float" office:value="8" calcext:value-type="float">
            <text:p>8</text:p>
          </table:table-cell>
          <table:table-cell table:style-name="ce117" office:value-type="float" office:value="2" calcext:value-type="float">
            <text:p>2</text:p>
          </table:table-cell>
          <table:table-cell table:style-name="ce161" office:value-type="float" office:value="17.3865902510234" calcext:value-type="float">
            <text:p>17.3865902510234</text:p>
          </table:table-cell>
          <table:table-cell table:style-name="ce161" office:value-type="float" office:value="10.1158057805151" calcext:value-type="float">
            <text:p>10.1158057805151</text:p>
          </table:table-cell>
          <table:table-cell table:style-name="ce161" office:value-type="float" office:value="1.37882279232144" calcext:value-type="float">
            <text:p>1.37882279232144</text:p>
          </table:table-cell>
          <table:table-cell table:style-name="ce161" office:value-type="float" office:value="0.0715769369482172" calcext:value-type="float">
            <text:p>0.071576936948217</text:p>
          </table:table-cell>
          <table:table-cell table:style-name="ce164" office:value-type="float" office:value="1.71526255658871" calcext:value-type="float">
            <text:p>1.71526255658871</text:p>
          </table:table-cell>
          <table:table-cell table:formula="of:=[.G7]+[.H7]+[.I7]+[.J7]+[.K7]" office:value-type="float" office:value="30.6680583173969" calcext:value-type="float">
            <text:p>30.6680583173969</text:p>
          </table:table-cell>
          <table:table-cell table:style-name="ce167" office:value-type="float" office:value="9.91922686807811" calcext:value-type="float">
            <text:p>9.91922686807811</text:p>
          </table:table-cell>
          <table:table-cell table:style-name="ce167" office:value-type="float" office:value="0.948899984359741" calcext:value-type="float">
            <text:p>0.948899984359741</text:p>
          </table:table-cell>
          <table:table-cell table:style-name="ce167" office:value-type="float" office:value="4.10512218464999" calcext:value-type="float">
            <text:p>4.10512218464999</text:p>
          </table:table-cell>
          <table:table-cell table:style-name="ce167" office:value-type="float" office:value="0.0715769369482172" calcext:value-type="float">
            <text:p>0.071576936948217</text:p>
          </table:table-cell>
          <table:table-cell table:style-name="ce171" office:value-type="float" office:value="1.71526255658871" calcext:value-type="float">
            <text:p>1.71526255658871</text:p>
          </table:table-cell>
          <table:table-cell table:formula="of:=[.M7]+[.N7]+[.O7]+[.P7]+[.Q7]" office:value-type="float" office:value="16.7600885306248" calcext:value-type="float">
            <text:p>16.7600885306248</text:p>
          </table:table-cell>
        </table:table-row>
        <table:table-row table:style-name="ro2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83" office:value-type="float" office:value="8" calcext:value-type="float">
            <text:p>8</text:p>
          </table:table-cell>
          <table:table-cell table:style-name="ce118" office:value-type="float" office:value="2" calcext:value-type="float">
            <text:p>2</text:p>
          </table:table-cell>
          <table:table-cell table:style-name="ce161" office:value-type="float" office:value="0.40970066038426" calcext:value-type="float">
            <text:p>0.40970066038426</text:p>
          </table:table-cell>
          <table:table-cell table:style-name="ce161" office:value-type="float" office:value="2.69739869982004" calcext:value-type="float">
            <text:p>2.69739869982004</text:p>
          </table:table-cell>
          <table:table-cell table:style-name="ce161" office:value-type="float" office:value="4.72146756813126" calcext:value-type="float">
            <text:p>4.72146756813126</text:p>
          </table:table-cell>
          <table:table-cell table:style-name="ce161" office:value-type="float" office:value="0.00988718766750822" calcext:value-type="float">
            <text:p>0.009887187667508</text:p>
          </table:table-cell>
          <table:table-cell table:style-name="ce164" office:value-type="float" office:value="0.0748961087939661" calcext:value-type="float">
            <text:p>0.074896108793966</text:p>
          </table:table-cell>
          <table:table-cell table:formula="of:=[.G8]+[.H8]+[.I8]+[.J8]+[.K8]" office:value-type="float" office:value="7.91335022479703" calcext:value-type="float">
            <text:p>7.91335022479703</text:p>
          </table:table-cell>
          <table:table-cell table:style-name="ce167" office:value-type="float" office:value="0.388627377105877" calcext:value-type="float">
            <text:p>0.388627377105877</text:p>
          </table:table-cell>
          <table:table-cell table:style-name="ce167" office:value-type="float" office:value="2.26097870618105" calcext:value-type="float">
            <text:p>2.26097870618105</text:p>
          </table:table-cell>
          <table:table-cell table:style-name="ce167" office:value-type="float" office:value="4.72146756813126" calcext:value-type="float">
            <text:p>4.72146756813126</text:p>
          </table:table-cell>
          <table:table-cell table:style-name="ce167" office:value-type="float" office:value="0.00988718766750822" calcext:value-type="float">
            <text:p>0.009887187667508</text:p>
          </table:table-cell>
          <table:table-cell table:style-name="ce171" office:value-type="float" office:value="0.0748961087939661" calcext:value-type="float">
            <text:p>0.074896108793966</text:p>
          </table:table-cell>
          <table:table-cell table:formula="of:=[.M8]+[.N8]+[.O8]+[.P8]+[.Q8]" office:value-type="float" office:value="7.45585694787966" calcext:value-type="float">
            <text:p>7.45585694787966</text:p>
          </table:table-cell>
        </table:table-row>
        <table:table-row table:style-name="ro2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2.96556740067899" calcext:value-type="float">
            <text:p>2.96556740067899</text:p>
          </table:table-cell>
          <table:table-cell office:value-type="float" office:value="3.15455310046673" calcext:value-type="float">
            <text:p>3.15455310046673</text:p>
          </table:table-cell>
          <table:table-cell office:value-type="float" office:value="4.60247301048052" calcext:value-type="float">
            <text:p>4.60247301048052</text:p>
          </table:table-cell>
          <table:table-cell office:value-type="float" office:value="0.0348594052573156" calcext:value-type="float">
            <text:p>0.034859405257316</text:p>
          </table:table-cell>
          <table:table-cell office:value-type="float" office:value="1.00680840480439" calcext:value-type="float">
            <text:p>1.00680840480439</text:p>
          </table:table-cell>
          <table:table-cell table:formula="of:=[.G9]+[.H9]+[.I9]+[.J9]+[.K9]" office:value-type="float" office:value="11.7642613216879" calcext:value-type="float">
            <text:p>11.7642613216879</text:p>
          </table:table-cell>
          <table:table-cell office:value-type="float" office:value="3.09893599478528" calcext:value-type="float">
            <text:p>3.09893599478528</text:p>
          </table:table-cell>
          <table:table-cell office:value-type="float" office:value="2.58452240377665" calcext:value-type="float">
            <text:p>2.58452240377665</text:p>
          </table:table-cell>
          <table:table-cell office:value-type="float" office:value="4.60247301048052" calcext:value-type="float">
            <text:p>4.60247301048052</text:p>
          </table:table-cell>
          <table:table-cell office:value-type="float" office:value="0.0348594052573156" calcext:value-type="float">
            <text:p>0.034859405257316</text:p>
          </table:table-cell>
          <table:table-cell office:value-type="float" office:value="1.00680840480439" calcext:value-type="float">
            <text:p>1.00680840480439</text:p>
          </table:table-cell>
          <table:table-cell table:formula="of:=[.M9]+[.N9]+[.O9]+[.P9]+[.Q9]" office:value-type="float" office:value="11.3275992191042" calcext:value-type="float">
            <text:p>11.3275992191042</text:p>
          </table:table-cell>
        </table:table-row>
        <table:table-row table:style-name="ro2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office:value-type="float" office:value="4.02658508392051" calcext:value-type="float">
            <text:p>4.02658508392051</text:p>
          </table:table-cell>
          <table:table-cell office:value-type="float" office:value="1.88596192747355" calcext:value-type="float">
            <text:p>1.88596192747355</text:p>
          </table:table-cell>
          <table:table-cell office:value-type="float" office:value="3.89735150163743" calcext:value-type="float">
            <text:p>3.89735150163743</text:p>
          </table:table-cell>
          <table:table-cell office:value-type="float" office:value="0.0517476606411062" calcext:value-type="float">
            <text:p>0.051747660641106</text:p>
          </table:table-cell>
          <table:table-cell office:value-type="float" office:value="1.40049993650097" calcext:value-type="float">
            <text:p>1.40049993650097</text:p>
          </table:table-cell>
          <table:table-cell table:formula="of:=[.G10]+[.H10]+[.I10]+[.J10]+[.K10]" office:value-type="float" office:value="11.2621461101736" calcext:value-type="float">
            <text:p>11.2621461101736</text:p>
          </table:table-cell>
          <table:table-cell office:value-type="float" office:value="3.24971333611757" calcext:value-type="float">
            <text:p>3.24971333611757</text:p>
          </table:table-cell>
          <table:table-cell office:value-type="float" office:value="1.61074381321669" calcext:value-type="float">
            <text:p>1.61074381321669</text:p>
          </table:table-cell>
          <table:table-cell office:value-type="float" office:value="3.89735150163743" calcext:value-type="float">
            <text:p>3.89735150163743</text:p>
          </table:table-cell>
          <table:table-cell office:value-type="float" office:value="0.0517476606411062" calcext:value-type="float">
            <text:p>0.051747660641106</text:p>
          </table:table-cell>
          <table:table-cell office:value-type="float" office:value="1.40049993650097" calcext:value-type="float">
            <text:p>1.40049993650097</text:p>
          </table:table-cell>
          <table:table-cell table:formula="of:=[.M10]+[.N10]+[.O10]+[.P10]+[.Q10]" office:value-type="float" office:value="10.2100562481138" calcext:value-type="float">
            <text:p>10.2100562481138</text:p>
          </table:table-cell>
        </table:table-row>
        <table:table-row table:style-name="ro2"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121" office:value-type="float" office:value="2" calcext:value-type="float">
            <text:p>2</text:p>
          </table:table-cell>
          <table:table-cell office:value-type="float" office:value="1.61038522492163" calcext:value-type="float">
            <text:p>1.61038522492163</text:p>
          </table:table-cell>
          <table:table-cell office:value-type="float" office:value="1.8898444250226" calcext:value-type="float">
            <text:p>1.8898444250226</text:p>
          </table:table-cell>
          <table:table-cell office:value-type="float" office:value="3.62347992329323" calcext:value-type="float">
            <text:p>3.62347992329323</text:p>
          </table:table-cell>
          <table:table-cell office:value-type="float" office:value="0.0279480593644718" calcext:value-type="float">
            <text:p>0.027948059364472</text:p>
          </table:table-cell>
          <table:table-cell office:value-type="float" office:value="0.176387042736676" calcext:value-type="float">
            <text:p>0.176387042736676</text:p>
          </table:table-cell>
          <table:table-cell table:formula="of:=[.G11]+[.H11]+[.I11]+[.J11]+[.K11]" office:value-type="float" office:value="7.32804467533861" calcext:value-type="float">
            <text:p>7.32804467533861</text:p>
          </table:table-cell>
          <table:table-cell office:value-type="float" office:value="1.3660745753441" calcext:value-type="float">
            <text:p>1.3660745753441</text:p>
          </table:table-cell>
          <table:table-cell office:value-type="float" office:value="0.858971476554871" calcext:value-type="float">
            <text:p>0.858971476554871</text:p>
          </table:table-cell>
          <table:table-cell office:value-type="float" office:value="3.62347992329323" calcext:value-type="float">
            <text:p>3.62347992329323</text:p>
          </table:table-cell>
          <table:table-cell office:value-type="float" office:value="0.0279480593644718" calcext:value-type="float">
            <text:p>0.027948059364472</text:p>
          </table:table-cell>
          <table:table-cell office:value-type="float" office:value="0.176387042736676" calcext:value-type="float">
            <text:p>0.176387042736676</text:p>
          </table:table-cell>
          <table:table-cell table:formula="of:=[.M11]+[.N11]+[.O11]+[.P11]+[.Q11]" office:value-type="float" office:value="6.05286107729335" calcext:value-type="float">
            <text:p>6.05286107729335</text:p>
          </table:table-cell>
        </table:table-row>
        <table:table-row table:style-name="ro2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87" office:value-type="float" office:value="4" calcext:value-type="float">
            <text:p>4</text:p>
          </table:table-cell>
          <table:table-cell table:style-name="ce122" office:value-type="float" office:value="2" calcext:value-type="float">
            <text:p>2</text:p>
          </table:table-cell>
          <table:table-cell office:value-type="float" office:value="1.08654967334587" calcext:value-type="float">
            <text:p>1.08654967334587</text:p>
          </table:table-cell>
          <table:table-cell office:value-type="float" office:value="1.92262064665556" calcext:value-type="float">
            <text:p>1.92262064665556</text:p>
          </table:table-cell>
          <table:table-cell office:value-type="float" office:value="4.24949707806207" calcext:value-type="float">
            <text:p>4.24949707806207</text:p>
          </table:table-cell>
          <table:table-cell office:value-type="float" office:value="0.0267982784411228" calcext:value-type="float">
            <text:p>0.026798278441123</text:p>
          </table:table-cell>
          <table:table-cell office:value-type="float" office:value="0.0504067969999785" calcext:value-type="float">
            <text:p>0.050406796999979</text:p>
          </table:table-cell>
          <table:table-cell table:formula="of:=[.G12]+[.H12]+[.I12]+[.J12]+[.K12]" office:value-type="float" office:value="7.3358724735046" calcext:value-type="float">
            <text:p>7.3358724735046</text:p>
          </table:table-cell>
          <table:table-cell office:value-type="float" office:value="1.05517428892199" calcext:value-type="float">
            <text:p>1.05517428892199</text:p>
          </table:table-cell>
          <table:table-cell office:value-type="float" office:value="1.32986567914486" calcext:value-type="float">
            <text:p>1.32986567914486</text:p>
          </table:table-cell>
          <table:table-cell office:value-type="float" office:value="4.24949707806207" calcext:value-type="float">
            <text:p>4.24949707806207</text:p>
          </table:table-cell>
          <table:table-cell office:value-type="float" office:value="0.0267982784411228" calcext:value-type="float">
            <text:p>0.026798278441123</text:p>
          </table:table-cell>
          <table:table-cell office:value-type="float" office:value="0.0504067969999785" calcext:value-type="float">
            <text:p>0.050406796999979</text:p>
          </table:table-cell>
          <table:table-cell table:formula="of:=[.M12]+[.N12]+[.O12]+[.P12]+[.Q12]" office:value-type="float" office:value="6.71174212157002" calcext:value-type="float">
            <text:p>6.71174212157002</text:p>
          </table:table-cell>
        </table:table-row>
        <table:table-row table:style-name="ro2"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53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123" office:value-type="float" office:value="2" calcext:value-type="float">
            <text:p>2</text:p>
          </table:table-cell>
          <table:table-cell office:value-type="float" office:value="3.18453268846497" calcext:value-type="float">
            <text:p>3.18453268846497</text:p>
          </table:table-cell>
          <table:table-cell office:value-type="float" office:value="3.74420061707497" calcext:value-type="float">
            <text:p>3.74420061707497</text:p>
          </table:table-cell>
          <table:table-cell office:value-type="float" office:value="3.21779559087326" calcext:value-type="float">
            <text:p>3.21779559087326</text:p>
          </table:table-cell>
          <table:table-cell office:value-type="float" office:value="0.0459235737051701" calcext:value-type="float">
            <text:p>0.04592357370517</text:p>
          </table:table-cell>
          <table:table-cell office:value-type="float" office:value="0.170184388361176" calcext:value-type="float">
            <text:p>0.170184388361176</text:p>
          </table:table-cell>
          <table:table-cell table:formula="of:=[.G13]+[.H13]+[.I13]+[.J13]+[.K13]" office:value-type="float" office:value="10.3626368584795" calcext:value-type="float">
            <text:p>10.3626368584795</text:p>
          </table:table-cell>
          <table:table-cell office:value-type="float" office:value="3.01161868264899" calcext:value-type="float">
            <text:p>3.01161868264899</text:p>
          </table:table-cell>
          <table:table-cell office:value-type="float" office:value="2.0247433334589" calcext:value-type="float">
            <text:p>2.0247433334589</text:p>
          </table:table-cell>
          <table:table-cell office:value-type="float" office:value="3.21779559087326" calcext:value-type="float">
            <text:p>3.21779559087326</text:p>
          </table:table-cell>
          <table:table-cell office:value-type="float" office:value="0.0459235737051701" calcext:value-type="float">
            <text:p>0.04592357370517</text:p>
          </table:table-cell>
          <table:table-cell office:value-type="float" office:value="0.170184388361176" calcext:value-type="float">
            <text:p>0.170184388361176</text:p>
          </table:table-cell>
          <table:table-cell table:formula="of:=[.M13]+[.N13]+[.O13]+[.P13]+[.Q13]" office:value-type="float" office:value="8.4702655690475" calcext:value-type="float">
            <text:p>8.4702655690475</text:p>
          </table:table-cell>
        </table:table-row>
        <table:table-row table:style-name="ro2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office:value-type="float" office:value="0.984324797173031" calcext:value-type="float">
            <text:p>0.984324797173031</text:p>
          </table:table-cell>
          <table:table-cell office:value-type="float" office:value="2.36333534121513" calcext:value-type="float">
            <text:p>2.36333534121513</text:p>
          </table:table-cell>
          <table:table-cell office:value-type="float" office:value="4.62784293997011" calcext:value-type="float">
            <text:p>4.62784293997011</text:p>
          </table:table-cell>
          <table:table-cell office:value-type="float" office:value="0.0240389434286948" calcext:value-type="float">
            <text:p>0.024038943428695</text:p>
          </table:table-cell>
          <table:table-cell office:value-type="float" office:value="0.340857097810544" calcext:value-type="float">
            <text:p>0.340857097810544</text:p>
          </table:table-cell>
          <table:table-cell table:formula="of:=[.G14]+[.H14]+[.I14]+[.J14]+[.K14]" office:value-type="float" office:value="8.34039911959751" calcext:value-type="float">
            <text:p>8.34039911959751</text:p>
          </table:table-cell>
          <table:table-cell office:value-type="float" office:value="0.824775343062356" calcext:value-type="float">
            <text:p>0.824775343062356</text:p>
          </table:table-cell>
          <table:table-cell office:value-type="float" office:value="1.98620539158583" calcext:value-type="float">
            <text:p>1.98620539158583</text:p>
          </table:table-cell>
          <table:table-cell office:value-type="float" office:value="4.62784293997011" calcext:value-type="float">
            <text:p>4.62784293997011</text:p>
          </table:table-cell>
          <table:table-cell office:value-type="float" office:value="0.0240389434286948" calcext:value-type="float">
            <text:p>0.024038943428695</text:p>
          </table:table-cell>
          <table:table-cell office:value-type="float" office:value="0.340857097810544" calcext:value-type="float">
            <text:p>0.340857097810544</text:p>
          </table:table-cell>
          <table:table-cell table:formula="of:=[.M14]+[.N14]+[.O14]+[.P14]+[.Q14]" office:value-type="float" office:value="7.80371971585754" calcext:value-type="float">
            <text:p>7.80371971585754</text:p>
          </table:table-cell>
        </table:table-row>
        <table:table-row table:style-name="ro2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125" office:value-type="float" office:value="3" calcext:value-type="float">
            <text:p>3</text:p>
          </table:table-cell>
          <table:table-cell office:value-type="float" office:value="5.47327217645943" calcext:value-type="float">
            <text:p>5.47327217645943</text:p>
          </table:table-cell>
          <table:table-cell office:value-type="float" office:value="3.56333740055561" calcext:value-type="float">
            <text:p>3.56333740055561</text:p>
          </table:table-cell>
          <table:table-cell office:value-type="float" office:value="3.17017141065713" calcext:value-type="float">
            <text:p>3.17017141065713</text:p>
          </table:table-cell>
          <table:table-cell office:value-type="float" office:value="0.0622961523170892" calcext:value-type="float">
            <text:p>0.062296152317089</text:p>
          </table:table-cell>
          <table:table-cell office:value-type="float" office:value="1.72252980401727" calcext:value-type="float">
            <text:p>1.72252980401727</text:p>
          </table:table-cell>
          <table:table-cell table:formula="of:=[.G15]+[.H15]+[.I15]+[.J15]+[.K15]" office:value-type="float" office:value="13.9916069440065" calcext:value-type="float">
            <text:p>13.9916069440065</text:p>
          </table:table-cell>
          <table:table-cell office:value-type="float" office:value="5.19746739882976" calcext:value-type="float">
            <text:p>5.19746739882976</text:p>
          </table:table-cell>
          <table:table-cell office:value-type="float" office:value="2.85596828907728" calcext:value-type="float">
            <text:p>2.85596828907728</text:p>
          </table:table-cell>
          <table:table-cell table:formula="of:=[.I15]" office:value-type="float" office:value="3.17017141065713" calcext:value-type="float">
            <text:p>3.17017141065713</text:p>
          </table:table-cell>
          <table:table-cell table:formula="of:=[.J15]" office:value-type="float" office:value="0.0622961523170892" calcext:value-type="float">
            <text:p>0.062296152317089</text:p>
          </table:table-cell>
          <table:table-cell table:formula="of:=[.K15]" office:value-type="float" office:value="1.72252980401727" calcext:value-type="float">
            <text:p>1.72252980401727</text:p>
          </table:table-cell>
          <table:table-cell table:formula="of:=[.M15]+[.N15]+[.O15]+[.P15]+[.Q15]" office:value-type="float" office:value="13.0084330548985" calcext:value-type="float">
            <text:p>13.0084330548985</text:p>
          </table:table-cell>
        </table:table-row>
        <table:table-row table:style-name="ro2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126" office:value-type="float" office:value="3" calcext:value-type="float">
            <text:p>3</text:p>
          </table:table-cell>
          <table:table-cell office:value-type="float" office:value="7.00372329447418" calcext:value-type="float">
            <text:p>7.00372329447418</text:p>
          </table:table-cell>
          <table:table-cell office:value-type="float" office:value="2.54814811050892" calcext:value-type="float">
            <text:p>2.54814811050892</text:p>
          </table:table-cell>
          <table:table-cell office:value-type="float" office:value="3.07508733011686" calcext:value-type="float">
            <text:p>3.07508733011686</text:p>
          </table:table-cell>
          <table:table-cell office:value-type="float" office:value="0.0652501789213055" calcext:value-type="float">
            <text:p>0.065250178921306</text:p>
          </table:table-cell>
          <table:table-cell office:value-type="float" office:value="1.67898920805" calcext:value-type="float">
            <text:p>1.67898920805</text:p>
          </table:table-cell>
          <table:table-cell table:formula="of:=[.G16]+[.H16]+[.I16]+[.J16]+[.K16]" office:value-type="float" office:value="14.3711981220713" calcext:value-type="float">
            <text:p>14.3711981220713</text:p>
          </table:table-cell>
          <table:table-cell office:value-type="float" office:value="6.6439964575693" calcext:value-type="float">
            <text:p>6.6439964575693</text:p>
          </table:table-cell>
          <table:table-cell office:value-type="float" office:value="1.44273648038507" calcext:value-type="float">
            <text:p>1.44273648038507</text:p>
          </table:table-cell>
          <table:table-cell table:formula="of:=[.I16]" office:value-type="float" office:value="3.07508733011686" calcext:value-type="float">
            <text:p>3.07508733011686</text:p>
          </table:table-cell>
          <table:table-cell table:formula="of:=[.J16]" office:value-type="float" office:value="0.0652501789213055" calcext:value-type="float">
            <text:p>0.065250178921306</text:p>
          </table:table-cell>
          <table:table-cell table:formula="of:=[.K16]" office:value-type="float" office:value="1.67898920805" calcext:value-type="float">
            <text:p>1.67898920805</text:p>
          </table:table-cell>
          <table:table-cell table:formula="of:=[.M16]+[.N16]+[.O16]+[.P16]+[.Q16]" office:value-type="float" office:value="12.9060596550425" calcext:value-type="float">
            <text:p>12.9060596550425</text:p>
          </table:table-cell>
        </table:table-row>
        <table:table-row table:style-name="ro2">
          <table:table-cell/>
          <table:table-cell office:value-type="string" calcext:value-type="string">
            <text:p>Acabó antes de tiempo</text:p>
          </table:table-cell>
          <table:table-cell table:style-name="ce1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1.33204797748476" calcext:value-type="float">
            <text:p>1.33204797748476</text:p>
          </table:table-cell>
          <table:table-cell office:value-type="float" office:value="3.74606251716614" calcext:value-type="float">
            <text:p>3.74606251716614</text:p>
          </table:table-cell>
          <table:table-cell office:value-type="float" office:value="4.89514219844898" calcext:value-type="float">
            <text:p>4.89514219844898</text:p>
          </table:table-cell>
          <table:table-cell office:value-type="float" office:value="0.024670531184287" calcext:value-type="float">
            <text:p>0.024670531184287</text:p>
          </table:table-cell>
          <table:table-cell office:value-type="float" office:value="0.80001912160737" calcext:value-type="float">
            <text:p>0.80001912160737</text:p>
          </table:table-cell>
          <table:table-cell table:formula="of:=[.G17]+[.H17]+[.I17]+[.J17]+[.K17]" office:value-type="float" office:value="10.7979423458915" calcext:value-type="float">
            <text:p>10.7979423458915</text:p>
          </table:table-cell>
          <table:table-cell office:value-type="float" office:value="1.25333768664859" calcext:value-type="float">
            <text:p>1.25333768664859</text:p>
          </table:table-cell>
          <table:table-cell office:value-type="float" office:value="3.02235167473555" calcext:value-type="float">
            <text:p>3.02235167473555</text:p>
          </table:table-cell>
          <table:table-cell table:formula="of:=[.I17]" office:value-type="float" office:value="4.89514219844898" calcext:value-type="float">
            <text:p>4.89514219844898</text:p>
          </table:table-cell>
          <table:table-cell table:formula="of:=[.J17]" office:value-type="float" office:value="0.024670531184287" calcext:value-type="float">
            <text:p>0.024670531184287</text:p>
          </table:table-cell>
          <table:table-cell table:formula="of:=[.K17]" office:value-type="float" office:value="0.80001912160737" calcext:value-type="float">
            <text:p>0.80001912160737</text:p>
          </table:table-cell>
          <table:table-cell table:formula="of:=[.M17]+[.N17]+[.O17]+[.P17]+[.Q17]" office:value-type="float" office:value="9.99552121262478" calcext:value-type="float">
            <text:p>9.99552121262478</text:p>
          </table:table-cell>
        </table:table-row>
        <table:table-row table:style-name="ro2">
          <table:table-cell/>
          <table:table-cell office:value-type="string" calcext:value-type="string">
            <text:p>Acabó antes de tiempo</text:p>
          </table:table-cell>
          <table:table-cell table:style-name="ce15" office:value-type="float" office:value="8.5" calcext:value-type="float">
            <text:p>8.5</text:p>
          </table:table-cell>
          <table:table-cell table:style-name="ce58" office:value-type="float" office:value="5" calcext:value-type="float">
            <text:p>5</text:p>
          </table:table-cell>
          <table:table-cell table:style-name="ce93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office:value-type="float" office:value="2.74275196716189" calcext:value-type="float">
            <text:p>2.74275196716189</text:p>
          </table:table-cell>
          <table:table-cell office:value-type="float" office:value="69.2605078220367" calcext:value-type="float">
            <text:p>69.2605078220367</text:p>
          </table:table-cell>
          <table:table-cell office:value-type="float" office:value="2.74327304595859" calcext:value-type="float">
            <text:p>2.74327304595859</text:p>
          </table:table-cell>
          <table:table-cell office:value-type="float" office:value="0.033985643009737" calcext:value-type="float">
            <text:p>0.033985643009737</text:p>
          </table:table-cell>
          <table:table-cell office:value-type="float" office:value="1.4253840753741" calcext:value-type="float">
            <text:p>1.4253840753741</text:p>
          </table:table-cell>
          <table:table-cell table:formula="of:=[.G18]+[.H18]+[.I18]+[.J18]+[.K18]" office:value-type="float" office:value="76.205902553541" calcext:value-type="float">
            <text:p>76.205902553541</text:p>
          </table:table-cell>
          <table:table-cell office:value-type="float" office:value="2.46009614784271" calcext:value-type="float">
            <text:p>2.46009614784271</text:p>
          </table:table-cell>
          <table:table-cell office:value-type="float" office:value="56.428599357605" calcext:value-type="float">
            <text:p>56.428599357605</text:p>
          </table:table-cell>
          <table:table-cell table:formula="of:=[.I18]" office:value-type="float" office:value="2.74327304595859" calcext:value-type="float">
            <text:p>2.74327304595859</text:p>
          </table:table-cell>
          <table:table-cell table:formula="of:=[.J18]" office:value-type="float" office:value="0.033985643009737" calcext:value-type="float">
            <text:p>0.033985643009737</text:p>
          </table:table-cell>
          <table:table-cell table:formula="of:=[.K18]" office:value-type="float" office:value="1.4253840753741" calcext:value-type="float">
            <text:p>1.4253840753741</text:p>
          </table:table-cell>
          <table:table-cell table:formula="of:=[.M18]+[.N18]+[.O18]+[.P18]+[.Q18]" office:value-type="float" office:value="63.0913382697901" calcext:value-type="float">
            <text:p>63.0913382697901</text:p>
          </table:table-cell>
        </table:table-row>
        <table:table-row table:style-name="ro2">
          <table:table-cell/>
          <table:table-cell office:value-type="string" calcext:value-type="string">
            <text:p>Acabó antes de tiempo</text:p>
          </table:table-cell>
          <table:table-cell table:style-name="ce1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94"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office:value-type="float" office:value="3.39579535648227" calcext:value-type="float">
            <text:p>3.39579535648227</text:p>
          </table:table-cell>
          <table:table-cell office:value-type="float" office:value="2.00581941753626" calcext:value-type="float">
            <text:p>2.00581941753626</text:p>
          </table:table-cell>
          <table:table-cell office:value-type="float" office:value="3.11896416613152" calcext:value-type="float">
            <text:p>3.11896416613152</text:p>
          </table:table-cell>
          <table:table-cell office:value-type="float" office:value="0.0550254147186524" calcext:value-type="float">
            <text:p>0.055025414718652</text:p>
          </table:table-cell>
          <table:table-cell office:value-type="float" office:value="2.17738215376255" calcext:value-type="float">
            <text:p>2.17738215376255</text:p>
          </table:table-cell>
          <table:table-cell table:formula="of:=[.G19]+[.H19]+[.I19]+[.J19]+[.K19]" office:value-type="float" office:value="10.7529865086313" calcext:value-type="float">
            <text:p>10.7529865086313</text:p>
          </table:table-cell>
          <table:table-cell office:value-type="float" office:value="3.19872342515737" calcext:value-type="float">
            <text:p>3.19872342515737</text:p>
          </table:table-cell>
          <table:table-cell office:value-type="float" office:value="1.18849379941821" calcext:value-type="float">
            <text:p>1.18849379941821</text:p>
          </table:table-cell>
          <table:table-cell table:formula="of:=[.I19]" office:value-type="float" office:value="3.11896416613152" calcext:value-type="float">
            <text:p>3.11896416613152</text:p>
          </table:table-cell>
          <table:table-cell table:formula="of:=[.J19]" office:value-type="float" office:value="0.0550254147186524" calcext:value-type="float">
            <text:p>0.055025414718652</text:p>
          </table:table-cell>
          <table:table-cell table:formula="of:=[.K19]" office:value-type="float" office:value="2.17738215376255" calcext:value-type="float">
            <text:p>2.17738215376255</text:p>
          </table:table-cell>
          <table:table-cell table:formula="of:=[.M19]+[.N19]+[.O19]+[.P19]+[.Q19]" office:value-type="float" office:value="9.7385889591883" calcext:value-type="float">
            <text:p>9.7385889591883</text:p>
          </table:table-cell>
        </table:table-row>
        <table:table-row table:style-name="ro2">
          <table:table-cell table:number-columns-repeated="2"/>
          <table:table-cell table:style-name="ce17"/>
          <table:table-cell table:style-name="ce60"/>
          <table:table-cell table:style-name="ce95"/>
          <table:table-cell table:style-name="ce130"/>
          <table:table-cell table:number-columns-repeated="5"/>
          <table:table-cell table:formula="of:=[.G20]+[.H20]+[.I20]+[.J20]+[.K20]" office:value-type="float" office:value="0" calcext:value-type="float">
            <text:p>0</text:p>
          </table:table-cell>
          <table:table-cell table:number-columns-repeated="2"/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M20]+[.N20]+[.O20]+[.P20]+[.Q2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8"/>
          <table:table-cell table:style-name="ce61"/>
          <table:table-cell table:style-name="ce96"/>
          <table:table-cell table:style-name="ce131"/>
          <table:table-cell table:number-columns-repeated="5"/>
          <table:table-cell table:formula="of:=[.G21]+[.H21]+[.I21]+[.J21]+[.K21]" office:value-type="float" office:value="0" calcext:value-type="float">
            <text:p>0</text:p>
          </table:table-cell>
          <table:table-cell table:number-columns-repeated="2"/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M21]+[.N21]+[.O21]+[.P21]+[.Q2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9"/>
          <table:table-cell table:style-name="ce62"/>
          <table:table-cell table:style-name="ce97"/>
          <table:table-cell table:style-name="ce132"/>
          <table:table-cell table:number-columns-repeated="5"/>
          <table:table-cell table:formula="of:=[.G22]+[.H22]+[.I22]+[.J22]+[.K22]" office:value-type="float" office:value="0" calcext:value-type="float">
            <text:p>0</text:p>
          </table:table-cell>
          <table:table-cell table:number-columns-repeated="2"/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M22]+[.N22]+[.O22]+[.P22]+[.Q2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0"/>
          <table:table-cell table:style-name="ce63"/>
          <table:table-cell table:style-name="ce98"/>
          <table:table-cell table:style-name="ce133"/>
          <table:table-cell table:number-columns-repeated="5"/>
          <table:table-cell table:formula="of:=[.G23]+[.H23]+[.I23]+[.J23]+[.K23]" office:value-type="float" office:value="0" calcext:value-type="float">
            <text:p>0</text:p>
          </table:table-cell>
          <table:table-cell table:number-columns-repeated="2"/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0" calcext:value-type="float">
            <text:p>0</text:p>
          </table:table-cell>
          <table:table-cell table:formula="of:=[.M23]+[.N23]+[.O23]+[.P23]+[.Q2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1"/>
          <table:table-cell table:style-name="ce64"/>
          <table:table-cell table:style-name="ce99"/>
          <table:table-cell table:style-name="ce134"/>
          <table:table-cell table:number-columns-repeated="5"/>
          <table:table-cell table:formula="of:=[.G24]+[.H24]+[.I24]+[.J24]+[.K24]" office:value-type="float" office:value="0" calcext:value-type="float">
            <text:p>0</text:p>
          </table:table-cell>
          <table:table-cell table:number-columns-repeated="2"/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M24]+[.N24]+[.O24]+[.P24]+[.Q2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2"/>
          <table:table-cell table:style-name="ce65"/>
          <table:table-cell table:style-name="ce100"/>
          <table:table-cell table:style-name="ce135"/>
          <table:table-cell table:number-columns-repeated="5"/>
          <table:table-cell table:formula="of:=[.G25]+[.H25]+[.I25]+[.J25]+[.K25]" office:value-type="float" office:value="0" calcext:value-type="float">
            <text:p>0</text:p>
          </table:table-cell>
          <table:table-cell table:number-columns-repeated="2"/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M25]+[.N25]+[.O25]+[.P25]+[.Q2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3"/>
          <table:table-cell table:style-name="ce66"/>
          <table:table-cell table:style-name="ce101"/>
          <table:table-cell table:style-name="ce136"/>
          <table:table-cell table:number-columns-repeated="5"/>
          <table:table-cell table:formula="of:=[.G26]+[.H26]+[.I26]+[.J26]+[.K26]" office:value-type="float" office:value="0" calcext:value-type="float">
            <text:p>0</text:p>
          </table:table-cell>
          <table:table-cell table:number-columns-repeated="2"/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M26]+[.N26]+[.O26]+[.P26]+[.Q2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67"/>
          <table:table-cell table:style-name="ce102"/>
          <table:table-cell table:style-name="ce137"/>
          <table:table-cell table:number-columns-repeated="5"/>
          <table:table-cell table:formula="of:=[.G27]+[.H27]+[.I27]+[.J27]+[.K27]" office:value-type="float" office:value="0" calcext:value-type="float">
            <text:p>0</text:p>
          </table:table-cell>
          <table:table-cell table:number-columns-repeated="2"/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M27]+[.N27]+[.O27]+[.P27]+[.Q2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5"/>
          <table:table-cell table:style-name="ce68"/>
          <table:table-cell table:style-name="ce103"/>
          <table:table-cell table:style-name="ce138"/>
          <table:table-cell table:number-columns-repeated="5"/>
          <table:table-cell table:formula="of:=[.G28]+[.H28]+[.I28]+[.J28]+[.K28]" office:value-type="float" office:value="0" calcext:value-type="float">
            <text:p>0</text:p>
          </table:table-cell>
          <table:table-cell table:number-columns-repeated="2"/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M28]+[.N28]+[.O28]+[.P28]+[.Q2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6"/>
          <table:table-cell table:style-name="ce69"/>
          <table:table-cell table:style-name="ce104"/>
          <table:table-cell table:style-name="ce139"/>
          <table:table-cell table:number-columns-repeated="5"/>
          <table:table-cell table:formula="of:=[.G29]+[.H29]+[.I29]+[.J29]+[.K29]" office:value-type="float" office:value="0" calcext:value-type="float">
            <text:p>0</text:p>
          </table:table-cell>
          <table:table-cell table:number-columns-repeated="2"/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M29]+[.N29]+[.O29]+[.P29]+[.Q2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7"/>
          <table:table-cell table:style-name="ce70"/>
          <table:table-cell table:style-name="ce105"/>
          <table:table-cell table:style-name="ce140"/>
          <table:table-cell table:number-columns-repeated="5"/>
          <table:table-cell table:formula="of:=[.G30]+[.H30]+[.I30]+[.J30]+[.K30]" office:value-type="float" office:value="0" calcext:value-type="float">
            <text:p>0</text:p>
          </table:table-cell>
          <table:table-cell table:number-columns-repeated="2"/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K30]" office:value-type="float" office:value="0" calcext:value-type="float">
            <text:p>0</text:p>
          </table:table-cell>
          <table:table-cell table:formula="of:=[.M30]+[.N30]+[.O30]+[.P30]+[.Q3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8"/>
          <table:table-cell table:style-name="ce71"/>
          <table:table-cell table:style-name="ce106"/>
          <table:table-cell table:style-name="ce141"/>
          <table:table-cell table:number-columns-repeated="5"/>
          <table:table-cell table:formula="of:=[.G31]+[.H31]+[.I31]+[.J31]+[.K31]" office:value-type="float" office:value="0" calcext:value-type="float">
            <text:p>0</text:p>
          </table:table-cell>
          <table:table-cell table:number-columns-repeated="2"/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M31]+[.N31]+[.O31]+[.P31]+[.Q3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9"/>
          <table:table-cell table:style-name="ce72"/>
          <table:table-cell table:style-name="ce107"/>
          <table:table-cell table:style-name="ce142"/>
          <table:table-cell table:number-columns-repeated="5"/>
          <table:table-cell table:formula="of:=[.G32]+[.H32]+[.I32]+[.J32]+[.K32]" office:value-type="float" office:value="0" calcext:value-type="float">
            <text:p>0</text:p>
          </table:table-cell>
          <table:table-cell table:number-columns-repeated="2"/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M32]+[.N32]+[.O32]+[.P32]+[.Q3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0"/>
          <table:table-cell table:style-name="ce73"/>
          <table:table-cell table:style-name="ce108"/>
          <table:table-cell table:style-name="ce143"/>
          <table:table-cell table:number-columns-repeated="5"/>
          <table:table-cell table:formula="of:=[.G33]+[.H33]+[.I33]+[.J33]+[.K33]" office:value-type="float" office:value="0" calcext:value-type="float">
            <text:p>0</text:p>
          </table:table-cell>
          <table:table-cell table:number-columns-repeated="2"/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M33]+[.N33]+[.O33]+[.P33]+[.Q3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1"/>
          <table:table-cell table:style-name="ce74"/>
          <table:table-cell table:style-name="ce109"/>
          <table:table-cell table:style-name="ce144"/>
          <table:table-cell table:number-columns-repeated="5"/>
          <table:table-cell table:formula="of:=[.G34]+[.H34]+[.I34]+[.J34]+[.K34]" office:value-type="float" office:value="0" calcext:value-type="float">
            <text:p>0</text:p>
          </table:table-cell>
          <table:table-cell table:number-columns-repeated="2"/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M34]+[.N34]+[.O34]+[.P34]+[.Q3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2"/>
          <table:table-cell table:style-name="ce75"/>
          <table:table-cell table:style-name="ce110"/>
          <table:table-cell table:style-name="ce145"/>
          <table:table-cell table:number-columns-repeated="5"/>
          <table:table-cell table:formula="of:=[.G35]+[.H35]+[.I35]+[.J35]+[.K35]" office:value-type="float" office:value="0" calcext:value-type="float">
            <text:p>0</text:p>
          </table:table-cell>
          <table:table-cell table:number-columns-repeated="2"/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M35]+[.N35]+[.O35]+[.P35]+[.Q3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3"/>
          <table:table-cell table:style-name="ce76"/>
          <table:table-cell table:style-name="ce111"/>
          <table:table-cell table:style-name="ce146"/>
          <table:table-cell table:number-columns-repeated="5"/>
          <table:table-cell table:formula="of:=[.G36]+[.H36]+[.I36]+[.J36]+[.K36]" office:value-type="float" office:value="0" calcext:value-type="float">
            <text:p>0</text:p>
          </table:table-cell>
          <table:table-cell table:number-columns-repeated="2"/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table:formula="of:=[.M36]+[.N36]+[.O36]+[.P36]+[.Q3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4"/>
          <table:table-cell table:style-name="ce77"/>
          <table:table-cell table:style-name="ce112"/>
          <table:table-cell table:style-name="ce147"/>
          <table:table-cell table:number-columns-repeated="5"/>
          <table:table-cell table:formula="of:=[.G37]+[.H37]+[.I37]+[.J37]+[.K37]" office:value-type="float" office:value="0" calcext:value-type="float">
            <text:p>0</text:p>
          </table:table-cell>
          <table:table-cell table:number-columns-repeated="2"/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M37]+[.N37]+[.O37]+[.P37]+[.Q3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5"/>
          <table:table-cell table:style-name="ce78"/>
          <table:table-cell table:style-name="ce113"/>
          <table:table-cell table:style-name="ce148"/>
          <table:table-cell table:number-columns-repeated="5"/>
          <table:table-cell table:formula="of:=[.G38]+[.H38]+[.I38]+[.J38]+[.K38]" office:value-type="float" office:value="0" calcext:value-type="float">
            <text:p>0</text:p>
          </table:table-cell>
          <table:table-cell table:number-columns-repeated="2"/>
          <table:table-cell table:formula="of:=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M38]+[.N38]+[.O38]+[.P38]+[.Q3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6"/>
          <table:table-cell table:style-name="ce79"/>
          <table:table-cell table:style-name="ce114"/>
          <table:table-cell table:style-name="ce149"/>
          <table:table-cell table:number-columns-repeated="5"/>
          <table:table-cell table:formula="of:=[.G39]+[.H39]+[.I39]+[.J39]+[.K39]" office:value-type="float" office:value="0" calcext:value-type="float">
            <text:p>0</text:p>
          </table:table-cell>
          <table:table-cell table:number-columns-repeated="2"/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[.M39]+[.N39]+[.O39]+[.P39]+[.Q3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7"/>
          <table:table-cell table:number-columns-repeated="2"/>
          <table:table-cell table:style-name="ce150"/>
          <table:table-cell table:number-columns-repeated="5"/>
          <table:table-cell table:formula="of:=[.G40]+[.H40]+[.I40]+[.J40]+[.K40]" office:value-type="float" office:value="0" calcext:value-type="float">
            <text:p>0</text:p>
          </table:table-cell>
          <table:table-cell table:number-columns-repeated="2"/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0" calcext:value-type="float">
            <text:p>0</text:p>
          </table:table-cell>
          <table:table-cell table:formula="of:=[.M40]+[.N40]+[.O40]+[.P40]+[.Q4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8"/>
          <table:table-cell table:number-columns-repeated="2"/>
          <table:table-cell table:style-name="ce151"/>
          <table:table-cell table:number-columns-repeated="5"/>
          <table:table-cell table:formula="of:=[.G41]+[.H41]+[.I41]+[.J41]+[.K41]" office:value-type="float" office:value="0" calcext:value-type="float">
            <text:p>0</text:p>
          </table:table-cell>
          <table:table-cell table:number-columns-repeated="2"/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M41]+[.N41]+[.O41]+[.P41]+[.Q4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  <table:table-cell table:style-name="ce152"/>
          <table:table-cell table:number-columns-repeated="5"/>
          <table:table-cell table:formula="of:=[.G42]+[.H42]+[.I42]+[.J42]+[.K42]" office:value-type="float" office:value="0" calcext:value-type="float">
            <text:p>0</text:p>
          </table:table-cell>
          <table:table-cell table:number-columns-repeated="2"/>
          <table:table-cell table:formula="of:=[.I42]" office:value-type="float" office:value="0" calcext:value-type="float">
            <text:p>0</text:p>
          </table:table-cell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M42]+[.N42]+[.O42]+[.P42]+[.Q4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0"/>
          <table:table-cell table:number-columns-repeated="2"/>
          <table:table-cell table:style-name="ce153"/>
          <table:table-cell table:number-columns-repeated="5"/>
          <table:table-cell table:formula="of:=[.G43]+[.H43]+[.I43]+[.J43]+[.K43]" office:value-type="float" office:value="0" calcext:value-type="float">
            <text:p>0</text:p>
          </table:table-cell>
          <table:table-cell table:number-columns-repeated="2"/>
          <table:table-cell table:formula="of:=[.I43]" office:value-type="float" office:value="0" calcext:value-type="float">
            <text:p>0</text:p>
          </table:table-cell>
          <table:table-cell table:formula="of:=[.J43]"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[.M43]+[.N43]+[.O43]+[.P43]+[.Q4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1"/>
          <table:table-cell table:number-columns-repeated="2"/>
          <table:table-cell table:style-name="ce154"/>
          <table:table-cell table:number-columns-repeated="5"/>
          <table:table-cell table:formula="of:=[.G44]+[.H44]+[.I44]+[.J44]+[.K44]" office:value-type="float" office:value="0" calcext:value-type="float">
            <text:p>0</text:p>
          </table:table-cell>
          <table:table-cell table:number-columns-repeated="2"/>
          <table:table-cell table:formula="of:=[.I44]" office:value-type="float" office:value="0" calcext:value-type="float">
            <text:p>0</text:p>
          </table:table-cell>
          <table:table-cell table:formula="of:=[.J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[.M44]+[.N44]+[.O44]+[.P44]+[.Q4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2"/>
          <table:table-cell table:number-columns-repeated="2"/>
          <table:table-cell table:style-name="ce155"/>
          <table:table-cell table:number-columns-repeated="5"/>
          <table:table-cell table:formula="of:=[.G45]+[.H45]+[.I45]+[.J45]+[.K45]" office:value-type="float" office:value="0" calcext:value-type="float">
            <text:p>0</text:p>
          </table:table-cell>
          <table:table-cell table:number-columns-repeated="2"/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M45]+[.N45]+[.O45]+[.P45]+[.Q4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3"/>
          <table:table-cell table:number-columns-repeated="2"/>
          <table:table-cell table:style-name="ce156"/>
          <table:table-cell table:number-columns-repeated="5"/>
          <table:table-cell table:formula="of:=[.G46]+[.H46]+[.I46]+[.J46]+[.K46]" office:value-type="float" office:value="0" calcext:value-type="float">
            <text:p>0</text:p>
          </table:table-cell>
          <table:table-cell table:number-columns-repeated="2"/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M46]+[.N46]+[.O46]+[.P46]+[.Q4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4"/>
          <table:table-cell table:number-columns-repeated="2"/>
          <table:table-cell table:style-name="ce157"/>
          <table:table-cell table:number-columns-repeated="5"/>
          <table:table-cell table:formula="of:=[.G47]+[.H47]+[.I47]+[.J47]+[.K47]" office:value-type="float" office:value="0" calcext:value-type="float">
            <text:p>0</text:p>
          </table:table-cell>
          <table:table-cell table:number-columns-repeated="2"/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0" calcext:value-type="float">
            <text:p>0</text:p>
          </table:table-cell>
          <table:table-cell table:formula="of:=[.M47]+[.N47]+[.O47]+[.P47]+[.Q4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5"/>
          <table:table-cell table:style-name="ce81"/>
          <table:table-cell table:style-name="ce115"/>
          <table:table-cell table:style-name="ce158"/>
          <table:table-cell table:number-columns-repeated="5"/>
          <table:table-cell table:formula="of:=[.G48]+[.H48]+[.I48]+[.J48]+[.K48]" office:value-type="float" office:value="0" calcext:value-type="float">
            <text:p>0</text:p>
          </table:table-cell>
          <table:table-cell table:number-columns-repeated="2"/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M48]+[.N48]+[.O48]+[.P48]+[.Q48]" office:value-type="float" office:value="0" calcext:value-type="float">
            <text:p>0</text:p>
          </table:table-cell>
        </table:table-row>
        <calcext:conditional-formats>
          <calcext:conditional-format calcext:target-range-address="'05-07-22'.D8:'05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9:'05-07-22'.D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0:'05-07-22'.D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1:'05-07-22'.D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2:'05-07-22'.D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3:'05-07-22'.D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4:'05-07-22'.D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5:'05-07-22'.D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6:'05-07-22'.D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7:'05-07-22'.D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8:'05-07-22'.D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9:'05-07-22'.D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0:'05-07-22'.D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1:'05-07-22'.D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2:'05-07-22'.D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3:'05-07-22'.D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4:'05-07-22'.D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5:'05-07-22'.D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6:'05-07-22'.D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7:'05-07-22'.D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8:'05-07-22'.D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9:'05-07-22'.D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0:'05-07-22'.D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1:'05-07-22'.D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2:'05-07-22'.D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3:'05-07-22'.D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4:'05-07-22'.D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5:'05-07-22'.D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6:'05-07-22'.D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7:'05-07-22'.D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8:'05-07-22'.D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9:'05-07-22'.D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8:'05-07-22'.E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9:'05-07-22'.E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0:'05-07-22'.E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1:'05-07-22'.E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2:'05-07-22'.E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3:'05-07-22'.E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4:'05-07-22'.E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5:'05-07-22'.E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6:'05-07-22'.E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7:'05-07-22'.E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8:'05-07-22'.E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9:'05-07-22'.E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0:'05-07-22'.E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1:'05-07-22'.E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2:'05-07-22'.E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3:'05-07-22'.E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4:'05-07-22'.E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5:'05-07-22'.E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6:'05-07-22'.E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7:'05-07-22'.E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8:'05-07-22'.E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9:'05-07-22'.E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0:'05-07-22'.E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1:'05-07-22'.E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2:'05-07-22'.E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3:'05-07-22'.E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4:'05-07-22'.E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5:'05-07-22'.E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6:'05-07-22'.E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7:'05-07-22'.E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8:'05-07-22'.E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9:'05-07-22'.E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8:'05-07-22'.C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9:'05-07-22'.C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0:'05-07-22'.C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1:'05-07-22'.C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2:'05-07-22'.C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3:'05-07-22'.C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4:'05-07-22'.C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5:'05-07-22'.C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6:'05-07-22'.C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7:'05-07-22'.C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8:'05-07-22'.C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9:'05-07-22'.C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0:'05-07-22'.C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1:'05-07-22'.C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2:'05-07-22'.C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3:'05-07-22'.C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4:'05-07-22'.C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5:'05-07-22'.C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6:'05-07-22'.C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7:'05-07-22'.C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8:'05-07-22'.C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9:'05-07-22'.C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0:'05-07-22'.C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1:'05-07-22'.C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2:'05-07-22'.C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3:'05-07-22'.C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4:'05-07-22'.C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5:'05-07-22'.C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6:'05-07-22'.C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7:'05-07-22'.C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8:'05-07-22'.C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9:'05-07-22'.C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0:'05-07-22'.C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1:'05-07-22'.C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2:'05-07-22'.C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3:'05-07-22'.C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4:'05-07-22'.C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5:'05-07-22'.C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6:'05-07-22'.C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7:'05-07-22'.C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8:'05-07-22'.C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7:'05-07-22'.C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7:'05-07-22'.C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7:'05-07-22'.D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7:'05-07-22'.E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7:'05-07-22'.F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8:'05-07-22'.F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9:'05-07-22'.F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0:'05-07-22'.F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1:'05-07-22'.F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2:'05-07-22'.F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3:'05-07-22'.F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4:'05-07-22'.F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5:'05-07-22'.F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6:'05-07-22'.F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7:'05-07-22'.F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8:'05-07-22'.F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9:'05-07-22'.F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0:'05-07-22'.F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1:'05-07-22'.F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2:'05-07-22'.F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3:'05-07-22'.F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4:'05-07-22'.F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5:'05-07-22'.F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6:'05-07-22'.F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7:'05-07-22'.F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8:'05-07-22'.F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9:'05-07-22'.F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0:'05-07-22'.F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1:'05-07-22'.F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2:'05-07-22'.F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3:'05-07-22'.F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4:'05-07-22'.F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5:'05-07-22'.F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6:'05-07-22'.F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7:'05-07-22'.F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8:'05-07-22'.F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9:'05-07-22'.F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0:'05-07-22'.F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1:'05-07-22'.F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2:'05-07-22'.F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3:'05-07-22'.F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4:'05-07-22'.F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5:'05-07-22'.F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6:'05-07-22'.F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7:'05-07-22'.F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8:'05-07-22'.F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</calcext:conditional-formats>
      </table:table>
      <table:table table:name="06-07-2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80"/>
        <table:table-column table:style-name="co1" table:number-columns-repeated="2" table:default-cell-style-name="Default"/>
        <table:table-column table:style-name="co1" table:number-columns-repeated="4" table:default-cell-style-name="ce162"/>
        <table:table-column table:style-name="co1" table:default-cell-style-name="ce165"/>
        <table:table-column table:style-name="co1" table:default-cell-style-name="ce167"/>
        <table:table-column table:style-name="co1" table:number-columns-repeated="4" table:default-cell-style-name="ce168"/>
        <table:table-column table:style-name="co1" table:default-cell-style-name="ce172"/>
        <table:table-column table:style-name="co1" table:default-cell-style-name="ce167"/>
        <table:table-row table:style-name="ro1" table:number-rows-repeated="5">
          <table:table-cell table:number-columns-repeated="4"/>
          <table:table-cell table:style-name="Default"/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Valoración subjetiva</text:p>
          </table:table-cell>
          <table:covered-table-cell table:style-name="ce2"/>
          <table:covered-table-cell table:number-columns-repeated="2" table:style-name="ce1"/>
          <table:table-cell table:style-name="ce328" office:value-type="string" calcext:value-type="string" table:number-columns-spanned="6" table:number-rows-spanned="1">
            <text:p>Hermitian Trained AE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28" office:value-type="string" calcext:value-type="string" table:number-columns-spanned="6" table:number-rows-spanned="1">
            <text:p>2= ICRA22 original AE</text:p>
          </table:table-cell>
          <table:covered-table-cell table:number-columns-repeated="2" table:style-name="ce1"/>
          <table:covered-table-cell table:style-name="ce328"/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ce1" office:value-type="string" calcext:value-type="string">
            <text:p>Trayectorias</text:p>
          </table:table-cell>
          <table:table-cell table:style-name="ce3" office:value-type="string" calcext:value-type="string">
            <text:p>Posición</text:p>
          </table:table-cell>
          <table:table-cell table:style-name="ce46" office:value-type="string" calcext:value-type="string">
            <text:p>End Poss</text:p>
          </table:table-cell>
          <table:table-cell table:style-name="ce46" office:value-type="string" calcext:value-type="string">
            <text:p>Estilo</text:p>
          </table:table-cell>
          <table:table-cell table:style-name="ce116" office:value-type="string" calcext:value-type="string">
            <text:p>Velocidad</text:p>
          </table:table-cell>
          <table:table-cell table:style-name="ce160" office:value-type="string" calcext:value-type="string">
            <text:p>CL</text:p>
          </table:table-cell>
          <table:table-cell table:style-name="ce160" office:value-type="string" calcext:value-type="string">
            <text:p>SL</text:p>
          </table:table-cell>
          <table:table-cell table:style-name="ce160" office:value-type="string" calcext:value-type="string">
            <text:p>Vel</text:p>
          </table:table-cell>
          <table:table-cell table:style-name="ce160" office:value-type="string" calcext:value-type="string">
            <text:p>Poss</text:p>
          </table:table-cell>
          <table:table-cell table:style-name="ce163" office:value-type="string" calcext:value-type="string">
            <text:p>End Poss</text:p>
          </table:table-cell>
          <table:table-cell table:style-name="ce166" office:value-type="string" calcext:value-type="string">
            <text:p>Total</text:p>
          </table:table-cell>
          <table:table-cell table:style-name="ce166" office:value-type="string" calcext:value-type="string">
            <text:p>CL2</text:p>
          </table:table-cell>
          <table:table-cell table:style-name="ce166" office:value-type="string" calcext:value-type="string">
            <text:p>SL2</text:p>
          </table:table-cell>
          <table:table-cell table:style-name="ce166" office:value-type="string" calcext:value-type="string">
            <text:p>Vel2</text:p>
          </table:table-cell>
          <table:table-cell table:style-name="ce166" office:value-type="string" calcext:value-type="string">
            <text:p>Poss2</text:p>
          </table:table-cell>
          <table:table-cell table:style-name="ce170" office:value-type="string" calcext:value-type="string">
            <text:p>End Poss2</text:p>
          </table:table-cell>
          <table:table-cell table:style-name="ce166" office:value-type="string" calcext:value-type="string">
            <text:p>Total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Recta lenta corta</text:p>
          </table:table-cell>
          <table:covered-table-cell table:style-name="ce169"/>
          <table:table-cell office:value-type="string" calcext:value-type="string">
            <text:p>Igual</text:p>
          </table:table-cell>
          <table:table-cell table:style-name="ce342"/>
          <table:table-cell table:style-name="ce384"/>
          <table:table-cell table:style-name="ce417"/>
          <table:table-cell table:style-name="ce450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3.10999639332294" calcext:value-type="float">
            <text:p>3.10999639332294</text:p>
          </table:table-cell>
          <table:table-cell table:style-name="ce161" office:value-type="float" office:value="5.03193169409188" calcext:value-type="float">
            <text:p>5.03193169409188</text:p>
          </table:table-cell>
          <table:table-cell table:style-name="ce161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formula="of:=[.H8]+[.I8]+[.J8]+[.K8]+[.L8]" office:value-type="float" office:value="8.14192808741482" calcext:value-type="float">
            <text:p>8.14192808741482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2.41106301546097" calcext:value-type="float">
            <text:p>2.41106301546097</text:p>
          </table:table-cell>
          <table:table-cell table:formula="of:=[.J8]" office:value-type="float" office:value="5.03193169409188" calcext:value-type="float">
            <text:p>5.03193169409188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N8]+[.O8]+[.P8]+[.Q8]+[.R8]" office:value-type="float" office:value="7.44299470955285" calcext:value-type="float">
            <text:p>7.44299470955285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43"/>
          <table:table-cell table:style-name="ce385"/>
          <table:table-cell table:style-name="ce418"/>
          <table:table-cell table:style-name="ce451"/>
          <table:table-cell table:style-name="ce161" office:value-type="float" office:value="0.00391114809872306" calcext:value-type="float">
            <text:p>0.003911148098723</text:p>
          </table:table-cell>
          <table:table-cell table:style-name="ce161" office:value-type="float" office:value="3.16586047410965" calcext:value-type="float">
            <text:p>3.16586047410965</text:p>
          </table:table-cell>
          <table:table-cell table:style-name="ce161" office:value-type="float" office:value="4.13069959110733" calcext:value-type="float">
            <text:p>4.13069959110733</text:p>
          </table:table-cell>
          <table:table-cell table:style-name="ce161" office:value-type="float" office:value="0.000660475226533971" calcext:value-type="float">
            <text:p>0.000660475226534</text:p>
          </table:table-cell>
          <table:table-cell table:style-name="ce164" office:value-type="float" office:value="0.000430450144971124" calcext:value-type="float">
            <text:p>0.000430450144971</text:p>
          </table:table-cell>
          <table:table-cell table:formula="of:=[.H9]+[.I9]+[.J9]+[.K9]+[.L9]" office:value-type="float" office:value="7.30156213868721" calcext:value-type="float">
            <text:p>7.30156213868721</text:p>
          </table:table-cell>
          <table:table-cell table:style-name="ce167" office:value-type="float" office:value="0.00807622882348369" calcext:value-type="float">
            <text:p>0.008076228823484</text:p>
          </table:table-cell>
          <table:table-cell table:style-name="ce167" office:value-type="float" office:value="2.4572005495429" calcext:value-type="float">
            <text:p>2.4572005495429</text:p>
          </table:table-cell>
          <table:table-cell table:formula="of:=[.J9]" office:value-type="float" office:value="4.13069959110733" calcext:value-type="float">
            <text:p>4.13069959110733</text:p>
          </table:table-cell>
          <table:table-cell table:formula="of:=[.K9]" office:value-type="float" office:value="0.000660475226533971" calcext:value-type="float">
            <text:p>0.000660475226534</text:p>
          </table:table-cell>
          <table:table-cell table:formula="of:=[.L9]" office:value-type="float" office:value="0.000430450144971124" calcext:value-type="float">
            <text:p>0.000430450144971</text:p>
          </table:table-cell>
          <table:table-cell table:formula="of:=[.N9]+[.O9]+[.P9]+[.Q9]+[.R9]" office:value-type="float" office:value="6.59706729484522" calcext:value-type="float">
            <text:p>6.5970672948452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44"/>
          <table:table-cell table:style-name="ce386"/>
          <table:table-cell table:style-name="ce419"/>
          <table:table-cell table:style-name="ce452"/>
          <table:table-cell office:value-type="float" office:value="0.0119278581678373" calcext:value-type="float">
            <text:p>0.011927858167837</text:p>
          </table:table-cell>
          <table:table-cell office:value-type="float" office:value="3.17825563251972" calcext:value-type="float">
            <text:p>3.17825563251972</text:p>
          </table:table-cell>
          <table:table-cell office:value-type="float" office:value="3.26604413112324" calcext:value-type="float">
            <text:p>3.26604413112324</text:p>
          </table:table-cell>
          <table:table-cell office:value-type="float" office:value="0.00112106433130594" calcext:value-type="float">
            <text:p>0.001121064331306</text:p>
          </table:table-cell>
          <table:table-cell office:value-type="float" office:value="0.0068954271832918" calcext:value-type="float">
            <text:p>0.006895427183292</text:p>
          </table:table-cell>
          <table:table-cell table:formula="of:=[.H10]+[.I10]+[.J10]+[.K10]+[.L10]" office:value-type="float" office:value="6.4642441133254" calcext:value-type="float">
            <text:p>6.4642441133254</text:p>
          </table:table-cell>
          <table:table-cell office:value-type="float" office:value="0.0157682484314137" calcext:value-type="float">
            <text:p>0.015768248431414</text:p>
          </table:table-cell>
          <table:table-cell office:value-type="float" office:value="2.46824529021978" calcext:value-type="float">
            <text:p>2.46824529021978</text:p>
          </table:table-cell>
          <table:table-cell table:formula="of:=[.J10]" office:value-type="float" office:value="3.26604413112324" calcext:value-type="float">
            <text:p>3.26604413112324</text:p>
          </table:table-cell>
          <table:table-cell table:formula="of:=[.K10]" office:value-type="float" office:value="0.00112106433130594" calcext:value-type="float">
            <text:p>0.001121064331306</text:p>
          </table:table-cell>
          <table:table-cell table:formula="of:=[.L10]" office:value-type="float" office:value="0.0068954271832918" calcext:value-type="float">
            <text:p>0.006895427183292</text:p>
          </table:table-cell>
          <table:table-cell table:formula="of:=[.N10]+[.O10]+[.P10]+[.Q10]+[.R10]" office:value-type="float" office:value="5.75807416128903" calcext:value-type="float">
            <text:p>5.7580741612890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45"/>
          <table:table-cell table:style-name="ce387"/>
          <table:table-cell table:style-name="ce420"/>
          <table:table-cell table:style-name="ce453"/>
          <table:table-cell office:value-type="float" office:value="0.141974724101601" calcext:value-type="float">
            <text:p>0.141974724101601</text:p>
          </table:table-cell>
          <table:table-cell office:value-type="float" office:value="3.3769428730011" calcext:value-type="float">
            <text:p>3.3769428730011</text:p>
          </table:table-cell>
          <table:table-cell office:value-type="float" office:value="0.584656176975613" calcext:value-type="float">
            <text:p>0.584656176975613</text:p>
          </table:table-cell>
          <table:table-cell office:value-type="float" office:value="0.0063409618595781" calcext:value-type="float">
            <text:p>0.006340961859578</text:p>
          </table:table-cell>
          <table:table-cell office:value-type="float" office:value="0.085178789061896" calcext:value-type="float">
            <text:p>0.085178789061896</text:p>
          </table:table-cell>
          <table:table-cell table:formula="of:=[.H11]+[.I11]+[.J11]+[.K11]+[.L11]" office:value-type="float" office:value="4.19509352499979" calcext:value-type="float">
            <text:p>4.19509352499979</text:p>
          </table:table-cell>
          <table:table-cell office:value-type="float" office:value="0.143274401125382" calcext:value-type="float">
            <text:p>0.143274401125382</text:p>
          </table:table-cell>
          <table:table-cell office:value-type="float" office:value="2.64588706195354" calcext:value-type="float">
            <text:p>2.64588706195354</text:p>
          </table:table-cell>
          <table:table-cell table:formula="of:=[.J11]" office:value-type="float" office:value="0.584656176975613" calcext:value-type="float">
            <text:p>0.584656176975613</text:p>
          </table:table-cell>
          <table:table-cell table:formula="of:=[.K11]" office:value-type="float" office:value="0.0063409618595781" calcext:value-type="float">
            <text:p>0.006340961859578</text:p>
          </table:table-cell>
          <table:table-cell table:formula="of:=[.L11]" office:value-type="float" office:value="0.085178789061896" calcext:value-type="float">
            <text:p>0.085178789061896</text:p>
          </table:table-cell>
          <table:table-cell table:formula="of:=[.N11]+[.O11]+[.P11]+[.Q11]+[.R11]" office:value-type="float" office:value="3.46533739097601" calcext:value-type="float">
            <text:p>3.46533739097601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Doble recta, vel int, un poco noisy</text:p>
          </table:table-cell>
          <table:covered-table-cell/>
          <table:table-cell office:value-type="string" calcext:value-type="string">
            <text:p>Igual</text:p>
          </table:table-cell>
          <table:table-cell table:style-name="ce346"/>
          <table:table-cell table:style-name="ce388"/>
          <table:table-cell table:style-name="ce421"/>
          <table:table-cell table:style-name="ce454"/>
          <table:table-cell office:value-type="float" office:value="0" calcext:value-type="float">
            <text:p>0</text:p>
          </table:table-cell>
          <table:table-cell office:value-type="float" office:value="3.78634445369244" calcext:value-type="float">
            <text:p>3.78634445369244</text:p>
          </table:table-cell>
          <table:table-cell office:value-type="float" office:value="2.81249205518149" calcext:value-type="float">
            <text:p>2.81249205518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2]+[.I12]+[.J12]+[.K12]+[.L12]" office:value-type="float" office:value="6.59883650887393" calcext:value-type="float">
            <text:p>6.59883650887393</text:p>
          </table:table-cell>
          <table:table-cell office:value-type="float" office:value="0" calcext:value-type="float">
            <text:p>0</text:p>
          </table:table-cell>
          <table:table-cell office:value-type="float" office:value="3.12168821692467" calcext:value-type="float">
            <text:p>3.12168821692467</text:p>
          </table:table-cell>
          <table:table-cell table:formula="of:=[.J12]" office:value-type="float" office:value="2.81249205518149" calcext:value-type="float">
            <text:p>2.81249205518149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N12]+[.O12]+[.P12]+[.Q12]+[.R12]" office:value-type="float" office:value="5.93418027210616" calcext:value-type="float">
            <text:p>5.9341802721061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47" office:value-type="float" office:value="8" calcext:value-type="float">
            <text:p>8</text:p>
          </table:table-cell>
          <table:table-cell table:style-name="ce389" office:value-type="float" office:value="6" calcext:value-type="float">
            <text:p>6</text:p>
          </table:table-cell>
          <table:table-cell table:style-name="ce422" office:value-type="float" office:value="3" calcext:value-type="float">
            <text:p>3</text:p>
          </table:table-cell>
          <table:table-cell table:style-name="ce455" office:value-type="float" office:value="8" calcext:value-type="float">
            <text:p>8</text:p>
          </table:table-cell>
          <table:table-cell office:value-type="float" office:value="1.57722141011618" calcext:value-type="float">
            <text:p>1.57722141011618</text:p>
          </table:table-cell>
          <table:table-cell office:value-type="float" office:value="0.982957240194082" calcext:value-type="float">
            <text:p>0.982957240194082</text:p>
          </table:table-cell>
          <table:table-cell office:value-type="float" office:value="0.101861814138659" calcext:value-type="float">
            <text:p>0.101861814138659</text:p>
          </table:table-cell>
          <table:table-cell office:value-type="float" office:value="0.0331047235523285" calcext:value-type="float">
            <text:p>0.033104723552329</text:p>
          </table:table-cell>
          <table:table-cell office:value-type="float" office:value="0.225764379185704" calcext:value-type="float">
            <text:p>0.225764379185704</text:p>
          </table:table-cell>
          <table:table-cell table:formula="of:=[.H13]+[.I13]+[.J13]+[.K13]+[.L13]" office:value-type="float" office:value="2.92090956718695" calcext:value-type="float">
            <text:p>2.92090956718695</text:p>
          </table:table-cell>
          <table:table-cell office:value-type="float" office:value="1.62297117640264" calcext:value-type="float">
            <text:p>1.62297117640264</text:p>
          </table:table-cell>
          <table:table-cell office:value-type="float" office:value="0.574137130752206" calcext:value-type="float">
            <text:p>0.574137130752206</text:p>
          </table:table-cell>
          <table:table-cell table:formula="of:=[.J13]" office:value-type="float" office:value="0.101861814138659" calcext:value-type="float">
            <text:p>0.101861814138659</text:p>
          </table:table-cell>
          <table:table-cell table:formula="of:=[.K13]" office:value-type="float" office:value="0.0331047235523285" calcext:value-type="float">
            <text:p>0.033104723552329</text:p>
          </table:table-cell>
          <table:table-cell table:formula="of:=[.L13]" office:value-type="float" office:value="0.225764379185704" calcext:value-type="float">
            <text:p>0.225764379185704</text:p>
          </table:table-cell>
          <table:table-cell table:formula="of:=[.N13]+[.O13]+[.P13]+[.Q13]+[.R13]" office:value-type="float" office:value="2.55783922403154" calcext:value-type="float">
            <text:p>2.5578392240315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48" office:value-type="float" office:value="6" calcext:value-type="float">
            <text:p>6</text:p>
          </table:table-cell>
          <table:table-cell table:style-name="ce390" office:value-type="float" office:value="2" calcext:value-type="float">
            <text:p>2</text:p>
          </table:table-cell>
          <table:table-cell table:style-name="ce423" office:value-type="float" office:value="3" calcext:value-type="float">
            <text:p>3</text:p>
          </table:table-cell>
          <table:table-cell table:style-name="ce456" office:value-type="float" office:value="7" calcext:value-type="float">
            <text:p>7</text:p>
          </table:table-cell>
          <table:table-cell office:value-type="float" office:value="4.84531658003107" calcext:value-type="float">
            <text:p>4.84531658003107</text:p>
          </table:table-cell>
          <table:table-cell office:value-type="float" office:value="1.43685704097152" calcext:value-type="float">
            <text:p>1.43685704097152</text:p>
          </table:table-cell>
          <table:table-cell office:value-type="float" office:value="1.60531555937943" calcext:value-type="float">
            <text:p>1.60531555937943</text:p>
          </table:table-cell>
          <table:table-cell office:value-type="float" office:value="0.0505347137466159" calcext:value-type="float">
            <text:p>0.050534713746616</text:p>
          </table:table-cell>
          <table:table-cell office:value-type="float" office:value="0.588223296640493" calcext:value-type="float">
            <text:p>0.588223296640493</text:p>
          </table:table-cell>
          <table:table-cell table:formula="of:=[.H14]+[.I14]+[.J14]+[.K14]+[.L14]" office:value-type="float" office:value="8.52624719076913" calcext:value-type="float">
            <text:p>8.52624719076913</text:p>
          </table:table-cell>
          <table:table-cell office:value-type="float" office:value="4.72378742415458" calcext:value-type="float">
            <text:p>4.72378742415458</text:p>
          </table:table-cell>
          <table:table-cell office:value-type="float" office:value="1.15055479109287" calcext:value-type="float">
            <text:p>1.15055479109287</text:p>
          </table:table-cell>
          <table:table-cell table:formula="of:=[.J14]" office:value-type="float" office:value="1.60531555937943" calcext:value-type="float">
            <text:p>1.60531555937943</text:p>
          </table:table-cell>
          <table:table-cell table:formula="of:=[.K14]" office:value-type="float" office:value="0.0505347137466159" calcext:value-type="float">
            <text:p>0.050534713746616</text:p>
          </table:table-cell>
          <table:table-cell table:formula="of:=[.L14]" office:value-type="float" office:value="0.588223296640493" calcext:value-type="float">
            <text:p>0.588223296640493</text:p>
          </table:table-cell>
          <table:table-cell table:formula="of:=[.N14]+[.O14]+[.P14]+[.Q14]+[.R14]" office:value-type="float" office:value="8.11841578501399" calcext:value-type="float">
            <text:p>8.1184157850139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49" office:value-type="float" office:value="1" calcext:value-type="float">
            <text:p>1</text:p>
          </table:table-cell>
          <table:table-cell table:style-name="ce391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office:value-type="float" office:value="9.24277992453426" calcext:value-type="float">
            <text:p>9.24277992453426</text:p>
          </table:table-cell>
          <table:table-cell office:value-type="float" office:value="3.37085537612438" calcext:value-type="float">
            <text:p>3.37085537612438</text:p>
          </table:table-cell>
          <table:table-cell office:value-type="float" office:value="0.0333110475179896" calcext:value-type="float">
            <text:p>0.03331104751799</text:p>
          </table:table-cell>
          <table:table-cell office:value-type="float" office:value="0.0493485580639934" calcext:value-type="float">
            <text:p>0.049348558063993</text:p>
          </table:table-cell>
          <table:table-cell office:value-type="float" office:value="1.2375994843554" calcext:value-type="float">
            <text:p>1.2375994843554</text:p>
          </table:table-cell>
          <table:table-cell table:formula="of:=[.H15]+[.I15]+[.J15]+[.K15]+[.L15]" office:value-type="float" office:value="13.933894390596" calcext:value-type="float">
            <text:p>13.933894390596</text:p>
          </table:table-cell>
          <table:table-cell office:value-type="float" office:value="8.57533945236355" calcext:value-type="float">
            <text:p>8.57533945236355</text:p>
          </table:table-cell>
          <table:table-cell office:value-type="float" office:value="2.63378117233515" calcext:value-type="float">
            <text:p>2.63378117233515</text:p>
          </table:table-cell>
          <table:table-cell table:formula="of:=[.J15]" office:value-type="float" office:value="0.0333110475179896" calcext:value-type="float">
            <text:p>0.03331104751799</text:p>
          </table:table-cell>
          <table:table-cell table:formula="of:=[.K15]" office:value-type="float" office:value="0.0493485580639934" calcext:value-type="float">
            <text:p>0.049348558063993</text:p>
          </table:table-cell>
          <table:table-cell table:formula="of:=[.L15]" office:value-type="float" office:value="1.2375994843554" calcext:value-type="float">
            <text:p>1.2375994843554</text:p>
          </table:table-cell>
          <table:table-cell table:formula="of:=[.N15]+[.O15]+[.P15]+[.Q15]+[.R15]" office:value-type="float" office:value="12.5293797146361" calcext:value-type="float">
            <text:p>12.5293797146361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tres rectas, media vel., noisy</text:p>
          </table:table-cell>
          <table:covered-table-cell/>
          <table:table-cell office:value-type="string" calcext:value-type="string">
            <text:p>Igual</text:p>
          </table:table-cell>
          <table:table-cell table:style-name="ce350" office:value-type="float" office:value="10" calcext:value-type="float">
            <text:p>10</text:p>
          </table:table-cell>
          <table:table-cell table:style-name="ce392" office:value-type="float" office:value="10" calcext:value-type="float">
            <text:p>10</text:p>
          </table:table-cell>
          <table:table-cell table:style-name="ce425" office:value-type="float" office:value="4" calcext:value-type="float">
            <text:p>4</text:p>
          </table:table-cell>
          <table:table-cell table:style-name="ce458" office:value-type="float" office:value="2" calcext:value-type="float">
            <text:p>2</text:p>
          </table:table-cell>
          <table:table-cell table:style-name="ce492" office:value-type="float" office:value="0.0000295703328490049" calcext:value-type="float">
            <text:p>2.96E-05</text:p>
          </table:table-cell>
          <table:table-cell office:value-type="float" office:value="3.16568128764629" calcext:value-type="float">
            <text:p>3.16568128764629</text:p>
          </table:table-cell>
          <table:table-cell office:value-type="float" office:value="2.93073822533174" calcext:value-type="float">
            <text:p>2.93073822533174</text:p>
          </table:table-cell>
          <table:table-cell table:style-name="ce492" office:value-type="float" office:value="0.0000199999999999994" calcext:value-type="float">
            <text:p>2.00E-05</text:p>
          </table:table-cell>
          <table:table-cell office:value-type="float" office:value="0.000148148148148135" calcext:value-type="float">
            <text:p>0.000148148148148</text:p>
          </table:table-cell>
          <table:table-cell table:formula="of:=[.H16]+[.I16]+[.J16]+[.K16]+[.L16]" office:value-type="float" office:value="6.09661723145903" calcext:value-type="float">
            <text:p>6.09661723145903</text:p>
          </table:table-cell>
          <table:table-cell table:style-name="ce493" office:value-type="float" office:value="0.0000336739169881639" calcext:value-type="float">
            <text:p>3.37E-05</text:p>
          </table:table-cell>
          <table:table-cell office:value-type="float" office:value="1.84772834181786" calcext:value-type="float">
            <text:p>1.84772834181786</text:p>
          </table:table-cell>
          <table:table-cell table:formula="of:=[.J16]" office:value-type="float" office:value="2.93073822533174" calcext:value-type="float">
            <text:p>2.93073822533174</text:p>
          </table:table-cell>
          <table:table-cell table:style-name="ce493" table:formula="of:=[.K16]" office:value-type="float" office:value="0.0000199999999999994" calcext:value-type="float">
            <text:p>2.00E-05</text:p>
          </table:table-cell>
          <table:table-cell table:formula="of:=[.L16]" office:value-type="float" office:value="0.000148148148148135" calcext:value-type="float">
            <text:p>0.000148148148148</text:p>
          </table:table-cell>
          <table:table-cell table:formula="of:=[.N16]+[.O16]+[.P16]+[.Q16]+[.R16]" office:value-type="float" office:value="4.77866838921474" calcext:value-type="float">
            <text:p>4.7786683892147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51" office:value-type="float" office:value="9" calcext:value-type="float">
            <text:p>9</text:p>
          </table:table-cell>
          <table:table-cell table:style-name="ce393" office:value-type="float" office:value="9" calcext:value-type="float">
            <text:p>9</text:p>
          </table:table-cell>
          <table:table-cell table:style-name="ce426" office:value-type="float" office:value="8" calcext:value-type="float">
            <text:p>8</text:p>
          </table:table-cell>
          <table:table-cell table:style-name="ce459" office:value-type="float" office:value="7" calcext:value-type="float">
            <text:p>7</text:p>
          </table:table-cell>
          <table:table-cell office:value-type="float" office:value="0.0734293098503258" calcext:value-type="float">
            <text:p>0.073429309850326</text:p>
          </table:table-cell>
          <table:table-cell office:value-type="float" office:value="3.08930538594723" calcext:value-type="float">
            <text:p>3.08930538594723</text:p>
          </table:table-cell>
          <table:table-cell office:value-type="float" office:value="0.727907512634975" calcext:value-type="float">
            <text:p>0.727907512634975</text:p>
          </table:table-cell>
          <table:table-cell office:value-type="float" office:value="0.00609385905799683" calcext:value-type="float">
            <text:p>0.006093859057997</text:p>
          </table:table-cell>
          <table:table-cell office:value-type="float" office:value="0.0116096893514358" calcext:value-type="float">
            <text:p>0.011609689351436</text:p>
          </table:table-cell>
          <table:table-cell table:formula="of:=[.H17]+[.I17]+[.J17]+[.K17]+[.L17]" office:value-type="float" office:value="3.90834575684196" calcext:value-type="float">
            <text:p>3.90834575684196</text:p>
          </table:table-cell>
          <table:table-cell office:value-type="float" office:value="0.0871034535521176" calcext:value-type="float">
            <text:p>0.087103453552118</text:p>
          </table:table-cell>
          <table:table-cell office:value-type="float" office:value="1.83755364269018" calcext:value-type="float">
            <text:p>1.83755364269018</text:p>
          </table:table-cell>
          <table:table-cell table:formula="of:=[.J17]" office:value-type="float" office:value="0.727907512634975" calcext:value-type="float">
            <text:p>0.727907512634975</text:p>
          </table:table-cell>
          <table:table-cell table:formula="of:=[.K17]" office:value-type="float" office:value="0.00609385905799683" calcext:value-type="float">
            <text:p>0.006093859057997</text:p>
          </table:table-cell>
          <table:table-cell table:formula="of:=[.L17]" office:value-type="float" office:value="0.0116096893514358" calcext:value-type="float">
            <text:p>0.011609689351436</text:p>
          </table:table-cell>
          <table:table-cell table:formula="of:=[.N17]+[.O17]+[.P17]+[.Q17]+[.R17]" office:value-type="float" office:value="2.6702681572867" calcext:value-type="float">
            <text:p>2.6702681572867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52" office:value-type="float" office:value="7" calcext:value-type="float">
            <text:p>7</text:p>
          </table:table-cell>
          <table:table-cell table:style-name="ce394" office:value-type="float" office:value="7" calcext:value-type="float">
            <text:p>7</text:p>
          </table:table-cell>
          <table:table-cell table:style-name="ce427" office:value-type="float" office:value="7" calcext:value-type="float">
            <text:p>7</text:p>
          </table:table-cell>
          <table:table-cell table:style-name="ce460" office:value-type="float" office:value="7" calcext:value-type="float">
            <text:p>7</text:p>
          </table:table-cell>
          <table:table-cell office:value-type="float" office:value="0.686252460582182" calcext:value-type="float">
            <text:p>0.686252460582182</text:p>
          </table:table-cell>
          <table:table-cell office:value-type="float" office:value="1.73685494810343" calcext:value-type="float">
            <text:p>1.73685494810343</text:p>
          </table:table-cell>
          <table:table-cell office:value-type="float" office:value="0.894590065593326" calcext:value-type="float">
            <text:p>0.894590065593326</text:p>
          </table:table-cell>
          <table:table-cell office:value-type="float" office:value="0.0204190516866924" calcext:value-type="float">
            <text:p>0.020419051686692</text:p>
          </table:table-cell>
          <table:table-cell office:value-type="float" office:value="0.225318995478677" calcext:value-type="float">
            <text:p>0.225318995478677</text:p>
          </table:table-cell>
          <table:table-cell table:formula="of:=[.H18]+[.I18]+[.J18]+[.K18]+[.L18]" office:value-type="float" office:value="3.56343552144431" calcext:value-type="float">
            <text:p>3.56343552144431</text:p>
          </table:table-cell>
          <table:table-cell office:value-type="float" office:value="0.615989411016926" calcext:value-type="float">
            <text:p>0.615989411016926</text:p>
          </table:table-cell>
          <table:table-cell office:value-type="float" office:value="1.05811757966876" calcext:value-type="float">
            <text:p>1.05811757966876</text:p>
          </table:table-cell>
          <table:table-cell table:formula="of:=[.J18]" office:value-type="float" office:value="0.894590065593326" calcext:value-type="float">
            <text:p>0.894590065593326</text:p>
          </table:table-cell>
          <table:table-cell table:formula="of:=[.K18]" office:value-type="float" office:value="0.0204190516866924" calcext:value-type="float">
            <text:p>0.020419051686692</text:p>
          </table:table-cell>
          <table:table-cell table:formula="of:=[.L18]" office:value-type="float" office:value="0.225318995478677" calcext:value-type="float">
            <text:p>0.225318995478677</text:p>
          </table:table-cell>
          <table:table-cell table:formula="of:=[.N18]+[.O18]+[.P18]+[.Q18]+[.R18]" office:value-type="float" office:value="2.81443510344438" calcext:value-type="float">
            <text:p>2.8144351034443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53" office:value-type="float" office:value="3" calcext:value-type="float">
            <text:p>3</text:p>
          </table:table-cell>
          <table:table-cell table:style-name="ce395" office:value-type="float" office:value="2" calcext:value-type="float">
            <text:p>2</text:p>
          </table:table-cell>
          <table:table-cell table:style-name="ce428" office:value-type="float" office:value="5" calcext:value-type="float">
            <text:p>5</text:p>
          </table:table-cell>
          <table:table-cell table:style-name="ce461" office:value-type="float" office:value="6" calcext:value-type="float">
            <text:p>6</text:p>
          </table:table-cell>
          <table:table-cell office:value-type="float" office:value="4.27276740083471" calcext:value-type="float">
            <text:p>4.27276740083471</text:p>
          </table:table-cell>
          <table:table-cell office:value-type="float" office:value="2.07987520843744" calcext:value-type="float">
            <text:p>2.07987520843744</text:p>
          </table:table-cell>
          <table:table-cell office:value-type="float" office:value="0.00411343232566589" calcext:value-type="float">
            <text:p>0.004113432325666</text:p>
          </table:table-cell>
          <table:table-cell office:value-type="float" office:value="0.0494413930367369" calcext:value-type="float">
            <text:p>0.049441393036737</text:p>
          </table:table-cell>
          <table:table-cell office:value-type="float" office:value="1.21813982982852" calcext:value-type="float">
            <text:p>1.21813982982852</text:p>
          </table:table-cell>
          <table:table-cell table:formula="of:=[.H19]+[.I19]+[.J19]+[.K19]+[.L19]" office:value-type="float" office:value="7.62433726446307" calcext:value-type="float">
            <text:p>7.62433726446307</text:p>
          </table:table-cell>
          <table:table-cell office:value-type="float" office:value="3.97192459786311" calcext:value-type="float">
            <text:p>3.97192459786311</text:p>
          </table:table-cell>
          <table:table-cell office:value-type="float" office:value="1.65192596614361" calcext:value-type="float">
            <text:p>1.65192596614361</text:p>
          </table:table-cell>
          <table:table-cell table:formula="of:=[.J19]" office:value-type="float" office:value="0.00411343232566589" calcext:value-type="float">
            <text:p>0.004113432325666</text:p>
          </table:table-cell>
          <table:table-cell table:formula="of:=[.K19]" office:value-type="float" office:value="0.0494413930367369" calcext:value-type="float">
            <text:p>0.049441393036737</text:p>
          </table:table-cell>
          <table:table-cell table:formula="of:=[.L19]" office:value-type="float" office:value="1.21813982982852" calcext:value-type="float">
            <text:p>1.21813982982852</text:p>
          </table:table-cell>
          <table:table-cell table:formula="of:=[.N19]+[.O19]+[.P19]+[.Q19]+[.R19]" office:value-type="float" office:value="6.89554521919764" calcext:value-type="float">
            <text:p>6.89554521919764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Dos curvas suaves, vel baja, no noisy</text:p>
          </table:table-cell>
          <table:covered-table-cell/>
          <table:table-cell office:value-type="string" calcext:value-type="string">
            <text:p>Igual</text:p>
          </table:table-cell>
          <table:table-cell table:style-name="ce354" office:value-type="float" office:value="10" calcext:value-type="float">
            <text:p>10</text:p>
          </table:table-cell>
          <table:table-cell table:style-name="ce396" office:value-type="float" office:value="10" calcext:value-type="float">
            <text:p>10</text:p>
          </table:table-cell>
          <table:table-cell table:style-name="ce429" office:value-type="float" office:value="4" calcext:value-type="float">
            <text:p>4</text:p>
          </table:table-cell>
          <table:table-cell table:style-name="ce46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3678123652935" calcext:value-type="float">
            <text:p>2.03678123652935</text:p>
          </table:table-cell>
          <table:table-cell office:value-type="float" office:value="4.65747712006784" calcext:value-type="float">
            <text:p>4.657477120067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0]+[.I20]+[.J20]+[.K20]+[.L20]" office:value-type="float" office:value="6.69425835659719" calcext:value-type="float">
            <text:p>6.69425835659719</text:p>
          </table:table-cell>
          <table:table-cell office:value-type="float" office:value="0" calcext:value-type="float">
            <text:p>0</text:p>
          </table:table-cell>
          <table:table-cell office:value-type="float" office:value="1.41069637611508" calcext:value-type="float">
            <text:p>1.41069637611508</text:p>
          </table:table-cell>
          <table:table-cell table:formula="of:=[.J20]" office:value-type="float" office:value="4.65747712006784" calcext:value-type="float">
            <text:p>4.65747712006784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N20]+[.O20]+[.P20]+[.Q20]+[.R20]" office:value-type="float" office:value="6.06817349618292" calcext:value-type="float">
            <text:p>6.06817349618292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55" office:value-type="float" office:value="10" calcext:value-type="float">
            <text:p>10</text:p>
          </table:table-cell>
          <table:table-cell table:style-name="ce397" office:value-type="float" office:value="10" calcext:value-type="float">
            <text:p>10</text:p>
          </table:table-cell>
          <table:table-cell table:style-name="ce430" office:value-type="float" office:value="4" calcext:value-type="float">
            <text:p>4</text:p>
          </table:table-cell>
          <table:table-cell table:style-name="ce463" office:value-type="float" office:value="2.5" calcext:value-type="float">
            <text:p>2.5</text:p>
          </table:table-cell>
          <table:table-cell office:value-type="float" office:value="0.00976328578872199" calcext:value-type="float">
            <text:p>0.009763285788722</text:p>
          </table:table-cell>
          <table:table-cell office:value-type="float" office:value="2.09319721907377" calcext:value-type="float">
            <text:p>2.09319721907377</text:p>
          </table:table-cell>
          <table:table-cell office:value-type="float" office:value="2.99676670414" calcext:value-type="float">
            <text:p>2.99676670414</text:p>
          </table:table-cell>
          <table:table-cell office:value-type="float" office:value="0.00117552695407827" calcext:value-type="float">
            <text:p>0.001175526954078</text:p>
          </table:table-cell>
          <table:table-cell office:value-type="float" office:value="0.000707759489162167" calcext:value-type="float">
            <text:p>0.000707759489162</text:p>
          </table:table-cell>
          <table:table-cell table:formula="of:=[.H21]+[.I21]+[.J21]+[.K21]+[.L21]" office:value-type="float" office:value="5.10161049544573" calcext:value-type="float">
            <text:p>5.10161049544573</text:p>
          </table:table-cell>
          <table:table-cell office:value-type="float" office:value="0.0210823122870352" calcext:value-type="float">
            <text:p>0.021082312287035</text:p>
          </table:table-cell>
          <table:table-cell office:value-type="float" office:value="1.4557377435267" calcext:value-type="float">
            <text:p>1.4557377435267</text:p>
          </table:table-cell>
          <table:table-cell table:formula="of:=[.J21]" office:value-type="float" office:value="2.99676670414" calcext:value-type="float">
            <text:p>2.99676670414</text:p>
          </table:table-cell>
          <table:table-cell table:formula="of:=[.K21]" office:value-type="float" office:value="0.00117552695407827" calcext:value-type="float">
            <text:p>0.001175526954078</text:p>
          </table:table-cell>
          <table:table-cell table:formula="of:=[.L21]" office:value-type="float" office:value="0.000707759489162167" calcext:value-type="float">
            <text:p>0.000707759489162</text:p>
          </table:table-cell>
          <table:table-cell table:formula="of:=[.N21]+[.O21]+[.P21]+[.Q21]+[.R21]" office:value-type="float" office:value="4.47547004639698" calcext:value-type="float">
            <text:p>4.4754700463969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56" office:value-type="float" office:value="10" calcext:value-type="float">
            <text:p>10</text:p>
          </table:table-cell>
          <table:table-cell table:style-name="ce398" office:value-type="float" office:value="9.5" calcext:value-type="float">
            <text:p>9.5</text:p>
          </table:table-cell>
          <table:table-cell table:style-name="ce431" office:value-type="float" office:value="4" calcext:value-type="float">
            <text:p>4</text:p>
          </table:table-cell>
          <table:table-cell table:style-name="ce464" office:value-type="float" office:value="5" calcext:value-type="float">
            <text:p>5</text:p>
          </table:table-cell>
          <table:table-cell office:value-type="float" office:value="0.0300612236969755" calcext:value-type="float">
            <text:p>0.030061223696976</text:p>
          </table:table-cell>
          <table:table-cell office:value-type="float" office:value="2.08693835884333" calcext:value-type="float">
            <text:p>2.08693835884333</text:p>
          </table:table-cell>
          <table:table-cell office:value-type="float" office:value="1.28327044715299" calcext:value-type="float">
            <text:p>1.28327044715299</text:p>
          </table:table-cell>
          <table:table-cell office:value-type="float" office:value="0.00203118576102719" calcext:value-type="float">
            <text:p>0.002031185761027</text:p>
          </table:table-cell>
          <table:table-cell office:value-type="float" office:value="0.00923422742509625" calcext:value-type="float">
            <text:p>0.009234227425096</text:p>
          </table:table-cell>
          <table:table-cell table:formula="of:=[.H22]+[.I22]+[.J22]+[.K22]+[.L22]" office:value-type="float" office:value="3.41153544287942" calcext:value-type="float">
            <text:p>3.41153544287942</text:p>
          </table:table-cell>
          <table:table-cell office:value-type="float" office:value="0.045024348764855" calcext:value-type="float">
            <text:p>0.045024348764855</text:p>
          </table:table-cell>
          <table:table-cell office:value-type="float" office:value="1.44582642242312" calcext:value-type="float">
            <text:p>1.44582642242312</text:p>
          </table:table-cell>
          <table:table-cell table:formula="of:=[.J22]" office:value-type="float" office:value="1.28327044715299" calcext:value-type="float">
            <text:p>1.28327044715299</text:p>
          </table:table-cell>
          <table:table-cell table:formula="of:=[.K22]" office:value-type="float" office:value="0.00203118576102719" calcext:value-type="float">
            <text:p>0.002031185761027</text:p>
          </table:table-cell>
          <table:table-cell table:formula="of:=[.L22]" office:value-type="float" office:value="0.00923422742509625" calcext:value-type="float">
            <text:p>0.009234227425096</text:p>
          </table:table-cell>
          <table:table-cell table:formula="of:=[.N22]+[.O22]+[.P22]+[.Q22]+[.R22]" office:value-type="float" office:value="2.78538663152709" calcext:value-type="float">
            <text:p>2.7853866315270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57" office:value-type="float" office:value="2" calcext:value-type="float">
            <text:p>2</text:p>
          </table:table-cell>
          <table:table-cell table:style-name="ce399" office:value-type="float" office:value="1" calcext:value-type="float">
            <text:p>1</text:p>
          </table:table-cell>
          <table:table-cell table:style-name="ce432" office:value-type="float" office:value="2" calcext:value-type="float">
            <text:p>2</text:p>
          </table:table-cell>
          <table:table-cell table:style-name="ce465" office:value-type="float" office:value="7" calcext:value-type="float">
            <text:p>7</text:p>
          </table:table-cell>
          <table:table-cell office:value-type="float" office:value="3.14349977998063" calcext:value-type="float">
            <text:p>3.14349977998063</text:p>
          </table:table-cell>
          <table:table-cell office:value-type="float" office:value="3.21659669280052" calcext:value-type="float">
            <text:p>3.21659669280052</text:p>
          </table:table-cell>
          <table:table-cell office:value-type="float" office:value="0.549639879298133" calcext:value-type="float">
            <text:p>0.549639879298133</text:p>
          </table:table-cell>
          <table:table-cell office:value-type="float" office:value="0.0227046828017435" calcext:value-type="float">
            <text:p>0.022704682801744</text:p>
          </table:table-cell>
          <table:table-cell office:value-type="float" office:value="0.876628006517273" calcext:value-type="float">
            <text:p>0.876628006517273</text:p>
          </table:table-cell>
          <table:table-cell table:formula="of:=[.H23]+[.I23]+[.J23]+[.K23]+[.L23]" office:value-type="float" office:value="7.8090690413983" calcext:value-type="float">
            <text:p>7.8090690413983</text:p>
          </table:table-cell>
          <table:table-cell office:value-type="float" office:value="2.69262702204287" calcext:value-type="float">
            <text:p>2.69262702204287</text:p>
          </table:table-cell>
          <table:table-cell office:value-type="float" office:value="2.53208093345165" calcext:value-type="float">
            <text:p>2.53208093345165</text:p>
          </table:table-cell>
          <table:table-cell table:formula="of:=[.J23]" office:value-type="float" office:value="0.549639879298133" calcext:value-type="float">
            <text:p>0.549639879298133</text:p>
          </table:table-cell>
          <table:table-cell table:formula="of:=[.K23]" office:value-type="float" office:value="0.0227046828017435" calcext:value-type="float">
            <text:p>0.022704682801744</text:p>
          </table:table-cell>
          <table:table-cell table:formula="of:=[.L23]" office:value-type="float" office:value="0.876628006517273" calcext:value-type="float">
            <text:p>0.876628006517273</text:p>
          </table:table-cell>
          <table:table-cell table:formula="of:=[.N23]+[.O23]+[.P23]+[.Q23]+[.R23]" office:value-type="float" office:value="6.67368052411167" calcext:value-type="float">
            <text:p>6.67368052411167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Curva parecida a una herradura, velocidad media, larga</text:p>
          </table:table-cell>
          <table:covered-table-cell/>
          <table:table-cell office:value-type="string" calcext:value-type="string">
            <text:p>Igual</text:p>
          </table:table-cell>
          <table:table-cell table:style-name="ce358" office:value-type="float" office:value="10" calcext:value-type="float">
            <text:p>10</text:p>
          </table:table-cell>
          <table:table-cell table:style-name="ce400" office:value-type="float" office:value="10" calcext:value-type="float">
            <text:p>10</text:p>
          </table:table-cell>
          <table:table-cell table:style-name="ce433" office:value-type="float" office:value="8" calcext:value-type="float">
            <text:p>8</text:p>
          </table:table-cell>
          <table:table-cell table:style-name="ce46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24751550704241" calcext:value-type="float">
            <text:p>2.24751550704241</text:p>
          </table:table-cell>
          <table:table-cell office:value-type="float" office:value="0.230044073353711" calcext:value-type="float">
            <text:p>0.2300440733537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4]+[.I24]+[.J24]+[.K24]+[.L24]" office:value-type="float" office:value="2.47755958039612" calcext:value-type="float">
            <text:p>2.47755958039612</text:p>
          </table:table-cell>
          <table:table-cell office:value-type="float" office:value="0" calcext:value-type="float">
            <text:p>0</text:p>
          </table:table-cell>
          <table:table-cell office:value-type="float" office:value="1.68343055993319" calcext:value-type="float">
            <text:p>1.68343055993319</text:p>
          </table:table-cell>
          <table:table-cell table:formula="of:=[.J24]" office:value-type="float" office:value="0.230044073353711" calcext:value-type="float">
            <text:p>0.230044073353711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0" calcext:value-type="float">
            <text:p>0</text:p>
          </table:table-cell>
          <table:table-cell table:formula="of:=[.N24]+[.O24]+[.P24]+[.Q24]+[.R24]" office:value-type="float" office:value="1.9134746332869" calcext:value-type="float">
            <text:p>1.913474633286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59" office:value-type="float" office:value="2" calcext:value-type="float">
            <text:p>2</text:p>
          </table:table-cell>
          <table:table-cell table:style-name="ce401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style-name="ce467" office:value-type="float" office:value="6" calcext:value-type="float">
            <text:p>6</text:p>
          </table:table-cell>
          <table:table-cell office:value-type="float" office:value="1.53973160195164" calcext:value-type="float">
            <text:p>1.53973160195164</text:p>
          </table:table-cell>
          <table:table-cell office:value-type="float" office:value="2.10595354437828" calcext:value-type="float">
            <text:p>2.10595354437828</text:p>
          </table:table-cell>
          <table:table-cell office:value-type="float" office:value="1.99865267851191" calcext:value-type="float">
            <text:p>1.99865267851191</text:p>
          </table:table-cell>
          <table:table-cell office:value-type="float" office:value="0.0282241656128201" calcext:value-type="float">
            <text:p>0.02822416561282</text:p>
          </table:table-cell>
          <table:table-cell office:value-type="float" office:value="0.179664279173438" calcext:value-type="float">
            <text:p>0.179664279173438</text:p>
          </table:table-cell>
          <table:table-cell table:formula="of:=[.H25]+[.I25]+[.J25]+[.K25]+[.L25]" office:value-type="float" office:value="5.85222626962809" calcext:value-type="float">
            <text:p>5.85222626962809</text:p>
          </table:table-cell>
          <table:table-cell office:value-type="float" office:value="1.33046647533774" calcext:value-type="float">
            <text:p>1.33046647533774</text:p>
          </table:table-cell>
          <table:table-cell office:value-type="float" office:value="1.52773819863796" calcext:value-type="float">
            <text:p>1.52773819863796</text:p>
          </table:table-cell>
          <table:table-cell table:formula="of:=[.J25]" office:value-type="float" office:value="1.99865267851191" calcext:value-type="float">
            <text:p>1.99865267851191</text:p>
          </table:table-cell>
          <table:table-cell table:formula="of:=[.K25]" office:value-type="float" office:value="0.0282241656128201" calcext:value-type="float">
            <text:p>0.02822416561282</text:p>
          </table:table-cell>
          <table:table-cell table:formula="of:=[.L25]" office:value-type="float" office:value="0.179664279173438" calcext:value-type="float">
            <text:p>0.179664279173438</text:p>
          </table:table-cell>
          <table:table-cell table:formula="of:=[.N25]+[.O25]+[.P25]+[.Q25]+[.R25]" office:value-type="float" office:value="5.06474579727387" calcext:value-type="float">
            <text:p>5.06474579727387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60" office:value-type="float" office:value="1" calcext:value-type="float">
            <text:p>1</text:p>
          </table:table-cell>
          <table:table-cell table:style-name="ce402" office:value-type="float" office:value="1" calcext:value-type="float">
            <text:p>1</text:p>
          </table:table-cell>
          <table:table-cell table:style-name="ce435" office:value-type="float" office:value="2" calcext:value-type="float">
            <text:p>2</text:p>
          </table:table-cell>
          <table:table-cell table:style-name="ce468" office:value-type="float" office:value="6" calcext:value-type="float">
            <text:p>6</text:p>
          </table:table-cell>
          <table:table-cell office:value-type="float" office:value="5.54796773940325" calcext:value-type="float">
            <text:p>5.54796773940325</text:p>
          </table:table-cell>
          <table:table-cell office:value-type="float" office:value="4.08272296190262" calcext:value-type="float">
            <text:p>4.08272296190262</text:p>
          </table:table-cell>
          <table:table-cell office:value-type="float" office:value="2.06475569791024" calcext:value-type="float">
            <text:p>2.06475569791024</text:p>
          </table:table-cell>
          <table:table-cell office:value-type="float" office:value="0.0337383506945622" calcext:value-type="float">
            <text:p>0.033738350694562</text:p>
          </table:table-cell>
          <table:table-cell office:value-type="float" office:value="0.242066841730137" calcext:value-type="float">
            <text:p>0.242066841730137</text:p>
          </table:table-cell>
          <table:table-cell table:formula="of:=[.H26]+[.I26]+[.J26]+[.K26]+[.L26]" office:value-type="float" office:value="11.9712515916408" calcext:value-type="float">
            <text:p>11.9712515916408</text:p>
          </table:table-cell>
          <table:table-cell office:value-type="float" office:value="5.19052322488278" calcext:value-type="float">
            <text:p>5.19052322488278</text:p>
          </table:table-cell>
          <table:table-cell office:value-type="float" office:value="3.27919498085976" calcext:value-type="float">
            <text:p>3.27919498085976</text:p>
          </table:table-cell>
          <table:table-cell table:formula="of:=[.J26]" office:value-type="float" office:value="2.06475569791024" calcext:value-type="float">
            <text:p>2.06475569791024</text:p>
          </table:table-cell>
          <table:table-cell table:formula="of:=[.K26]" office:value-type="float" office:value="0.0337383506945622" calcext:value-type="float">
            <text:p>0.033738350694562</text:p>
          </table:table-cell>
          <table:table-cell table:formula="of:=[.L26]" office:value-type="float" office:value="0.242066841730137" calcext:value-type="float">
            <text:p>0.242066841730137</text:p>
          </table:table-cell>
          <table:table-cell table:formula="of:=[.N26]+[.O26]+[.P26]+[.Q26]+[.R26]" office:value-type="float" office:value="10.8102790960775" calcext:value-type="float">
            <text:p>10.8102790960775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61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36" office:value-type="float" office:value="0" calcext:value-type="float">
            <text:p>0</text:p>
          </table:table-cell>
          <table:table-cell table:style-name="ce469" office:value-type="float" office:value="0" calcext:value-type="float">
            <text:p>0</text:p>
          </table:table-cell>
          <table:table-cell office:value-type="float" office:value="5.47961564734578" calcext:value-type="float">
            <text:p>5.47961564734578</text:p>
          </table:table-cell>
          <table:table-cell office:value-type="float" office:value="4.18329425156117" calcext:value-type="float">
            <text:p>4.18329425156117</text:p>
          </table:table-cell>
          <table:table-cell office:value-type="float" office:value="5.4861118919339" calcext:value-type="float">
            <text:p>5.4861118919339</text:p>
          </table:table-cell>
          <table:table-cell office:value-type="float" office:value="0.0258476449670993" calcext:value-type="float">
            <text:p>0.025847644967099</text:p>
          </table:table-cell>
          <table:table-cell office:value-type="float" office:value="0.19162962962963" calcext:value-type="float">
            <text:p>0.19162962962963</text:p>
          </table:table-cell>
          <table:table-cell table:formula="of:=[.H27]+[.I27]+[.J27]+[.K27]+[.L27]" office:value-type="float" office:value="15.3664990654376" calcext:value-type="float">
            <text:p>15.3664990654376</text:p>
          </table:table-cell>
          <table:table-cell office:value-type="float" office:value="5.23438851814717" calcext:value-type="float">
            <text:p>5.23438851814717</text:p>
          </table:table-cell>
          <table:table-cell office:value-type="float" office:value="3.32570783793926" calcext:value-type="float">
            <text:p>3.32570783793926</text:p>
          </table:table-cell>
          <table:table-cell table:formula="of:=[.J27]" office:value-type="float" office:value="5.4861118919339" calcext:value-type="float">
            <text:p>5.4861118919339</text:p>
          </table:table-cell>
          <table:table-cell table:formula="of:=[.K27]" office:value-type="float" office:value="0.0258476449670993" calcext:value-type="float">
            <text:p>0.025847644967099</text:p>
          </table:table-cell>
          <table:table-cell table:formula="of:=[.L27]" office:value-type="float" office:value="0.19162962962963" calcext:value-type="float">
            <text:p>0.19162962962963</text:p>
          </table:table-cell>
          <table:table-cell table:formula="of:=[.N27]+[.O27]+[.P27]+[.Q27]+[.R27]" office:value-type="float" office:value="14.2636855226171" calcext:value-type="float">
            <text:p>14.2636855226171</text:p>
          </table:table-cell>
        </table:table-row>
        <table:table-row table:style-name="ro2">
          <table:table-cell table:style-name="ce169" office:value-type="string" calcext:value-type="string" table:number-columns-spanned="3" table:number-rows-spanned="1">
            <text:p>Using trained Network</text:p>
          </table:table-cell>
          <table:covered-table-cell table:number-columns-repeated="2"/>
          <table:table-cell table:style-name="ce362"/>
          <table:table-cell table:style-name="ce404"/>
          <table:table-cell table:style-name="ce437"/>
          <table:table-cell table:style-name="ce470"/>
          <table:table-cell table:number-columns-repeated="5"/>
          <table:table-cell table:formula="of:=[.H28]+[.I28]+[.J28]+[.K28]+[.L28]" office:value-type="float" office:value="0" calcext:value-type="float">
            <text:p>0</text:p>
          </table:table-cell>
          <table:table-cell table:number-columns-repeated="2"/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N28]+[.O28]+[.P28]+[.Q28]+[.R2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63" office:value-type="float" office:value="4" calcext:value-type="float">
            <text:p>4</text:p>
          </table:table-cell>
          <table:table-cell table:style-name="ce405" office:value-type="float" office:value="6" calcext:value-type="float">
            <text:p>6</text:p>
          </table:table-cell>
          <table:table-cell table:style-name="ce438" office:value-type="float" office:value="3" calcext:value-type="float">
            <text:p>3</text:p>
          </table:table-cell>
          <table:table-cell table:style-name="ce471" office:value-type="float" office:value="3" calcext:value-type="float">
            <text:p>3</text:p>
          </table:table-cell>
          <table:table-cell office:value-type="float" office:value="0.655132971587591" calcext:value-type="float">
            <text:p>0.655132971587591</text:p>
          </table:table-cell>
          <table:table-cell office:value-type="float" office:value="1.67596153914928" calcext:value-type="float">
            <text:p>1.67596153914928</text:p>
          </table:table-cell>
          <table:table-cell office:value-type="float" office:value="4.32772818654366" calcext:value-type="float">
            <text:p>4.32772818654366</text:p>
          </table:table-cell>
          <table:table-cell office:value-type="float" office:value="0.0261567963870323" calcext:value-type="float">
            <text:p>0.026156796387032</text:p>
          </table:table-cell>
          <table:table-cell office:value-type="float" office:value="0.216446296894573" calcext:value-type="float">
            <text:p>0.216446296894573</text:p>
          </table:table-cell>
          <table:table-cell table:formula="of:=[.H29]+[.I29]+[.J29]+[.K29]+[.L29]" office:value-type="float" office:value="6.90142579056214" calcext:value-type="float">
            <text:p>6.90142579056214</text:p>
          </table:table-cell>
          <table:table-cell table:number-columns-repeated="2"/>
          <table:table-cell table:formula="of:=[.J29]" office:value-type="float" office:value="4.32772818654366" calcext:value-type="float">
            <text:p>4.32772818654366</text:p>
          </table:table-cell>
          <table:table-cell table:formula="of:=[.K29]" office:value-type="float" office:value="0.0261567963870323" calcext:value-type="float">
            <text:p>0.026156796387032</text:p>
          </table:table-cell>
          <table:table-cell table:formula="of:=[.L29]" office:value-type="float" office:value="0.216446296894573" calcext:value-type="float">
            <text:p>0.216446296894573</text:p>
          </table:table-cell>
          <table:table-cell table:formula="of:=[.N29]+[.O29]+[.P29]+[.Q29]+[.R29]" office:value-type="float" office:value="4.57033127982527" calcext:value-type="float">
            <text:p>4.57033127982527</text:p>
          </table:table-cell>
        </table:table-row>
        <table:table-row table:style-name="ro2">
          <table:table-cell table:number-columns-repeated="3"/>
          <table:table-cell table:style-name="ce364" office:value-type="float" office:value="2" calcext:value-type="float">
            <text:p>2</text:p>
          </table:table-cell>
          <table:table-cell table:style-name="ce406" office:value-type="float" office:value="3" calcext:value-type="float">
            <text:p>3</text:p>
          </table:table-cell>
          <table:table-cell table:style-name="ce439" office:value-type="float" office:value="3" calcext:value-type="float">
            <text:p>3</text:p>
          </table:table-cell>
          <table:table-cell table:style-name="ce472" office:value-type="float" office:value="2" calcext:value-type="float">
            <text:p>2</text:p>
          </table:table-cell>
          <table:table-cell office:value-type="float" office:value="1.3778499851469" calcext:value-type="float">
            <text:p>1.3778499851469</text:p>
          </table:table-cell>
          <table:table-cell office:value-type="float" office:value="3.11557985842228" calcext:value-type="float">
            <text:p>3.11557985842228</text:p>
          </table:table-cell>
          <table:table-cell office:value-type="float" office:value="4.72332745483305" calcext:value-type="float">
            <text:p>4.72332745483305</text:p>
          </table:table-cell>
          <table:table-cell office:value-type="float" office:value="0.0256550529090711" calcext:value-type="float">
            <text:p>0.025655052909071</text:p>
          </table:table-cell>
          <table:table-cell office:value-type="float" office:value="0.397351192519597" calcext:value-type="float">
            <text:p>0.397351192519597</text:p>
          </table:table-cell>
          <table:table-cell table:formula="of:=[.H30]+[.I30]+[.J30]+[.K30]+[.L30]" office:value-type="float" office:value="9.6397635438309" calcext:value-type="float">
            <text:p>9.6397635438309</text:p>
          </table:table-cell>
          <table:table-cell office:value-type="float" office:value="1.19106734928209" calcext:value-type="float">
            <text:p>1.19106734928209</text:p>
          </table:table-cell>
          <table:table-cell office:value-type="float" office:value="2.54806280136108" calcext:value-type="float">
            <text:p>2.54806280136108</text:p>
          </table:table-cell>
          <table:table-cell table:formula="of:=[.J30]" office:value-type="float" office:value="4.72332745483305" calcext:value-type="float">
            <text:p>4.72332745483305</text:p>
          </table:table-cell>
          <table:table-cell table:formula="of:=[.K30]" office:value-type="float" office:value="0.0256550529090711" calcext:value-type="float">
            <text:p>0.025655052909071</text:p>
          </table:table-cell>
          <table:table-cell table:formula="of:=[.L30]" office:value-type="float" office:value="0.397351192519597" calcext:value-type="float">
            <text:p>0.397351192519597</text:p>
          </table:table-cell>
          <table:table-cell table:formula="of:=[.N30]+[.O30]+[.P30]+[.Q30]+[.R30]" office:value-type="float" office:value="8.88546385090489" calcext:value-type="float">
            <text:p>8.88546385090489</text:p>
          </table:table-cell>
        </table:table-row>
        <table:table-row table:style-name="ro2">
          <table:table-cell table:number-columns-repeated="3"/>
          <table:table-cell table:style-name="ce365" office:value-type="float" office:value="1" calcext:value-type="float">
            <text:p>1</text:p>
          </table:table-cell>
          <table:table-cell table:style-name="ce407" office:value-type="float" office:value="2" calcext:value-type="float">
            <text:p>2</text:p>
          </table:table-cell>
          <table:table-cell table:style-name="ce440" office:value-type="float" office:value="7" calcext:value-type="float">
            <text:p>7</text:p>
          </table:table-cell>
          <table:table-cell table:style-name="ce473" office:value-type="float" office:value="5" calcext:value-type="float">
            <text:p>5</text:p>
          </table:table-cell>
          <table:table-cell office:value-type="float" office:value="9.77669842541218" calcext:value-type="float">
            <text:p>9.77669842541218</text:p>
          </table:table-cell>
          <table:table-cell office:value-type="float" office:value="3.87043878436089" calcext:value-type="float">
            <text:p>3.87043878436089</text:p>
          </table:table-cell>
          <table:table-cell office:value-type="float" office:value="2.73484881221943" calcext:value-type="float">
            <text:p>2.73484881221943</text:p>
          </table:table-cell>
          <table:table-cell office:value-type="float" office:value="0.0933973782285098" calcext:value-type="float">
            <text:p>0.09339737822851</text:p>
          </table:table-cell>
          <table:table-cell office:value-type="float" office:value="0.855212388637979" calcext:value-type="float">
            <text:p>0.855212388637979</text:p>
          </table:table-cell>
          <table:table-cell table:formula="of:=[.H31]+[.I31]+[.J31]+[.K31]+[.L31]" office:value-type="float" office:value="17.330595788859" calcext:value-type="float">
            <text:p>17.330595788859</text:p>
          </table:table-cell>
          <table:table-cell office:value-type="float" office:value="9.34225041419268" calcext:value-type="float">
            <text:p>9.34225041419268</text:p>
          </table:table-cell>
          <table:table-cell office:value-type="float" office:value="2.33812965452671" calcext:value-type="float">
            <text:p>2.33812965452671</text:p>
          </table:table-cell>
          <table:table-cell table:formula="of:=[.J31]" office:value-type="float" office:value="2.73484881221943" calcext:value-type="float">
            <text:p>2.73484881221943</text:p>
          </table:table-cell>
          <table:table-cell table:formula="of:=[.K31]" office:value-type="float" office:value="0.0933973782285098" calcext:value-type="float">
            <text:p>0.09339737822851</text:p>
          </table:table-cell>
          <table:table-cell table:formula="of:=[.L31]" office:value-type="float" office:value="0.855212388637979" calcext:value-type="float">
            <text:p>0.855212388637979</text:p>
          </table:table-cell>
          <table:table-cell table:formula="of:=[.N31]+[.O31]+[.P31]+[.Q31]+[.R31]" office:value-type="float" office:value="15.3638386478053" calcext:value-type="float">
            <text:p>15.36383864780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 acabada.El content se salía de la tray.</text:p>
          </table:table-cell>
          <table:table-cell table:style-name="ce366" office:value-type="float" office:value="3" calcext:value-type="float">
            <text:p>3</text:p>
          </table:table-cell>
          <table:table-cell table:style-name="ce408" office:value-type="float" office:value="5" calcext:value-type="float">
            <text:p>5</text:p>
          </table:table-cell>
          <table:table-cell table:style-name="ce441" office:value-type="float" office:value="7" calcext:value-type="float">
            <text:p>7</text:p>
          </table:table-cell>
          <table:table-cell table:style-name="ce474" office:value-type="float" office:value="5" calcext:value-type="float">
            <text:p>5</text:p>
          </table:table-cell>
          <table:table-cell office:value-type="float" office:value="4.64744633063674" calcext:value-type="float">
            <text:p>4.64744633063674</text:p>
          </table:table-cell>
          <table:table-cell office:value-type="float" office:value="33.2925736904144" calcext:value-type="float">
            <text:p>33.2925736904144</text:p>
          </table:table-cell>
          <table:table-cell office:value-type="float" office:value="2.78445379071657" calcext:value-type="float">
            <text:p>2.78445379071657</text:p>
          </table:table-cell>
          <table:table-cell office:value-type="float" office:value="0.06185716384652" calcext:value-type="float">
            <text:p>0.06185716384652</text:p>
          </table:table-cell>
          <table:table-cell office:value-type="float" office:value="1.1437707677198" calcext:value-type="float">
            <text:p>1.1437707677198</text:p>
          </table:table-cell>
          <table:table-cell table:formula="of:=[.H32]+[.I32]+[.J32]+[.K32]+[.L32]" office:value-type="float" office:value="41.930101743334" calcext:value-type="float">
            <text:p>41.930101743334</text:p>
          </table:table-cell>
          <table:table-cell office:value-type="float" office:value="4.69841732410714" calcext:value-type="float">
            <text:p>4.69841732410714</text:p>
          </table:table-cell>
          <table:table-cell office:value-type="float" office:value="21.2988495826721" calcext:value-type="float">
            <text:p>21.2988495826721</text:p>
          </table:table-cell>
          <table:table-cell table:formula="of:=[.J32]" office:value-type="float" office:value="2.78445379071657" calcext:value-type="float">
            <text:p>2.78445379071657</text:p>
          </table:table-cell>
          <table:table-cell table:formula="of:=[.K32]" office:value-type="float" office:value="0.06185716384652" calcext:value-type="float">
            <text:p>0.06185716384652</text:p>
          </table:table-cell>
          <table:table-cell table:formula="of:=[.L32]" office:value-type="float" office:value="1.1437707677198" calcext:value-type="float">
            <text:p>1.1437707677198</text:p>
          </table:table-cell>
          <table:table-cell table:formula="of:=[.N32]+[.O32]+[.P32]+[.Q32]+[.R32]" office:value-type="float" office:value="29.9873486290621" calcext:value-type="float">
            <text:p>29.987348629062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 acabada.</text:p>
          </table:table-cell>
          <table:table-cell table:style-name="ce367"/>
          <table:table-cell table:style-name="ce409"/>
          <table:table-cell table:style-name="ce442"/>
          <table:table-cell table:style-name="ce475"/>
          <table:table-cell table:number-columns-repeated="5"/>
          <table:table-cell table:formula="of:=[.H33]+[.I33]+[.J33]+[.K33]+[.L33]" office:value-type="float" office:value="0" calcext:value-type="float">
            <text:p>0</text:p>
          </table:table-cell>
          <table:table-cell table:number-columns-repeated="2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N33]+[.O33]+[.P33]+[.Q33]+[.R3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68"/>
          <table:table-cell table:style-name="ce410"/>
          <table:table-cell table:style-name="ce443"/>
          <table:table-cell table:style-name="ce476"/>
          <table:table-cell table:number-columns-repeated="5"/>
          <table:table-cell table:formula="of:=[.H34]+[.I34]+[.J34]+[.K34]+[.L34]" office:value-type="float" office:value="0" calcext:value-type="float">
            <text:p>0</text:p>
          </table:table-cell>
          <table:table-cell table:number-columns-repeated="2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0" calcext:value-type="float">
            <text:p>0</text:p>
          </table:table-cell>
          <table:table-cell table:formula="of:=[.N34]+[.O34]+[.P34]+[.Q34]+[.R3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69"/>
          <table:table-cell table:style-name="ce411"/>
          <table:table-cell table:style-name="ce444"/>
          <table:table-cell table:style-name="ce477"/>
          <table:table-cell table:number-columns-repeated="5"/>
          <table:table-cell table:formula="of:=[.H35]+[.I35]+[.J35]+[.K35]+[.L35]" office:value-type="float" office:value="0" calcext:value-type="float">
            <text:p>0</text:p>
          </table:table-cell>
          <table:table-cell table:number-columns-repeated="2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N35]+[.O35]+[.P35]+[.Q35]+[.R3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0"/>
          <table:table-cell table:style-name="ce412"/>
          <table:table-cell table:style-name="ce445"/>
          <table:table-cell table:style-name="ce478"/>
          <table:table-cell table:number-columns-repeated="5"/>
          <table:table-cell table:formula="of:=[.H36]+[.I36]+[.J36]+[.K36]+[.L36]" office:value-type="float" office:value="0" calcext:value-type="float">
            <text:p>0</text:p>
          </table:table-cell>
          <table:table-cell table:number-columns-repeated="2"/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0" calcext:value-type="float">
            <text:p>0</text:p>
          </table:table-cell>
          <table:table-cell table:formula="of:=[.N36]+[.O36]+[.P36]+[.Q36]+[.R3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1"/>
          <table:table-cell table:style-name="ce413"/>
          <table:table-cell table:style-name="ce446"/>
          <table:table-cell table:style-name="ce479"/>
          <table:table-cell table:number-columns-repeated="5"/>
          <table:table-cell table:formula="of:=[.H37]+[.I37]+[.J37]+[.K37]+[.L37]" office:value-type="float" office:value="0" calcext:value-type="float">
            <text:p>0</text:p>
          </table:table-cell>
          <table:table-cell table:number-columns-repeated="2"/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0" calcext:value-type="float">
            <text:p>0</text:p>
          </table:table-cell>
          <table:table-cell table:formula="of:=[.N37]+[.O37]+[.P37]+[.Q37]+[.R3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2"/>
          <table:table-cell table:style-name="ce414"/>
          <table:table-cell table:style-name="ce447"/>
          <table:table-cell table:style-name="ce480"/>
          <table:table-cell table:number-columns-repeated="5"/>
          <table:table-cell table:formula="of:=[.H38]+[.I38]+[.J38]+[.K38]+[.L38]" office:value-type="float" office:value="0" calcext:value-type="float">
            <text:p>0</text:p>
          </table:table-cell>
          <table:table-cell table:number-columns-repeated="2"/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0" calcext:value-type="float">
            <text:p>0</text:p>
          </table:table-cell>
          <table:table-cell table:formula="of:=[.N38]+[.O38]+[.P38]+[.Q38]+[.R3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3"/>
          <table:table-cell table:style-name="ce415"/>
          <table:table-cell table:style-name="ce448"/>
          <table:table-cell table:style-name="ce481"/>
          <table:table-cell table:number-columns-repeated="5"/>
          <table:table-cell table:formula="of:=[.H39]+[.I39]+[.J39]+[.K39]+[.L39]" office:value-type="float" office:value="0" calcext:value-type="float">
            <text:p>0</text:p>
          </table:table-cell>
          <table:table-cell table:number-columns-repeated="2"/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table:formula="of:=[.N39]+[.O39]+[.P39]+[.Q39]+[.R39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4"/>
          <table:table-cell table:style-name="ce416"/>
          <table:table-cell table:style-name="ce449"/>
          <table:table-cell table:style-name="ce482"/>
          <table:table-cell table:number-columns-repeated="5"/>
          <table:table-cell table:formula="of:=[.H40]+[.I40]+[.J40]+[.K40]+[.L40]" office:value-type="float" office:value="0" calcext:value-type="float">
            <text:p>0</text:p>
          </table:table-cell>
          <table:table-cell table:number-columns-repeated="2"/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0" calcext:value-type="float">
            <text:p>0</text:p>
          </table:table-cell>
          <table:table-cell table:formula="of:=[.L40]" office:value-type="float" office:value="0" calcext:value-type="float">
            <text:p>0</text:p>
          </table:table-cell>
          <table:table-cell table:formula="of:=[.N40]+[.O40]+[.P40]+[.Q40]+[.R40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5"/>
          <table:table-cell table:number-columns-repeated="2"/>
          <table:table-cell table:style-name="ce483"/>
          <table:table-cell table:number-columns-repeated="5"/>
          <table:table-cell table:formula="of:=[.H41]+[.I41]+[.J41]+[.K41]+[.L41]" office:value-type="float" office:value="0" calcext:value-type="float">
            <text:p>0</text:p>
          </table:table-cell>
          <table:table-cell table:number-columns-repeated="2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0" calcext:value-type="float">
            <text:p>0</text:p>
          </table:table-cell>
          <table:table-cell table:formula="of:=[.N41]+[.O41]+[.P41]+[.Q41]+[.R4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6"/>
          <table:table-cell table:number-columns-repeated="2"/>
          <table:table-cell table:style-name="ce484"/>
          <table:table-cell table:number-columns-repeated="5"/>
          <table:table-cell table:formula="of:=[.H42]+[.I42]+[.J42]+[.K42]+[.L42]" office:value-type="float" office:value="0" calcext:value-type="float">
            <text:p>0</text:p>
          </table:table-cell>
          <table:table-cell table:number-columns-repeated="2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N42]+[.O42]+[.P42]+[.Q42]+[.R4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7"/>
          <table:table-cell table:number-columns-repeated="2"/>
          <table:table-cell table:style-name="ce485"/>
          <table:table-cell table:number-columns-repeated="5"/>
          <table:table-cell table:formula="of:=[.H43]+[.I43]+[.J43]+[.K43]+[.L43]" office:value-type="float" office:value="0" calcext:value-type="float">
            <text:p>0</text:p>
          </table:table-cell>
          <table:table-cell table:number-columns-repeated="2"/>
          <table:table-cell table:formula="of:=[.J43]"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[.L43]" office:value-type="float" office:value="0" calcext:value-type="float">
            <text:p>0</text:p>
          </table:table-cell>
          <table:table-cell table:formula="of:=[.N43]+[.O43]+[.P43]+[.Q43]+[.R4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8"/>
          <table:table-cell table:number-columns-repeated="2"/>
          <table:table-cell table:style-name="ce486"/>
          <table:table-cell table:number-columns-repeated="5"/>
          <table:table-cell table:formula="of:=[.H44]+[.I44]+[.J44]+[.K44]+[.L44]" office:value-type="float" office:value="0" calcext:value-type="float">
            <text:p>0</text:p>
          </table:table-cell>
          <table:table-cell table:number-columns-repeated="2"/>
          <table:table-cell table:formula="of:=[.J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[.L44]" office:value-type="float" office:value="0" calcext:value-type="float">
            <text:p>0</text:p>
          </table:table-cell>
          <table:table-cell table:formula="of:=[.N44]+[.O44]+[.P44]+[.Q44]+[.R4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9"/>
          <table:table-cell table:number-columns-repeated="2"/>
          <table:table-cell table:style-name="ce487"/>
          <table:table-cell table:number-columns-repeated="5"/>
          <table:table-cell table:formula="of:=[.H45]+[.I45]+[.J45]+[.K45]+[.L45]" office:value-type="float" office:value="0" calcext:value-type="float">
            <text:p>0</text:p>
          </table:table-cell>
          <table:table-cell table:number-columns-repeated="2"/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formula="of:=[.N45]+[.O45]+[.P45]+[.Q45]+[.R4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0"/>
          <table:table-cell table:number-columns-repeated="2"/>
          <table:table-cell table:style-name="ce488"/>
          <table:table-cell table:number-columns-repeated="5"/>
          <table:table-cell table:formula="of:=[.H46]+[.I46]+[.J46]+[.K46]+[.L46]" office:value-type="float" office:value="0" calcext:value-type="float">
            <text:p>0</text:p>
          </table:table-cell>
          <table:table-cell table:number-columns-repeated="2"/>
          <table:table-cell table:formula="of:=[.J46]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formula="of:=[.N46]+[.O46]+[.P46]+[.Q46]+[.R4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1"/>
          <table:table-cell table:number-columns-repeated="2"/>
          <table:table-cell table:style-name="ce489"/>
          <table:table-cell table:number-columns-repeated="5"/>
          <table:table-cell table:formula="of:=[.H47]+[.I47]+[.J47]+[.K47]+[.L47]" office:value-type="float" office:value="0" calcext:value-type="float">
            <text:p>0</text:p>
          </table:table-cell>
          <table:table-cell table:number-columns-repeated="2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formula="of:=[.N47]+[.O47]+[.P47]+[.Q47]+[.R4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2"/>
          <table:table-cell table:number-columns-repeated="2"/>
          <table:table-cell table:style-name="ce490"/>
          <table:table-cell table:number-columns-repeated="5"/>
          <table:table-cell table:formula="of:=[.H48]+[.I48]+[.J48]+[.K48]+[.L48]" office:value-type="float" office:value="0" calcext:value-type="float">
            <text:p>0</text:p>
          </table:table-cell>
          <table:table-cell table:number-columns-repeated="2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formula="of:=[.N48]+[.O48]+[.P48]+[.Q48]+[.R4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3"/>
          <table:table-cell table:style-name="ce81"/>
          <table:table-cell table:style-name="ce115"/>
          <table:table-cell table:style-name="ce491"/>
          <table:table-cell table:number-columns-repeated="5"/>
          <table:table-cell table:formula="of:=[.H49]+[.I49]+[.J49]+[.K49]+[.L49]" office:value-type="float" office:value="0" calcext:value-type="float">
            <text:p>0</text:p>
          </table:table-cell>
          <table:table-cell table:number-columns-repeated="2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formula="of:=[.N49]+[.O49]+[.P49]+[.Q49]+[.R49]" office:value-type="float" office:value="0" calcext:value-type="float">
            <text:p>0</text:p>
          </table:table-cell>
        </table:table-row>
        <calcext:conditional-formats>
          <calcext:conditional-format calcext:target-range-address="'06-07-22'.E9:'06-07-22'.E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0:'06-07-22'.E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1:'06-07-22'.E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2:'06-07-22'.E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3:'06-07-22'.E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4:'06-07-22'.E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5:'06-07-22'.E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6:'06-07-22'.E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7:'06-07-22'.E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8:'06-07-22'.E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9:'06-07-22'.E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0:'06-07-22'.E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1:'06-07-22'.E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2:'06-07-22'.E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3:'06-07-22'.E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4:'06-07-22'.E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5:'06-07-22'.E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6:'06-07-22'.E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7:'06-07-22'.E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8:'06-07-22'.E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9:'06-07-22'.E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0:'06-07-22'.E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1:'06-07-22'.E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2:'06-07-22'.E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3:'06-07-22'.E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4:'06-07-22'.E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5:'06-07-22'.E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6:'06-07-22'.E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7:'06-07-22'.E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8:'06-07-22'.E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9:'06-07-22'.E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40:'06-07-22'.E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9:'06-07-22'.F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0:'06-07-22'.F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1:'06-07-22'.F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2:'06-07-22'.F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3:'06-07-22'.F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4:'06-07-22'.F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5:'06-07-22'.F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6:'06-07-22'.F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7:'06-07-22'.F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8:'06-07-22'.F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9:'06-07-22'.F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0:'06-07-22'.F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1:'06-07-22'.F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2:'06-07-22'.F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3:'06-07-22'.F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4:'06-07-22'.F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5:'06-07-22'.F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6:'06-07-22'.F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7:'06-07-22'.F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8:'06-07-22'.F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9:'06-07-22'.F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0:'06-07-22'.F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1:'06-07-22'.F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2:'06-07-22'.F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3:'06-07-22'.F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4:'06-07-22'.F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5:'06-07-22'.F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6:'06-07-22'.F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7:'06-07-22'.F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8:'06-07-22'.F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9:'06-07-22'.F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40:'06-07-22'.F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9:'06-07-22'.D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0:'06-07-22'.D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1:'06-07-22'.D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2:'06-07-22'.D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3:'06-07-22'.D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4:'06-07-22'.D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5:'06-07-22'.D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6:'06-07-22'.D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7:'06-07-22'.D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8:'06-07-22'.D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9:'06-07-22'.D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0:'06-07-22'.D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1:'06-07-22'.D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2:'06-07-22'.D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3:'06-07-22'.D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4:'06-07-22'.D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5:'06-07-22'.D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6:'06-07-22'.D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7:'06-07-22'.D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8:'06-07-22'.D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9:'06-07-22'.D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0:'06-07-22'.D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1:'06-07-22'.D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2:'06-07-22'.D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3:'06-07-22'.D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4:'06-07-22'.D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5:'06-07-22'.D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6:'06-07-22'.D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7:'06-07-22'.D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8:'06-07-22'.D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9:'06-07-22'.D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0:'06-07-22'.D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1:'06-07-22'.D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2:'06-07-22'.D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3:'06-07-22'.D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4:'06-07-22'.D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5:'06-07-22'.D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6:'06-07-22'.D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7:'06-07-22'.D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8:'06-07-22'.D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9:'06-07-22'.D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8:'06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8:'06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8:'06-07-22'.E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8:'06-07-22'.F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8:'06-07-22'.G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9:'06-07-22'.G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0:'06-07-22'.G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1:'06-07-22'.G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2:'06-07-22'.G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3:'06-07-22'.G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4:'06-07-22'.G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5:'06-07-22'.G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6:'06-07-22'.G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7:'06-07-22'.G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8:'06-07-22'.G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9:'06-07-22'.G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0:'06-07-22'.G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1:'06-07-22'.G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2:'06-07-22'.G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3:'06-07-22'.G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4:'06-07-22'.G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5:'06-07-22'.G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6:'06-07-22'.G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7:'06-07-22'.G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8:'06-07-22'.G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9:'06-07-22'.G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0:'06-07-22'.G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1:'06-07-22'.G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2:'06-07-22'.G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3:'06-07-22'.G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4:'06-07-22'.G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5:'06-07-22'.G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6:'06-07-22'.G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7:'06-07-22'.G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8:'06-07-22'.G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9:'06-07-22'.G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0:'06-07-22'.G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1:'06-07-22'.G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2:'06-07-22'.G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3:'06-07-22'.G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4:'06-07-22'.G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5:'06-07-22'.G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6:'06-07-22'.G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7:'06-07-22'.G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8:'06-07-22'.G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9:'06-07-22'.G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</calcext:conditional-formats>
      </table:table>
      <table:table table:name="08-07-2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column table:style-name="co1" table:number-columns-repeated="2" table:default-cell-style-name="ce168"/>
        <table:table-column table:style-name="co1" table:default-cell-style-name="ce172"/>
        <table:table-column table:style-name="co1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5">
          <table:table-cell table:number-columns-repeated="15"/>
          <table:table-cell table:style-name="Default" table:number-columns-repeated="3"/>
          <table:table-cell table:number-columns-repeated="10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Valoración subjetiva</text:p>
          </table:table-cell>
          <table:covered-table-cell table:style-name="ce2"/>
          <table:covered-table-cell table:number-columns-repeated="2" table:style-name="ce1"/>
          <table:table-cell table:style-name="ce328" office:value-type="string" calcext:value-type="string" table:number-columns-spanned="6" table:number-rows-spanned="1">
            <text:p>Hermitian Trained AE</text:p>
          </table:table-cell>
          <table:covered-table-cell table:number-columns-repeated="3" table:style-name="ce1"/>
          <table:covered-table-cell table:number-columns-repeated="2"/>
          <table:table-cell table:style-name="ce328" office:value-type="string" calcext:value-type="string" table:number-columns-spanned="6" table:number-rows-spanned="1">
            <text:p>2= ICRA22 original AE</text:p>
          </table:table-cell>
          <table:covered-table-cell table:number-columns-repeated="2" table:style-name="ce1"/>
          <table:covered-table-cell table:style-name="ce328"/>
          <table:covered-table-cell table:style-name="Default"/>
          <table:covered-table-cell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Trayectorias</text:p>
          </table:table-cell>
          <table:table-cell table:style-name="ce3" office:value-type="string" calcext:value-type="string">
            <text:p>Posición</text:p>
          </table:table-cell>
          <table:table-cell table:style-name="ce46" office:value-type="string" calcext:value-type="string">
            <text:p>End Poss</text:p>
          </table:table-cell>
          <table:table-cell table:style-name="ce46" office:value-type="string" calcext:value-type="string">
            <text:p>Estilo</text:p>
          </table:table-cell>
          <table:table-cell table:style-name="ce116" office:value-type="string" calcext:value-type="string">
            <text:p>Velocidad</text:p>
          </table:table-cell>
          <table:table-cell table:style-name="ce160" office:value-type="string" calcext:value-type="string">
            <text:p>CL</text:p>
          </table:table-cell>
          <table:table-cell table:style-name="ce160" office:value-type="string" calcext:value-type="string">
            <text:p>SL</text:p>
          </table:table-cell>
          <table:table-cell table:style-name="ce160" office:value-type="string" calcext:value-type="string">
            <text:p>Vel</text:p>
          </table:table-cell>
          <table:table-cell table:style-name="ce160" office:value-type="string" calcext:value-type="string">
            <text:p>Poss</text:p>
          </table:table-cell>
          <table:table-cell table:style-name="ce163" office:value-type="string" calcext:value-type="string">
            <text:p>End Poss</text:p>
          </table:table-cell>
          <table:table-cell table:style-name="ce166" office:value-type="string" calcext:value-type="string">
            <text:p>Total</text:p>
          </table:table-cell>
          <table:table-cell table:style-name="ce166" office:value-type="string" calcext:value-type="string">
            <text:p>CL2</text:p>
          </table:table-cell>
          <table:table-cell table:style-name="ce166" office:value-type="string" calcext:value-type="string">
            <text:p>SL2</text:p>
          </table:table-cell>
          <table:table-cell table:style-name="ce166" office:value-type="string" calcext:value-type="string">
            <text:p>Vel2</text:p>
          </table:table-cell>
          <table:table-cell table:style-name="ce166" office:value-type="string" calcext:value-type="string">
            <text:p>Poss2</text:p>
          </table:table-cell>
          <table:table-cell table:style-name="ce170" office:value-type="string" calcext:value-type="string">
            <text:p>End Poss2</text:p>
          </table:table-cell>
          <table:table-cell table:style-name="ce166" office:value-type="string" calcext:value-type="string">
            <text:p>Total</text:p>
          </table:table-cell>
          <table:table-cell table:number-columns-repeated="9"/>
        </table:table-row>
        <table:table-row table:style-name="ro2">
          <table:table-cell table:style-name="ce169" table:number-columns-spanned="2" table:number-rows-spanned="4"/>
          <table:covered-table-cell table:style-name="ce169"/>
          <table:table-cell office:value-type="string" calcext:value-type="string">
            <text:p>Igual</text:p>
          </table:table-cell>
          <table:table-cell table:style-name="ce496" office:value-type="float" office:value="10" calcext:value-type="float">
            <text:p>10</text:p>
          </table:table-cell>
          <table:table-cell table:style-name="ce564" office:value-type="float" office:value="10" calcext:value-type="float">
            <text:p>10</text:p>
          </table:table-cell>
          <table:table-cell table:style-name="ce628" office:value-type="float" office:value="0" calcext:value-type="float">
            <text:p>0</text:p>
          </table:table-cell>
          <table:table-cell table:style-name="ce692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3.86683531105518" calcext:value-type="float">
            <text:p>3.86683531105518</text:p>
          </table:table-cell>
          <table:table-cell table:style-name="ce161" office:value-type="float" office:value="5.10761073637441" calcext:value-type="float">
            <text:p>5.10761073637441</text:p>
          </table:table-cell>
          <table:table-cell table:style-name="ce161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760" table:formula="of:=[.H8]+[.I8]+[.J8]+[.K8]+[.L8]" office:value-type="float" office:value="8.97444604742959" calcext:value-type="float">
            <text:p>8.97444604742959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2.76675410568714" calcext:value-type="float">
            <text:p>2.76675410568714</text:p>
          </table:table-cell>
          <table:table-cell table:formula="of:=[.J8]" office:value-type="float" office:value="5.10761073637441" calcext:value-type="float">
            <text:p>5.10761073637441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style-name="ce762" table:formula="of:=[.N8]+[.O8]+[.P8]+[.Q8]+[.R8]" office:value-type="float" office:value="7.87436484206155" calcext:value-type="float">
            <text:p>7.87436484206155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497" office:value-type="float" office:value="10" calcext:value-type="float">
            <text:p>10</text:p>
          </table:table-cell>
          <table:table-cell table:style-name="ce565" office:value-type="float" office:value="10" calcext:value-type="float">
            <text:p>10</text:p>
          </table:table-cell>
          <table:table-cell table:style-name="ce629" office:value-type="float" office:value="0" calcext:value-type="float">
            <text:p>0</text:p>
          </table:table-cell>
          <table:table-cell table:style-name="ce693" office:value-type="float" office:value="0" calcext:value-type="float">
            <text:p>0</text:p>
          </table:table-cell>
          <table:table-cell table:style-name="ce161" office:value-type="float" office:value="0.00301876099229048" calcext:value-type="float">
            <text:p>0.00301876099229</text:p>
          </table:table-cell>
          <table:table-cell table:style-name="ce161" office:value-type="float" office:value="3.91536056995392" calcext:value-type="float">
            <text:p>3.91536056995392</text:p>
          </table:table-cell>
          <table:table-cell table:style-name="ce161" office:value-type="float" office:value="4.35766575323622" calcext:value-type="float">
            <text:p>4.35766575323622</text:p>
          </table:table-cell>
          <table:table-cell table:style-name="ce161" office:value-type="float" office:value="0.000549108791431297" calcext:value-type="float">
            <text:p>0.000549108791431</text:p>
          </table:table-cell>
          <table:table-cell table:style-name="ce164" office:value-type="float" office:value="0.000321989371232392" calcext:value-type="float">
            <text:p>0.000321989371232</text:p>
          </table:table-cell>
          <table:table-cell table:style-name="ce760" table:formula="of:=[.H9]+[.I9]+[.J9]+[.K9]+[.L9]" office:value-type="float" office:value="8.27691618234509" calcext:value-type="float">
            <text:p>8.27691618234509</text:p>
          </table:table-cell>
          <table:table-cell table:style-name="ce167" office:value-type="float" office:value="0.00543788928553113" calcext:value-type="float">
            <text:p>0.005437889285531</text:p>
          </table:table-cell>
          <table:table-cell table:style-name="ce167" office:value-type="float" office:value="2.7959406375885" calcext:value-type="float">
            <text:p>2.7959406375885</text:p>
          </table:table-cell>
          <table:table-cell table:formula="of:=[.J9]" office:value-type="float" office:value="4.35766575323622" calcext:value-type="float">
            <text:p>4.35766575323622</text:p>
          </table:table-cell>
          <table:table-cell table:formula="of:=[.K9]" office:value-type="float" office:value="0.000549108791431297" calcext:value-type="float">
            <text:p>0.000549108791431</text:p>
          </table:table-cell>
          <table:table-cell table:formula="of:=[.L9]" office:value-type="float" office:value="0.000321989371232392" calcext:value-type="float">
            <text:p>0.000321989371232</text:p>
          </table:table-cell>
          <table:table-cell table:style-name="ce762" table:formula="of:=[.N9]+[.O9]+[.P9]+[.Q9]+[.R9]" office:value-type="float" office:value="7.15991537827292" calcext:value-type="float">
            <text:p>7.15991537827292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498" office:value-type="float" office:value="9.5" calcext:value-type="float">
            <text:p>9.5</text:p>
          </table:table-cell>
          <table:table-cell table:style-name="ce566" office:value-type="float" office:value="9.5" calcext:value-type="float">
            <text:p>9.5</text:p>
          </table:table-cell>
          <table:table-cell table:style-name="ce630" office:value-type="float" office:value="1" calcext:value-type="float">
            <text:p>1</text:p>
          </table:table-cell>
          <table:table-cell table:style-name="ce694" office:value-type="float" office:value="3" calcext:value-type="float">
            <text:p>3</text:p>
          </table:table-cell>
          <table:table-cell table:style-name="ce162" office:value-type="float" office:value="0.00896089773050335" calcext:value-type="float">
            <text:p>0.008960897730503</text:p>
          </table:table-cell>
          <table:table-cell table:style-name="ce162" office:value-type="float" office:value="3.92592288553715" calcext:value-type="float">
            <text:p>3.92592288553715</text:p>
          </table:table-cell>
          <table:table-cell table:style-name="ce162" office:value-type="float" office:value="3.6442279461724" calcext:value-type="float">
            <text:p>3.6442279461724</text:p>
          </table:table-cell>
          <table:table-cell table:style-name="ce162" office:value-type="float" office:value="0.000934728568918574" calcext:value-type="float">
            <text:p>0.000934728568919</text:p>
          </table:table-cell>
          <table:table-cell table:style-name="ce165" office:value-type="float" office:value="0.00517243780322769" calcext:value-type="float">
            <text:p>0.005172437803228</text:p>
          </table:table-cell>
          <table:table-cell table:style-name="ce760" table:formula="of:=[.H10]+[.I10]+[.J10]+[.K10]+[.L10]" office:value-type="float" office:value="7.5852188958122" calcext:value-type="float">
            <text:p>7.5852188958122</text:p>
          </table:table-cell>
          <table:table-cell table:style-name="ce168" office:value-type="float" office:value="0.0112064856239158" calcext:value-type="float">
            <text:p>0.011206485623916</text:p>
          </table:table-cell>
          <table:table-cell table:style-name="ce168" office:value-type="float" office:value="2.80383415520191" calcext:value-type="float">
            <text:p>2.80383415520191</text:p>
          </table:table-cell>
          <table:table-cell table:formula="of:=[.J10]" office:value-type="float" office:value="3.6442279461724" calcext:value-type="float">
            <text:p>3.6442279461724</text:p>
          </table:table-cell>
          <table:table-cell table:formula="of:=[.K10]" office:value-type="float" office:value="0.000934728568918574" calcext:value-type="float">
            <text:p>0.000934728568919</text:p>
          </table:table-cell>
          <table:table-cell table:formula="of:=[.L10]" office:value-type="float" office:value="0.00517243780322769" calcext:value-type="float">
            <text:p>0.005172437803228</text:p>
          </table:table-cell>
          <table:table-cell table:style-name="ce762" table:formula="of:=[.N10]+[.O10]+[.P10]+[.Q10]+[.R10]" office:value-type="float" office:value="6.46537575337038" calcext:value-type="float">
            <text:p>6.46537575337038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499" office:value-type="float" office:value="9" calcext:value-type="float">
            <text:p>9</text:p>
          </table:table-cell>
          <table:table-cell table:style-name="ce567" office:value-type="float" office:value="7" calcext:value-type="float">
            <text:p>7</text:p>
          </table:table-cell>
          <table:table-cell table:style-name="ce631" office:value-type="float" office:value="1" calcext:value-type="float">
            <text:p>1</text:p>
          </table:table-cell>
          <table:table-cell table:style-name="ce695" office:value-type="float" office:value="6" calcext:value-type="float">
            <text:p>6</text:p>
          </table:table-cell>
          <table:table-cell table:style-name="ce162" office:value-type="float" office:value="0.0603721127845347" calcext:value-type="float">
            <text:p>0.060372112784535</text:p>
          </table:table-cell>
          <table:table-cell table:style-name="ce162" office:value-type="float" office:value="4.05465438961983" calcext:value-type="float">
            <text:p>4.05465438961983</text:p>
          </table:table-cell>
          <table:table-cell table:style-name="ce162" office:value-type="float" office:value="1.13942957919184" calcext:value-type="float">
            <text:p>1.13942957919184</text:p>
          </table:table-cell>
          <table:table-cell table:style-name="ce162" office:value-type="float" office:value="0.00259144270295342" calcext:value-type="float">
            <text:p>0.002591442702953</text:p>
          </table:table-cell>
          <table:table-cell table:style-name="ce165" office:value-type="float" office:value="0.0404517252423416" calcext:value-type="float">
            <text:p>0.040451725242342</text:p>
          </table:table-cell>
          <table:table-cell table:style-name="ce760" table:formula="of:=[.H11]+[.I11]+[.J11]+[.K11]+[.L11]" office:value-type="float" office:value="5.2974992495415" calcext:value-type="float">
            <text:p>5.2974992495415</text:p>
          </table:table-cell>
          <table:table-cell table:style-name="ce168" office:value-type="float" office:value="0.0556084614800057" calcext:value-type="float">
            <text:p>0.055608461480006</text:p>
          </table:table-cell>
          <table:table-cell table:style-name="ce168" office:value-type="float" office:value="2.88466867059469" calcext:value-type="float">
            <text:p>2.88466867059469</text:p>
          </table:table-cell>
          <table:table-cell table:formula="of:=[.J11]" office:value-type="float" office:value="1.13942957919184" calcext:value-type="float">
            <text:p>1.13942957919184</text:p>
          </table:table-cell>
          <table:table-cell table:formula="of:=[.K11]" office:value-type="float" office:value="0.00259144270295342" calcext:value-type="float">
            <text:p>0.002591442702953</text:p>
          </table:table-cell>
          <table:table-cell table:formula="of:=[.L11]" office:value-type="float" office:value="0.0404517252423416" calcext:value-type="float">
            <text:p>0.040451725242342</text:p>
          </table:table-cell>
          <table:table-cell table:style-name="ce762" table:formula="of:=[.N11]+[.O11]+[.P11]+[.Q11]+[.R11]" office:value-type="float" office:value="4.12274987921183" calcext:value-type="float">
            <text:p>4.12274987921183</text:p>
          </table:table-cell>
          <table:table-cell table:number-columns-repeated="9"/>
        </table:table-row>
        <table:table-row table:style-name="ro2">
          <table:table-cell table:style-name="ce169" table:number-columns-spanned="2" table:number-rows-spanned="4"/>
          <table:covered-table-cell/>
          <table:table-cell office:value-type="string" calcext:value-type="string">
            <text:p>Igual</text:p>
          </table:table-cell>
          <table:table-cell table:style-name="ce500" office:value-type="float" office:value="10" calcext:value-type="float">
            <text:p>10</text:p>
          </table:table-cell>
          <table:table-cell table:style-name="ce568" office:value-type="float" office:value="10" calcext:value-type="float">
            <text:p>10</text:p>
          </table:table-cell>
          <table:table-cell table:style-name="ce632" office:value-type="float" office:value="2" calcext:value-type="float">
            <text:p>2</text:p>
          </table:table-cell>
          <table:table-cell table:style-name="ce69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2.47038714587688" calcext:value-type="float">
            <text:p>2.47038714587688</text:p>
          </table:table-cell>
          <table:table-cell table:style-name="ce162" office:value-type="float" office:value="4.49159621956496" calcext:value-type="float">
            <text:p>4.49159621956496</text:p>
          </table:table-cell>
          <table:table-cell table:style-name="ce16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760" table:formula="of:=[.H12]+[.I12]+[.J12]+[.K12]+[.L12]" office:value-type="float" office:value="6.96198336544184" calcext:value-type="float">
            <text:p>6.96198336544184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.59638207405806" calcext:value-type="float">
            <text:p>1.59638207405806</text:p>
          </table:table-cell>
          <table:table-cell table:formula="of:=[.J12]" office:value-type="float" office:value="4.49159621956496" calcext:value-type="float">
            <text:p>4.49159621956496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style-name="ce762" table:formula="of:=[.N12]+[.O12]+[.P12]+[.Q12]+[.R12]" office:value-type="float" office:value="6.08797829362301" calcext:value-type="float">
            <text:p>6.08797829362301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01" office:value-type="float" office:value="10" calcext:value-type="float">
            <text:p>10</text:p>
          </table:table-cell>
          <table:table-cell table:style-name="ce569" office:value-type="float" office:value="10" calcext:value-type="float">
            <text:p>10</text:p>
          </table:table-cell>
          <table:table-cell table:style-name="ce633" office:value-type="float" office:value="2" calcext:value-type="float">
            <text:p>2</text:p>
          </table:table-cell>
          <table:table-cell table:style-name="ce697" office:value-type="float" office:value="5" calcext:value-type="float">
            <text:p>5</text:p>
          </table:table-cell>
          <table:table-cell table:style-name="ce162" office:value-type="float" office:value="0.0148196477312013" calcext:value-type="float">
            <text:p>0.014819647731201</text:p>
          </table:table-cell>
          <table:table-cell table:style-name="ce162" office:value-type="float" office:value="2.45286077260971" calcext:value-type="float">
            <text:p>2.45286077260971</text:p>
          </table:table-cell>
          <table:table-cell table:style-name="ce162" office:value-type="float" office:value="2.51872227650399" calcext:value-type="float">
            <text:p>2.51872227650399</text:p>
          </table:table-cell>
          <table:table-cell table:style-name="ce162" office:value-type="float" office:value="0.00138853750602135" calcext:value-type="float">
            <text:p>0.001388537506021</text:p>
          </table:table-cell>
          <table:table-cell table:style-name="ce165" office:value-type="float" office:value="0.00161756700634279" calcext:value-type="float">
            <text:p>0.001617567006343</text:p>
          </table:table-cell>
          <table:table-cell table:style-name="ce760" table:formula="of:=[.H13]+[.I13]+[.J13]+[.K13]+[.L13]" office:value-type="float" office:value="4.98940880135727" calcext:value-type="float">
            <text:p>4.98940880135727</text:p>
          </table:table-cell>
          <table:table-cell table:style-name="ce168" office:value-type="float" office:value="0.0291382548311958" calcext:value-type="float">
            <text:p>0.029138254831196</text:p>
          </table:table-cell>
          <table:table-cell table:style-name="ce168" office:value-type="float" office:value="1.5670059248805" calcext:value-type="float">
            <text:p>1.5670059248805</text:p>
          </table:table-cell>
          <table:table-cell table:formula="of:=[.J13]" office:value-type="float" office:value="2.51872227650399" calcext:value-type="float">
            <text:p>2.51872227650399</text:p>
          </table:table-cell>
          <table:table-cell table:formula="of:=[.K13]" office:value-type="float" office:value="0.00138853750602135" calcext:value-type="float">
            <text:p>0.001388537506021</text:p>
          </table:table-cell>
          <table:table-cell table:formula="of:=[.L13]" office:value-type="float" office:value="0.00161756700634279" calcext:value-type="float">
            <text:p>0.001617567006343</text:p>
          </table:table-cell>
          <table:table-cell table:style-name="ce762" table:formula="of:=[.N13]+[.O13]+[.P13]+[.Q13]+[.R13]" office:value-type="float" office:value="4.11787256072806" calcext:value-type="float">
            <text:p>4.11787256072806</text:p>
          </table:table-cell>
          <table:table-cell table:number-columns-repeated="9"/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02" office:value-type="float" office:value="8" calcext:value-type="float">
            <text:p>8</text:p>
          </table:table-cell>
          <table:table-cell table:style-name="ce570" office:value-type="float" office:value="9" calcext:value-type="float">
            <text:p>9</text:p>
          </table:table-cell>
          <table:table-cell table:style-name="ce634" office:value-type="float" office:value="2" calcext:value-type="float">
            <text:p>2</text:p>
          </table:table-cell>
          <table:table-cell table:style-name="ce698" office:value-type="float" office:value="7" calcext:value-type="float">
            <text:p>7</text:p>
          </table:table-cell>
          <table:table-cell table:style-name="ce162" office:value-type="float" office:value="0.112380294012837" calcext:value-type="float">
            <text:p>0.112380294012837</text:p>
          </table:table-cell>
          <table:table-cell table:style-name="ce162" office:value-type="float" office:value="2.84999143332243" calcext:value-type="float">
            <text:p>2.84999143332243</text:p>
          </table:table-cell>
          <table:table-cell table:style-name="ce162" office:value-type="float" office:value="0.839918070164888" calcext:value-type="float">
            <text:p>0.839918070164888</text:p>
          </table:table-cell>
          <table:table-cell table:style-name="ce162" office:value-type="float" office:value="0.00781970239047852" calcext:value-type="float">
            <text:p>0.007819702390479</text:p>
          </table:table-cell>
          <table:table-cell table:style-name="ce165" office:value-type="float" office:value="0.0122872020033817" calcext:value-type="float">
            <text:p>0.012287202003382</text:p>
          </table:table-cell>
          <table:table-cell table:style-name="ce760" table:formula="of:=[.H14]+[.I14]+[.J14]+[.K14]+[.L14]" office:value-type="float" office:value="3.82239670189401" calcext:value-type="float">
            <text:p>3.82239670189401</text:p>
          </table:table-cell>
          <table:table-cell table:style-name="ce168" office:value-type="float" office:value="0.116170376713853" calcext:value-type="float">
            <text:p>0.116170376713853</text:p>
          </table:table-cell>
          <table:table-cell table:style-name="ce168" office:value-type="float" office:value="1.89810004085302" calcext:value-type="float">
            <text:p>1.89810004085302</text:p>
          </table:table-cell>
          <table:table-cell table:formula="of:=[.J14]" office:value-type="float" office:value="0.839918070164888" calcext:value-type="float">
            <text:p>0.839918070164888</text:p>
          </table:table-cell>
          <table:table-cell table:formula="of:=[.K14]" office:value-type="float" office:value="0.00781970239047852" calcext:value-type="float">
            <text:p>0.007819702390479</text:p>
          </table:table-cell>
          <table:table-cell table:formula="of:=[.L14]" office:value-type="float" office:value="0.0122872020033817" calcext:value-type="float">
            <text:p>0.012287202003382</text:p>
          </table:table-cell>
          <table:table-cell table:style-name="ce762" table:formula="of:=[.N14]+[.O14]+[.P14]+[.Q14]+[.R14]" office:value-type="float" office:value="2.87429539212562" calcext:value-type="float">
            <text:p>2.87429539212562</text:p>
          </table:table-cell>
          <table:table-cell table:number-columns-repeated="4"/>
          <table:table-cell table:style-name="ce765" office:value-type="string" calcext:value-type="string">
            <text:p>*</text:p>
          </table:table-cell>
          <table:table-cell table:style-name="ce765" office:value-type="string" calcext:value-type="string">
            <text:p>**</text:p>
          </table:table-cell>
          <table:table-cell table:style-name="ce765" office:value-type="string" calcext:value-type="string">
            <text:p>***</text:p>
          </table:table-cell>
          <table:table-cell table:style-name="ce765" office:value-type="string" calcext:value-type="string">
            <text:p>****</text:p>
          </table:table-cell>
          <table:table-cell table:style-name="ce765" office:value-type="string" calcext:value-type="string">
            <text:p>*****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03" office:value-type="float" office:value="1" calcext:value-type="float">
            <text:p>1</text:p>
          </table:table-cell>
          <table:table-cell table:style-name="ce571" office:value-type="float" office:value="0" calcext:value-type="float">
            <text:p>0</text:p>
          </table:table-cell>
          <table:table-cell table:style-name="ce635" office:value-type="float" office:value="0" calcext:value-type="float">
            <text:p>0</text:p>
          </table:table-cell>
          <table:table-cell table:style-name="ce699" office:value-type="float" office:value="8" calcext:value-type="float">
            <text:p>8</text:p>
          </table:table-cell>
          <table:table-cell table:style-name="ce162" office:value-type="float" office:value="2.85256479401141" calcext:value-type="float">
            <text:p>2.85256479401141</text:p>
          </table:table-cell>
          <table:table-cell table:style-name="ce162" office:value-type="float" office:value="4.50269840657711" calcext:value-type="float">
            <text:p>4.50269840657711</text:p>
          </table:table-cell>
          <table:table-cell table:style-name="ce162" office:value-type="float" office:value="0.407055980060521" calcext:value-type="float">
            <text:p>0.407055980060521</text:p>
          </table:table-cell>
          <table:table-cell table:style-name="ce162" office:value-type="float" office:value="0.0439405844285909" calcext:value-type="float">
            <text:p>0.043940584428591</text:p>
          </table:table-cell>
          <table:table-cell table:style-name="ce165" office:value-type="float" office:value="0.30590629251947" calcext:value-type="float">
            <text:p>0.30590629251947</text:p>
          </table:table-cell>
          <table:table-cell table:style-name="ce760" table:formula="of:=[.H15]+[.I15]+[.J15]+[.K15]+[.L15]" office:value-type="float" office:value="8.11216605759711" calcext:value-type="float">
            <text:p>8.11216605759711</text:p>
          </table:table-cell>
          <table:table-cell table:style-name="ce168" office:value-type="float" office:value="2.75505823083222" calcext:value-type="float">
            <text:p>2.75505823083222</text:p>
          </table:table-cell>
          <table:table-cell table:style-name="ce168" office:value-type="float" office:value="3.20231579244137" calcext:value-type="float">
            <text:p>3.20231579244137</text:p>
          </table:table-cell>
          <table:table-cell table:formula="of:=[.J15]" office:value-type="float" office:value="0.407055980060521" calcext:value-type="float">
            <text:p>0.407055980060521</text:p>
          </table:table-cell>
          <table:table-cell table:formula="of:=[.K15]" office:value-type="float" office:value="0.0439405844285909" calcext:value-type="float">
            <text:p>0.043940584428591</text:p>
          </table:table-cell>
          <table:table-cell table:formula="of:=[.L15]" office:value-type="float" office:value="0.30590629251947" calcext:value-type="float">
            <text:p>0.30590629251947</text:p>
          </table:table-cell>
          <table:table-cell table:style-name="ce762" table:formula="of:=[.N15]+[.O15]+[.P15]+[.Q15]+[.R15]" office:value-type="float" office:value="6.71427688028217" calcext:value-type="float">
            <text:p>6.71427688028217</text:p>
          </table:table-cell>
          <table:table-cell table:number-columns-repeated="4"/>
          <table:table-cell table:number-columns-repeated="2" table:style-name="ce767" office:value-type="string" calcext:value-type="string">
            <text:p>Generated is: <text:s/>[[ <text:s text:c="2"/>0. <text:s text:c="11"/>0. <text:s text:c="11"/>0. <text:s text:c="7"/>]</text:p>
          </table:table-cell>
          <table:table-cell office:value-type="string" calcext:value-type="string">
            <text:p>Generated is: <text:s/>[[ <text:s text:c="2"/>0. <text:s text:c="11"/>0. <text:s text:c="11"/>0. <text:s text:c="7"/>]</text:p>
          </table:table-cell>
          <table:table-cell office:value-type="string" calcext:value-type="string">
            <text:p>Generated is: <text:s/>[[ <text:s/>0. <text:s text:c="2"/>0. <text:s text:c="2"/>0.]</text:p>
          </table:table-cell>
          <table:table-cell office:value-type="string" calcext:value-type="string">
            <text:p>Generated is: <text:s/>[[ <text:s text:c="2"/>0. <text:s text:c="11"/>0. <text:s text:c="11"/>0. <text:s text:c="7"/>]</text:p>
          </table:table-cell>
        </table:table-row>
        <table:table-row table:style-name="ro2">
          <table:table-cell table:style-name="ce169" table:number-columns-spanned="2" table:number-rows-spanned="4"/>
          <table:covered-table-cell/>
          <table:table-cell office:value-type="string" calcext:value-type="string">
            <text:p>Igual</text:p>
          </table:table-cell>
          <table:table-cell table:style-name="ce504" office:value-type="float" office:value="10" calcext:value-type="float">
            <text:p>10</text:p>
          </table:table-cell>
          <table:table-cell table:style-name="ce572" office:value-type="float" office:value="10" calcext:value-type="float">
            <text:p>10</text:p>
          </table:table-cell>
          <table:table-cell table:style-name="ce636" office:value-type="float" office:value="0" calcext:value-type="float">
            <text:p>0</text:p>
          </table:table-cell>
          <table:table-cell table:style-name="ce700" office:value-type="float" office:value="0" calcext:value-type="float">
            <text:p>0</text:p>
          </table:table-cell>
          <table:table-cell table:style-name="ce492" office:value-type="float" office:value="0" calcext:value-type="float">
            <text:p>0.00E+00</text:p>
          </table:table-cell>
          <table:table-cell table:style-name="ce162" office:value-type="float" office:value="2.4259040132165" calcext:value-type="float">
            <text:p>2.4259040132165</text:p>
          </table:table-cell>
          <table:table-cell table:style-name="ce162" office:value-type="float" office:value="4.80504539205142" calcext:value-type="float">
            <text:p>4.80504539205142</text:p>
          </table:table-cell>
          <table:table-cell table:style-name="ce492" office:value-type="float" office:value="0" calcext:value-type="float">
            <text:p>0.00E+00</text:p>
          </table:table-cell>
          <table:table-cell table:style-name="ce165" office:value-type="float" office:value="0" calcext:value-type="float">
            <text:p>0</text:p>
          </table:table-cell>
          <table:table-cell table:style-name="ce760" table:formula="of:=[.H16]+[.I16]+[.J16]+[.K16]+[.L16]" office:value-type="float" office:value="7.23094940526791" calcext:value-type="float">
            <text:p>7.23094940526791</text:p>
          </table:table-cell>
          <table:table-cell table:style-name="ce493" office:value-type="float" office:value="0" calcext:value-type="float">
            <text:p>0.00E+00</text:p>
          </table:table-cell>
          <table:table-cell table:style-name="ce168" office:value-type="float" office:value="1.60120334476233" calcext:value-type="float">
            <text:p>1.60120334476233</text:p>
          </table:table-cell>
          <table:table-cell table:formula="of:=[.J16]" office:value-type="float" office:value="4.80504539205142" calcext:value-type="float">
            <text:p>4.80504539205142</text:p>
          </table:table-cell>
          <table:table-cell table:style-name="ce493" table:formula="of:=[.K16]" office:value-type="float" office:value="0" calcext:value-type="float">
            <text:p>0.00E+00</text:p>
          </table:table-cell>
          <table:table-cell table:formula="of:=[.L16]" office:value-type="float" office:value="0" calcext:value-type="float">
            <text:p>0</text:p>
          </table:table-cell>
          <table:table-cell table:style-name="ce762" table:formula="of:=[.N16]+[.O16]+[.P16]+[.Q16]+[.R16]" office:value-type="float" office:value="6.40624873681374" calcext:value-type="float">
            <text:p>6.40624873681374</text:p>
          </table:table-cell>
          <table:table-cell table:number-columns-repeated="4"/>
          <table:table-cell office:value-type="string" calcext:value-type="string">
            <text:p><text:s/>[ -29.18065178 <text:s/>-10.97958286 <text:s text:c="2"/>-6.22639368]</text:p>
          </table:table-cell>
          <table:table-cell table:number-columns-repeated="2" office:value-type="string" calcext:value-type="string">
            <text:p><text:s/>[ -30. <text:s text:c="9"/>-30. <text:s text:c="9"/>-30. <text:s text:c="7"/>]</text:p>
          </table:table-cell>
          <table:table-cell office:value-type="string" calcext:value-type="string">
            <text:p><text:s/>[-30. -30. -30.]</text:p>
          </table:table-cell>
          <table:table-cell office:value-type="string" calcext:value-type="string">
            <text:p><text:s/>[ <text:s/>-1.0902189 <text:s text:c="3"/>-0.50312483 <text:s text:c="3"/>2.48135948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05" office:value-type="float" office:value="10" calcext:value-type="float">
            <text:p>10</text:p>
          </table:table-cell>
          <table:table-cell table:style-name="ce573" office:value-type="float" office:value="10" calcext:value-type="float">
            <text:p>10</text:p>
          </table:table-cell>
          <table:table-cell table:style-name="ce637" office:value-type="float" office:value="0" calcext:value-type="float">
            <text:p>0</text:p>
          </table:table-cell>
          <table:table-cell table:style-name="ce701" office:value-type="float" office:value="2" calcext:value-type="float">
            <text:p>2</text:p>
          </table:table-cell>
          <table:table-cell table:style-name="ce162" office:value-type="float" office:value="0.00693870561008225" calcext:value-type="float">
            <text:p>0.006938705610082</text:p>
          </table:table-cell>
          <table:table-cell table:style-name="ce162" office:value-type="float" office:value="2.49024908989668" calcext:value-type="float">
            <text:p>2.49024908989668</text:p>
          </table:table-cell>
          <table:table-cell table:style-name="ce162" office:value-type="float" office:value="3.4391851393788" calcext:value-type="float">
            <text:p>3.4391851393788</text:p>
          </table:table-cell>
          <table:table-cell table:style-name="ce162" office:value-type="float" office:value="0.000991146089118702" calcext:value-type="float">
            <text:p>0.000991146089119</text:p>
          </table:table-cell>
          <table:table-cell table:style-name="ce165" office:value-type="float" office:value="0.000514599032115041" calcext:value-type="float">
            <text:p>0.000514599032115</text:p>
          </table:table-cell>
          <table:table-cell table:style-name="ce760" table:formula="of:=[.H17]+[.I17]+[.J17]+[.K17]+[.L17]" office:value-type="float" office:value="5.93787868000679" calcext:value-type="float">
            <text:p>5.93787868000679</text:p>
          </table:table-cell>
          <table:table-cell table:style-name="ce168" office:value-type="float" office:value="0.0156913711180096" calcext:value-type="float">
            <text:p>0.01569137111801</text:p>
          </table:table-cell>
          <table:table-cell table:style-name="ce168" office:value-type="float" office:value="1.64367519319057" calcext:value-type="float">
            <text:p>1.64367519319057</text:p>
          </table:table-cell>
          <table:table-cell table:formula="of:=[.J17]" office:value-type="float" office:value="3.4391851393788" calcext:value-type="float">
            <text:p>3.4391851393788</text:p>
          </table:table-cell>
          <table:table-cell table:formula="of:=[.K17]" office:value-type="float" office:value="0.000991146089118702" calcext:value-type="float">
            <text:p>0.000991146089119</text:p>
          </table:table-cell>
          <table:table-cell table:formula="of:=[.L17]" office:value-type="float" office:value="0.000514599032115041" calcext:value-type="float">
            <text:p>0.000514599032115</text:p>
          </table:table-cell>
          <table:table-cell table:style-name="ce762" table:formula="of:=[.N17]+[.O17]+[.P17]+[.Q17]+[.R17]" office:value-type="float" office:value="5.10005744880861" calcext:value-type="float">
            <text:p>5.10005744880861</text:p>
          </table:table-cell>
          <table:table-cell table:number-columns-repeated="4"/>
          <table:table-cell office:value-type="string" calcext:value-type="string">
            <text:p><text:s/>[ -58.23337542 <text:s/>-30.93386325 <text:s/>-23.11950285]</text:p>
          </table:table-cell>
          <table:table-cell office:value-type="string" calcext:value-type="string">
            <text:p><text:s/>[ -35.33555034 <text:s/>-48.19227132 <text:s/>-42.42127177]</text:p>
          </table:table-cell>
          <table:table-cell office:value-type="string" calcext:value-type="string">
            <text:p><text:s/>[ -58.20300529 <text:s/>-19.16713544 <text:s/>-60. <text:s text:c="7"/>]</text:p>
          </table:table-cell>
          <table:table-cell office:value-type="string" calcext:value-type="string">
            <text:p><text:s/>[-30. -30. -30.]</text:p>
          </table:table-cell>
          <table:table-cell office:value-type="string" calcext:value-type="string">
            <text:p><text:s/>[ <text:s/>-2.19096887 <text:s text:c="2"/>-1.03064501 <text:s text:c="3"/>4.88027191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06" office:value-type="float" office:value="10" calcext:value-type="float">
            <text:p>10</text:p>
          </table:table-cell>
          <table:table-cell table:style-name="ce574" office:value-type="float" office:value="10" calcext:value-type="float">
            <text:p>10</text:p>
          </table:table-cell>
          <table:table-cell table:style-name="ce638" office:value-type="float" office:value="0" calcext:value-type="float">
            <text:p>0</text:p>
          </table:table-cell>
          <table:table-cell table:style-name="ce702" office:value-type="float" office:value="5" calcext:value-type="float">
            <text:p>5</text:p>
          </table:table-cell>
          <table:table-cell table:style-name="ce162" office:value-type="float" office:value="0.0227417604037328" calcext:value-type="float">
            <text:p>0.022741760403733</text:p>
          </table:table-cell>
          <table:table-cell table:style-name="ce162" office:value-type="float" office:value="2.50516813248396" calcext:value-type="float">
            <text:p>2.50516813248396</text:p>
          </table:table-cell>
          <table:table-cell table:style-name="ce162" office:value-type="float" office:value="2.06902371472176" calcext:value-type="float">
            <text:p>2.06902371472176</text:p>
          </table:table-cell>
          <table:table-cell table:style-name="ce162" office:value-type="float" office:value="0.00166279704355163" calcext:value-type="float">
            <text:p>0.001662797043552</text:p>
          </table:table-cell>
          <table:table-cell table:style-name="ce165" office:value-type="float" office:value="0.00913864282487794" calcext:value-type="float">
            <text:p>0.009138642824878</text:p>
          </table:table-cell>
          <table:table-cell table:style-name="ce760" table:formula="of:=[.H18]+[.I18]+[.J18]+[.K18]+[.L18]" office:value-type="float" office:value="4.60773504747789" calcext:value-type="float">
            <text:p>4.60773504747789</text:p>
          </table:table-cell>
          <table:table-cell table:style-name="ce168" office:value-type="float" office:value="0.0322330674862315" calcext:value-type="float">
            <text:p>0.032233067486232</text:p>
          </table:table-cell>
          <table:table-cell table:style-name="ce168" office:value-type="float" office:value="1.6531515866518" calcext:value-type="float">
            <text:p>1.6531515866518</text:p>
          </table:table-cell>
          <table:table-cell table:formula="of:=[.J18]" office:value-type="float" office:value="2.06902371472176" calcext:value-type="float">
            <text:p>2.06902371472176</text:p>
          </table:table-cell>
          <table:table-cell table:formula="of:=[.K18]" office:value-type="float" office:value="0.00166279704355163" calcext:value-type="float">
            <text:p>0.001662797043552</text:p>
          </table:table-cell>
          <table:table-cell table:formula="of:=[.L18]" office:value-type="float" office:value="0.00913864282487794" calcext:value-type="float">
            <text:p>0.009138642824878</text:p>
          </table:table-cell>
          <table:table-cell table:style-name="ce762" table:formula="of:=[.N18]+[.O18]+[.P18]+[.Q18]+[.R18]" office:value-type="float" office:value="3.76520980872823" calcext:value-type="float">
            <text:p>3.76520980872823</text:p>
          </table:table-cell>
          <table:table-cell table:number-columns-repeated="4"/>
          <table:table-cell office:value-type="string" calcext:value-type="string">
            <text:p><text:s/>[ -78.17547265 <text:s/>-48.68163867 <text:s/>-38.87624881]</text:p>
          </table:table-cell>
          <table:table-cell office:value-type="string" calcext:value-type="string">
            <text:p><text:s/>[ -51.73622794 <text:s/>-18.19227132 <text:s/>-72.42127177]</text:p>
          </table:table-cell>
          <table:table-cell office:value-type="string" calcext:value-type="string">
            <text:p><text:s/>[ -88.20300529 <text:s/>-49.16713544 <text:s/>-30. <text:s text:c="7"/>]</text:p>
          </table:table-cell>
          <table:table-cell office:value-type="string" calcext:value-type="string">
            <text:p><text:s/>[-30. -30. -30.]</text:p>
          </table:table-cell>
          <table:table-cell office:value-type="string" calcext:value-type="string">
            <text:p><text:s/>[ <text:s/>-3.16375655 <text:s text:c="2"/>-1.544155 <text:s text:c="5"/>7.10818791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07" office:value-type="float" office:value="8" calcext:value-type="float">
            <text:p>8</text:p>
          </table:table-cell>
          <table:table-cell table:style-name="ce575" office:value-type="float" office:value="6" calcext:value-type="float">
            <text:p>6</text:p>
          </table:table-cell>
          <table:table-cell table:style-name="ce639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162" office:value-type="float" office:value="0.291845317406114" calcext:value-type="float">
            <text:p>0.291845317406114</text:p>
          </table:table-cell>
          <table:table-cell table:style-name="ce162" office:value-type="float" office:value="2.88557503372431" calcext:value-type="float">
            <text:p>2.88557503372431</text:p>
          </table:table-cell>
          <table:table-cell table:style-name="ce162" office:value-type="float" office:value="0.0133408279755673" calcext:value-type="float">
            <text:p>0.013340827975567</text:p>
          </table:table-cell>
          <table:table-cell table:style-name="ce162" office:value-type="float" office:value="0.00606454900366256" calcext:value-type="float">
            <text:p>0.006064549003663</text:p>
          </table:table-cell>
          <table:table-cell table:style-name="ce165" office:value-type="float" office:value="0.173619350521464" calcext:value-type="float">
            <text:p>0.173619350521464</text:p>
          </table:table-cell>
          <table:table-cell table:style-name="ce760" table:formula="of:=[.H19]+[.I19]+[.J19]+[.K19]+[.L19]" office:value-type="float" office:value="3.37044507863112" calcext:value-type="float">
            <text:p>3.37044507863112</text:p>
          </table:table-cell>
          <table:table-cell table:style-name="ce168" office:value-type="float" office:value="0.272855340881506" calcext:value-type="float">
            <text:p>0.272855340881506</text:p>
          </table:table-cell>
          <table:table-cell table:style-name="ce168" office:value-type="float" office:value="1.93792562931776" calcext:value-type="float">
            <text:p>1.93792562931776</text:p>
          </table:table-cell>
          <table:table-cell table:formula="of:=[.J19]" office:value-type="float" office:value="0.0133408279755673" calcext:value-type="float">
            <text:p>0.013340827975567</text:p>
          </table:table-cell>
          <table:table-cell table:formula="of:=[.K19]" office:value-type="float" office:value="0.00606454900366256" calcext:value-type="float">
            <text:p>0.006064549003663</text:p>
          </table:table-cell>
          <table:table-cell table:formula="of:=[.L19]" office:value-type="float" office:value="0.173619350521464" calcext:value-type="float">
            <text:p>0.173619350521464</text:p>
          </table:table-cell>
          <table:table-cell table:style-name="ce762" table:formula="of:=[.N19]+[.O19]+[.P19]+[.Q19]+[.R19]" office:value-type="float" office:value="2.40380569769996" calcext:value-type="float">
            <text:p>2.40380569769996</text:p>
          </table:table-cell>
          <table:table-cell table:number-columns-repeated="4"/>
          <table:table-cell office:value-type="string" calcext:value-type="string">
            <text:p><text:s/>[ -84.02424517 <text:s/>-57.04170661 <text:s/>-45.69355288]</text:p>
          </table:table-cell>
          <table:table-cell office:value-type="string" calcext:value-type="string">
            <text:p><text:s/>[ -81.73622794 <text:s/>-48.19227132 <text:s/>-42.42127177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3.96065444 <text:s text:c="2"/>-2.05543226 <text:s text:c="3"/>9.47112012]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Cortada</text:p>
          </table:table-cell>
          <table:covered-table-cell/>
          <table:table-cell office:value-type="string" calcext:value-type="string">
            <text:p>Igual</text:p>
          </table:table-cell>
          <table:table-cell table:style-name="ce508" office:value-type="float" office:value="10" calcext:value-type="float">
            <text:p>10</text:p>
          </table:table-cell>
          <table:table-cell table:style-name="ce576" office:value-type="float" office:value="10" calcext:value-type="float">
            <text:p>10</text:p>
          </table:table-cell>
          <table:table-cell table:style-name="ce640" office:value-type="float" office:value="2" calcext:value-type="float">
            <text:p>2</text:p>
          </table:table-cell>
          <table:table-cell table:style-name="ce704" office:value-type="float" office:value="4" calcext:value-type="float">
            <text:p>4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.80262979120016" calcext:value-type="float">
            <text:p>1.80262979120016</text:p>
          </table:table-cell>
          <table:table-cell table:style-name="ce162" office:value-type="float" office:value="3.3537454527564" calcext:value-type="float">
            <text:p>3.3537454527564</text:p>
          </table:table-cell>
          <table:table-cell table:style-name="ce16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760" table:formula="of:=[.H20]+[.I20]+[.J20]+[.K20]+[.L20]" office:value-type="float" office:value="5.15637524395656" calcext:value-type="float">
            <text:p>5.15637524395656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.23209990561008" calcext:value-type="float">
            <text:p>1.23209990561008</text:p>
          </table:table-cell>
          <table:table-cell table:formula="of:=[.J20]" office:value-type="float" office:value="3.3537454527564" calcext:value-type="float">
            <text:p>3.3537454527564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style-name="ce762" table:formula="of:=[.N20]+[.O20]+[.P20]+[.Q20]+[.R20]" office:value-type="float" office:value="4.58584535836649" calcext:value-type="float">
            <text:p>4.58584535836649</text:p>
          </table:table-cell>
          <table:table-cell table:number-columns-repeated="4"/>
          <table:table-cell office:value-type="string" calcext:value-type="string">
            <text:p><text:s/>[ -84.79699471 <text:s/>-62.83286456 <text:s/>-49.76833637]</text:p>
          </table:table-cell>
          <table:table-cell office:value-type="string" calcext:value-type="string">
            <text:p><text:s/>[-102.84970034 <text:s/>-66.41562189 <text:s/>-18.7618525 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4.55673528 <text:s text:c="2"/>-2.89353728 <text:s text:c="2"/>12.39733529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09" office:value-type="float" office:value="8" calcext:value-type="float">
            <text:p>8</text:p>
          </table:table-cell>
          <table:table-cell table:style-name="ce577" office:value-type="float" office:value="9" calcext:value-type="float">
            <text:p>9</text:p>
          </table:table-cell>
          <table:table-cell table:style-name="ce641" office:value-type="float" office:value="2" calcext:value-type="float">
            <text:p>2</text:p>
          </table:table-cell>
          <table:table-cell table:style-name="ce705" office:value-type="float" office:value="7" calcext:value-type="float">
            <text:p>7</text:p>
          </table:table-cell>
          <table:table-cell table:style-name="ce162" office:value-type="float" office:value="0.36287063267082" calcext:value-type="float">
            <text:p>0.36287063267082</text:p>
          </table:table-cell>
          <table:table-cell table:style-name="ce162" office:value-type="float" office:value="2.37380806356668" calcext:value-type="float">
            <text:p>2.37380806356668</text:p>
          </table:table-cell>
          <table:table-cell table:style-name="ce162" office:value-type="float" office:value="0.630487779592125" calcext:value-type="float">
            <text:p>0.630487779592125</text:p>
          </table:table-cell>
          <table:table-cell table:style-name="ce162" office:value-type="float" office:value="0.0157659706722394" calcext:value-type="float">
            <text:p>0.01576597067224</text:p>
          </table:table-cell>
          <table:table-cell table:style-name="ce165" office:value-type="float" office:value="0.0428614747944714" calcext:value-type="float">
            <text:p>0.042861474794472</text:p>
          </table:table-cell>
          <table:table-cell table:style-name="ce760" table:formula="of:=[.H21]+[.I21]+[.J21]+[.K21]+[.L21]" office:value-type="float" office:value="3.42579392129634" calcext:value-type="float">
            <text:p>3.42579392129634</text:p>
          </table:table-cell>
          <table:table-cell table:style-name="ce168" office:value-type="float" office:value="0.3198700142093" calcext:value-type="float">
            <text:p>0.3198700142093</text:p>
          </table:table-cell>
          <table:table-cell table:style-name="ce168" office:value-type="float" office:value="1.63352005183697" calcext:value-type="float">
            <text:p>1.63352005183697</text:p>
          </table:table-cell>
          <table:table-cell table:formula="of:=[.J21]" office:value-type="float" office:value="0.630487779592125" calcext:value-type="float">
            <text:p>0.630487779592125</text:p>
          </table:table-cell>
          <table:table-cell table:formula="of:=[.K21]" office:value-type="float" office:value="0.0157659706722394" calcext:value-type="float">
            <text:p>0.01576597067224</text:p>
          </table:table-cell>
          <table:table-cell table:formula="of:=[.L21]" office:value-type="float" office:value="0.0428614747944714" calcext:value-type="float">
            <text:p>0.042861474794472</text:p>
          </table:table-cell>
          <table:table-cell table:style-name="ce762" table:formula="of:=[.N21]+[.O21]+[.P21]+[.Q21]+[.R21]" office:value-type="float" office:value="2.6425052911051" calcext:value-type="float">
            <text:p>2.6425052911051</text:p>
          </table:table-cell>
          <table:table-cell table:number-columns-repeated="4"/>
          <table:table-cell office:value-type="string" calcext:value-type="string">
            <text:p><text:s/>[ -83.51102298 <text:s/>-66.87390999 <text:s/>-51.29752058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5.06064832 <text:s text:c="2"/>-4.59750605 <text:s text:c="2"/>16.07345772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10" office:value-type="float" office:value="6" calcext:value-type="float">
            <text:p>6</text:p>
          </table:table-cell>
          <table:table-cell table:style-name="ce578" office:value-type="float" office:value="6" calcext:value-type="float">
            <text:p>6</text:p>
          </table:table-cell>
          <table:table-cell table:style-name="ce642" office:value-type="float" office:value="2" calcext:value-type="float">
            <text:p>2</text:p>
          </table:table-cell>
          <table:table-cell table:style-name="ce706" office:value-type="float" office:value="7" calcext:value-type="float">
            <text:p>7</text:p>
          </table:table-cell>
          <table:table-cell table:style-name="ce162" office:value-type="float" office:value="0.791236307122745" calcext:value-type="float">
            <text:p>0.791236307122745</text:p>
          </table:table-cell>
          <table:table-cell table:style-name="ce162" office:value-type="float" office:value="2.80418060719967" calcext:value-type="float">
            <text:p>2.80418060719967</text:p>
          </table:table-cell>
          <table:table-cell table:style-name="ce162" office:value-type="float" office:value="0.36608566534638" calcext:value-type="float">
            <text:p>0.36608566534638</text:p>
          </table:table-cell>
          <table:table-cell table:style-name="ce162" office:value-type="float" office:value="0.0230057235974663" calcext:value-type="float">
            <text:p>0.023005723597466</text:p>
          </table:table-cell>
          <table:table-cell table:style-name="ce165" office:value-type="float" office:value="0.0948543737664597" calcext:value-type="float">
            <text:p>0.09485437376646</text:p>
          </table:table-cell>
          <table:table-cell table:style-name="ce760" table:formula="of:=[.H22]+[.I22]+[.J22]+[.K22]+[.L22]" office:value-type="float" office:value="4.07936267703272" calcext:value-type="float">
            <text:p>4.07936267703272</text:p>
          </table:table-cell>
          <table:table-cell table:style-name="ce168" office:value-type="float" office:value="0.663829050608911" calcext:value-type="float">
            <text:p>0.663829050608911</text:p>
          </table:table-cell>
          <table:table-cell table:style-name="ce168" office:value-type="float" office:value="1.96099579334259" calcext:value-type="float">
            <text:p>1.96099579334259</text:p>
          </table:table-cell>
          <table:table-cell table:formula="of:=[.J22]" office:value-type="float" office:value="0.36608566534638" calcext:value-type="float">
            <text:p>0.36608566534638</text:p>
          </table:table-cell>
          <table:table-cell table:formula="of:=[.K22]" office:value-type="float" office:value="0.0230057235974663" calcext:value-type="float">
            <text:p>0.023005723597466</text:p>
          </table:table-cell>
          <table:table-cell table:formula="of:=[.L22]" office:value-type="float" office:value="0.0948543737664597" calcext:value-type="float">
            <text:p>0.09485437376646</text:p>
          </table:table-cell>
          <table:table-cell table:style-name="ce762" table:formula="of:=[.N22]+[.O22]+[.P22]+[.Q22]+[.R22]" office:value-type="float" office:value="3.10877060666181" calcext:value-type="float">
            <text:p>3.10877060666181</text:p>
          </table:table-cell>
          <table:table-cell table:number-columns-repeated="4"/>
          <table:table-cell office:value-type="string" calcext:value-type="string">
            <text:p><text:s/>[ -83. <text:s text:c="9"/>-69. <text:s text:c="9"/>-51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4.90712899 <text:s text:c="2"/>-7.62314892 <text:s text:c="2"/>21.13742542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11" office:value-type="float" office:value="3" calcext:value-type="float">
            <text:p>3</text:p>
          </table:table-cell>
          <table:table-cell table:style-name="ce579" office:value-type="float" office:value="3" calcext:value-type="float">
            <text:p>3</text:p>
          </table:table-cell>
          <table:table-cell table:style-name="ce643" office:value-type="float" office:value="1" calcext:value-type="float">
            <text:p>1</text:p>
          </table:table-cell>
          <table:table-cell table:style-name="ce707" office:value-type="float" office:value="9" calcext:value-type="float">
            <text:p>9</text:p>
          </table:table-cell>
          <table:table-cell table:style-name="ce162" office:value-type="float" office:value="1.34391928440891" calcext:value-type="float">
            <text:p>1.34391928440891</text:p>
          </table:table-cell>
          <table:table-cell table:style-name="ce162" office:value-type="float" office:value="3.5563737154007" calcext:value-type="float">
            <text:p>3.5563737154007</text:p>
          </table:table-cell>
          <table:table-cell table:style-name="ce162" office:value-type="float" office:value="1.10509913712263" calcext:value-type="float">
            <text:p>1.10509913712263</text:p>
          </table:table-cell>
          <table:table-cell table:style-name="ce162" office:value-type="float" office:value="0.0223176042426065" calcext:value-type="float">
            <text:p>0.022317604242607</text:p>
          </table:table-cell>
          <table:table-cell table:style-name="ce165" office:value-type="float" office:value="0.169387373437928" calcext:value-type="float">
            <text:p>0.169387373437928</text:p>
          </table:table-cell>
          <table:table-cell table:style-name="ce760" table:formula="of:=[.H23]+[.I23]+[.J23]+[.K23]+[.L23]" office:value-type="float" office:value="6.19709711461277" calcext:value-type="float">
            <text:p>6.19709711461277</text:p>
          </table:table-cell>
          <table:table-cell table:style-name="ce168" office:value-type="float" office:value="1.13305359263904" calcext:value-type="float">
            <text:p>1.13305359263904</text:p>
          </table:table-cell>
          <table:table-cell table:style-name="ce168" office:value-type="float" office:value="2.55618952214718" calcext:value-type="float">
            <text:p>2.55618952214718</text:p>
          </table:table-cell>
          <table:table-cell table:formula="of:=[.J23]" office:value-type="float" office:value="1.10509913712263" calcext:value-type="float">
            <text:p>1.10509913712263</text:p>
          </table:table-cell>
          <table:table-cell table:formula="of:=[.K23]" office:value-type="float" office:value="0.0223176042426065" calcext:value-type="float">
            <text:p>0.022317604242607</text:p>
          </table:table-cell>
          <table:table-cell table:formula="of:=[.L23]" office:value-type="float" office:value="0.169387373437928" calcext:value-type="float">
            <text:p>0.169387373437928</text:p>
          </table:table-cell>
          <table:table-cell table:style-name="ce762" table:formula="of:=[.N23]+[.O23]+[.P23]+[.Q23]+[.R23]" office:value-type="float" office:value="4.98604722958938" calcext:value-type="float">
            <text:p>4.98604722958938</text:p>
          </table:table-cell>
          <table:table-cell table:number-columns-repeated="4"/>
          <table:table-cell office:value-type="string" calcext:value-type="string">
            <text:p><text:s/>[ -83.02293786 <text:s/>-41.91672193 <text:s/>-67.96524545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3.90689701 <text:s/>-12.34431314 <text:s text:c="2"/>28.00990343]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Cortada</text:p>
          </table:table-cell>
          <table:covered-table-cell/>
          <table:table-cell office:value-type="string" calcext:value-type="string">
            <text:p>Igual</text:p>
          </table:table-cell>
          <table:table-cell table:style-name="ce512" office:value-type="float" office:value="10" calcext:value-type="float">
            <text:p>10</text:p>
          </table:table-cell>
          <table:table-cell table:style-name="ce580" office:value-type="float" office:value="10" calcext:value-type="float">
            <text:p>10</text:p>
          </table:table-cell>
          <table:table-cell table:style-name="ce644" office:value-type="float" office:value="5" calcext:value-type="float">
            <text:p>5</text:p>
          </table:table-cell>
          <table:table-cell table:style-name="ce708" office:value-type="float" office:value="8" calcext:value-type="float">
            <text:p>8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9.32648107409477" calcext:value-type="float">
            <text:p>9.32648107409477</text:p>
          </table:table-cell>
          <table:table-cell table:style-name="ce162" office:value-type="float" office:value="1.6924739617596" calcext:value-type="float">
            <text:p>1.6924739617596</text:p>
          </table:table-cell>
          <table:table-cell table:style-name="ce16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760" table:formula="of:=[.H24]+[.I24]+[.J24]+[.K24]+[.L24]" office:value-type="float" office:value="11.0189550358544" calcext:value-type="float">
            <text:p>11.0189550358544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4.78206463158131" calcext:value-type="float">
            <text:p>4.78206463158131</text:p>
          </table:table-cell>
          <table:table-cell table:formula="of:=[.J24]" office:value-type="float" office:value="1.6924739617596" calcext:value-type="float">
            <text:p>1.6924739617596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0" calcext:value-type="float">
            <text:p>0</text:p>
          </table:table-cell>
          <table:table-cell table:style-name="ce762" table:formula="of:=[.N24]+[.O24]+[.P24]+[.Q24]+[.R24]" office:value-type="float" office:value="6.47453859334091" calcext:value-type="float">
            <text:p>6.47453859334091</text:p>
          </table:table-cell>
          <table:table-cell table:style-name="ce765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<text:s/>[ -99.91170058 <text:s/>-22.92925508 <text:s/>-82.68189272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1.49500436 <text:s/>-18.33807468 <text:s text:c="2"/>36.35931826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13" office:value-type="float" office:value="7" calcext:value-type="float">
            <text:p>7</text:p>
          </table:table-cell>
          <table:table-cell table:style-name="ce581" office:value-type="float" office:value="7" calcext:value-type="float">
            <text:p>7</text:p>
          </table:table-cell>
          <table:table-cell table:style-name="ce645" office:value-type="float" office:value="4" calcext:value-type="float">
            <text:p>4</text:p>
          </table:table-cell>
          <table:table-cell table:style-name="ce709" office:value-type="float" office:value="8" calcext:value-type="float">
            <text:p>8</text:p>
          </table:table-cell>
          <table:table-cell table:style-name="ce162" office:value-type="float" office:value="2.53850826993585" calcext:value-type="float">
            <text:p>2.53850826993585</text:p>
          </table:table-cell>
          <table:table-cell table:style-name="ce162" office:value-type="float" office:value="1.1792010627687" calcext:value-type="float">
            <text:p>1.1792010627687</text:p>
          </table:table-cell>
          <table:table-cell table:style-name="ce162" office:value-type="float" office:value="1.40230970780823" calcext:value-type="float">
            <text:p>1.40230970780823</text:p>
          </table:table-cell>
          <table:table-cell table:style-name="ce162" office:value-type="float" office:value="0.0275158225642008" calcext:value-type="float">
            <text:p>0.027515822564201</text:p>
          </table:table-cell>
          <table:table-cell table:style-name="ce165" office:value-type="float" office:value="0.355947825092914" calcext:value-type="float">
            <text:p>0.355947825092914</text:p>
          </table:table-cell>
          <table:table-cell table:style-name="ce760" table:formula="of:=[.H25]+[.I25]+[.J25]+[.K25]+[.L25]" office:value-type="float" office:value="5.50348268816989" calcext:value-type="float">
            <text:p>5.50348268816989</text:p>
          </table:table-cell>
          <table:table-cell table:style-name="ce168" office:value-type="float" office:value="2.03381234314293" calcext:value-type="float">
            <text:p>2.03381234314293</text:p>
          </table:table-cell>
          <table:table-cell table:style-name="ce168" office:value-type="float" office:value="0.696383137255907" calcext:value-type="float">
            <text:p>0.696383137255907</text:p>
          </table:table-cell>
          <table:table-cell table:formula="of:=[.J25]" office:value-type="float" office:value="1.40230970780823" calcext:value-type="float">
            <text:p>1.40230970780823</text:p>
          </table:table-cell>
          <table:table-cell table:formula="of:=[.K25]" office:value-type="float" office:value="0.0275158225642008" calcext:value-type="float">
            <text:p>0.027515822564201</text:p>
          </table:table-cell>
          <table:table-cell table:formula="of:=[.L25]" office:value-type="float" office:value="0.355947825092914" calcext:value-type="float">
            <text:p>0.355947825092914</text:p>
          </table:table-cell>
          <table:table-cell table:style-name="ce762" table:formula="of:=[.N25]+[.O25]+[.P25]+[.Q25]+[.R25]" office:value-type="float" office:value="4.51596883586418" calcext:value-type="float">
            <text:p>4.51596883586418</text:p>
          </table:table-cell>
          <table:table-cell table:style-name="ce765"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<text:s/>[-113. <text:s text:c="9"/>-52. <text:s text:c="9"/>-80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 text:c="2"/>2.12280256 <text:s/>-25.53977489 <text:s text:c="2"/>45.22053766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14" office:value-type="float" office:value="4" calcext:value-type="float">
            <text:p>4</text:p>
          </table:table-cell>
          <table:table-cell table:style-name="ce582" office:value-type="float" office:value="4" calcext:value-type="float">
            <text:p>4</text:p>
          </table:table-cell>
          <table:table-cell table:style-name="ce646" office:value-type="float" office:value="2" calcext:value-type="float">
            <text:p>2</text:p>
          </table:table-cell>
          <table:table-cell table:style-name="ce710" office:value-type="float" office:value="8" calcext:value-type="float">
            <text:p>8</text:p>
          </table:table-cell>
          <table:table-cell table:style-name="ce162" office:value-type="float" office:value="3.89354187063873" calcext:value-type="float">
            <text:p>3.89354187063873</text:p>
          </table:table-cell>
          <table:table-cell table:style-name="ce162" office:value-type="float" office:value="1.12649127840996" calcext:value-type="float">
            <text:p>1.12649127840996</text:p>
          </table:table-cell>
          <table:table-cell table:style-name="ce162" office:value-type="float" office:value="2.25699783057923" calcext:value-type="float">
            <text:p>2.25699783057923</text:p>
          </table:table-cell>
          <table:table-cell table:style-name="ce162" office:value-type="float" office:value="0.0333326406664067" calcext:value-type="float">
            <text:p>0.033332640666407</text:p>
          </table:table-cell>
          <table:table-cell table:style-name="ce165" office:value-type="float" office:value="0.543818077909863" calcext:value-type="float">
            <text:p>0.543818077909863</text:p>
          </table:table-cell>
          <table:table-cell table:style-name="ce760" table:formula="of:=[.H26]+[.I26]+[.J26]+[.K26]+[.L26]" office:value-type="float" office:value="7.85418169820419" calcext:value-type="float">
            <text:p>7.85418169820419</text:p>
          </table:table-cell>
          <table:table-cell table:style-name="ce168" office:value-type="float" office:value="3.10402014292777" calcext:value-type="float">
            <text:p>3.10402014292777</text:p>
          </table:table-cell>
          <table:table-cell table:style-name="ce168" office:value-type="float" office:value="0.752491783350706" calcext:value-type="float">
            <text:p>0.752491783350706</text:p>
          </table:table-cell>
          <table:table-cell table:formula="of:=[.J26]" office:value-type="float" office:value="2.25699783057923" calcext:value-type="float">
            <text:p>2.25699783057923</text:p>
          </table:table-cell>
          <table:table-cell table:formula="of:=[.K26]" office:value-type="float" office:value="0.0333326406664067" calcext:value-type="float">
            <text:p>0.033332640666407</text:p>
          </table:table-cell>
          <table:table-cell table:formula="of:=[.L26]" office:value-type="float" office:value="0.543818077909863" calcext:value-type="float">
            <text:p>0.543818077909863</text:p>
          </table:table-cell>
          <table:table-cell table:style-name="ce762" table:formula="of:=[.N26]+[.O26]+[.P26]+[.Q26]+[.R26]" office:value-type="float" office:value="6.69066047543397" calcext:value-type="float">
            <text:p>6.69066047543397</text:p>
          </table:table-cell>
          <table:table-cell table:style-name="ce765" office:value-type="string" calcext:value-type="string">
            <text:p>***</text:p>
          </table:table-cell>
          <table:table-cell table:number-columns-repeated="3"/>
          <table:table-cell office:value-type="string" calcext:value-type="string">
            <text:p><text:s/>[-124.31318649 <text:s/>-81.38110106 <text:s/>-67.77503949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 text:c="2"/>6.46956378 <text:s/>-34.50080204 <text:s text:c="2"/>54.8917985 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15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647" office:value-type="float" office:value="1" calcext:value-type="float">
            <text:p>1</text:p>
          </table:table-cell>
          <table:table-cell table:style-name="ce711" office:value-type="float" office:value="7" calcext:value-type="float">
            <text:p>7</text:p>
          </table:table-cell>
          <table:table-cell table:style-name="ce162" office:value-type="float" office:value="8.22345667984337" calcext:value-type="float">
            <text:p>8.22345667984337</text:p>
          </table:table-cell>
          <table:table-cell table:style-name="ce162" office:value-type="float" office:value="2.80821602791548" calcext:value-type="float">
            <text:p>2.80821602791548</text:p>
          </table:table-cell>
          <table:table-cell table:style-name="ce162" office:value-type="float" office:value="3.17414214591048" calcext:value-type="float">
            <text:p>3.17414214591048</text:p>
          </table:table-cell>
          <table:table-cell table:style-name="ce162" office:value-type="float" office:value="0.0442347831683769" calcext:value-type="float">
            <text:p>0.044234783168377</text:p>
          </table:table-cell>
          <table:table-cell table:style-name="ce165" office:value-type="float" office:value="1.114" calcext:value-type="float">
            <text:p>1.114</text:p>
          </table:table-cell>
          <table:table-cell table:style-name="ce760" table:formula="of:=[.H27]+[.I27]+[.J27]+[.K27]+[.L27]" office:value-type="float" office:value="15.3640496368377" calcext:value-type="float">
            <text:p>15.3640496368377</text:p>
          </table:table-cell>
          <table:table-cell table:style-name="ce168" office:value-type="float" office:value="6.60188845358789" calcext:value-type="float">
            <text:p>6.60188845358789</text:p>
          </table:table-cell>
          <table:table-cell table:style-name="ce168" office:value-type="float" office:value="2.07648556679487" calcext:value-type="float">
            <text:p>2.07648556679487</text:p>
          </table:table-cell>
          <table:table-cell table:formula="of:=[.J27]" office:value-type="float" office:value="3.17414214591048" calcext:value-type="float">
            <text:p>3.17414214591048</text:p>
          </table:table-cell>
          <table:table-cell table:formula="of:=[.K27]" office:value-type="float" office:value="0.0442347831683769" calcext:value-type="float">
            <text:p>0.044234783168377</text:p>
          </table:table-cell>
          <table:table-cell table:formula="of:=[.L27]" office:value-type="float" office:value="1.114" calcext:value-type="float">
            <text:p>1.114</text:p>
          </table:table-cell>
          <table:table-cell table:style-name="ce762" table:formula="of:=[.N27]+[.O27]+[.P27]+[.Q27]+[.R27]" office:value-type="float" office:value="13.0107509494616" calcext:value-type="float">
            <text:p>13.0107509494616</text:p>
          </table:table-cell>
          <table:table-cell table:style-name="ce765" office:value-type="string" calcext:value-type="string">
            <text:p>****</text:p>
          </table:table-cell>
          <table:table-cell table:number-columns-repeated="3"/>
          <table:table-cell office:value-type="string" calcext:value-type="string">
            <text:p><text:s/>[-146.51218257 -111.04295196 <text:s/>-42.50049748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11.36263734 <text:s/>-45.22725391 <text:s text:c="2"/>63.36758852]</text:p>
          </table:table-cell>
        </table:table-row>
        <table:table-row table:style-name="ro2">
          <table:table-cell table:style-name="ce169" office:value-type="string" calcext:value-type="string" table:number-columns-spanned="3" table:number-rows-spanned="1">
            <text:p>Using trained Network</text:p>
          </table:table-cell>
          <table:covered-table-cell table:number-columns-repeated="2"/>
          <table:table-cell table:style-name="ce516"/>
          <table:table-cell table:style-name="ce584"/>
          <table:table-cell table:style-name="ce648"/>
          <table:table-cell table:style-name="ce712"/>
          <table:table-cell table:style-name="ce162" table:number-columns-repeated="4"/>
          <table:table-cell table:style-name="ce165"/>
          <table:table-cell table:style-name="ce760" table:formula="of:=[.H28]+[.I28]+[.J28]+[.K28]+[.L28]" office:value-type="float" office:value="0" calcext:value-type="float">
            <text:p>0</text:p>
          </table:table-cell>
          <table:table-cell table:style-name="ce168" table:number-columns-repeated="2"/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style-name="ce762" table:formula="of:=[.N28]+[.O28]+[.P28]+[.Q28]+[.R2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<text:s/>[-164.51715091 -129.74088258 <text:s/>-21.22254356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16.104173 <text:s text:c="3"/>-58.08399105 <text:s text:c="2"/>70.37987375]</text:p>
          </table:table-cell>
        </table:table-row>
        <table:table-row table:style-name="ro2">
          <table:table-cell table:number-columns-repeated="3"/>
          <table:table-cell table:style-name="ce517" office:value-type="float" office:value="3" calcext:value-type="float">
            <text:p>3</text:p>
          </table:table-cell>
          <table:table-cell table:style-name="ce585" office:value-type="float" office:value="5" calcext:value-type="float">
            <text:p>5</text:p>
          </table:table-cell>
          <table:table-cell table:style-name="ce649" office:value-type="float" office:value="4" calcext:value-type="float">
            <text:p>4</text:p>
          </table:table-cell>
          <table:table-cell table:style-name="ce713" office:value-type="float" office:value="7" calcext:value-type="float">
            <text:p>7</text:p>
          </table:table-cell>
          <table:table-cell table:style-name="ce162" office:value-type="float" office:value="2.86019261693582" calcext:value-type="float">
            <text:p>2.86019261693582</text:p>
          </table:table-cell>
          <table:table-cell table:style-name="ce162" office:value-type="float" office:value="1.56035190448165" calcext:value-type="float">
            <text:p>1.56035190448165</text:p>
          </table:table-cell>
          <table:table-cell table:style-name="ce162" office:value-type="float" office:value="2.88485060381394" calcext:value-type="float">
            <text:p>2.88485060381394</text:p>
          </table:table-cell>
          <table:table-cell table:style-name="ce162" office:value-type="float" office:value="0.0698558346955665" calcext:value-type="float">
            <text:p>0.069855834695567</text:p>
          </table:table-cell>
          <table:table-cell table:style-name="ce165" office:value-type="float" office:value="3.89176239286756" calcext:value-type="float">
            <text:p>3.89176239286756</text:p>
          </table:table-cell>
          <table:table-cell table:style-name="ce760" table:formula="of:=[.H29]+[.I29]+[.J29]+[.K29]+[.L29]" office:value-type="float" office:value="11.2670133527945" calcext:value-type="float">
            <text:p>11.2670133527945</text:p>
          </table:table-cell>
          <table:table-cell table:style-name="ce168" office:value-type="float" office:value="2.53731734119356" calcext:value-type="float">
            <text:p>2.53731734119356</text:p>
          </table:table-cell>
          <table:table-cell table:style-name="ce168" office:value-type="float" office:value="1.09216012060642" calcext:value-type="float">
            <text:p>1.09216012060642</text:p>
          </table:table-cell>
          <table:table-cell table:formula="of:=[.J29]" office:value-type="float" office:value="2.88485060381394" calcext:value-type="float">
            <text:p>2.88485060381394</text:p>
          </table:table-cell>
          <table:table-cell table:formula="of:=[.K29]" office:value-type="float" office:value="0.0698558346955665" calcext:value-type="float">
            <text:p>0.069855834695567</text:p>
          </table:table-cell>
          <table:table-cell table:formula="of:=[.L29]" office:value-type="float" office:value="3.89176239286756" calcext:value-type="float">
            <text:p>3.89176239286756</text:p>
          </table:table-cell>
          <table:table-cell table:style-name="ce762" table:formula="of:=[.N29]+[.O29]+[.P29]+[.Q29]+[.R29]" office:value-type="float" office:value="10.475946293177" calcext:value-type="float">
            <text:p>10.475946293177</text:p>
          </table:table-cell>
          <table:table-cell table:number-columns-repeated="4"/>
          <table:table-cell office:value-type="string" calcext:value-type="string">
            <text:p><text:s/>[-165.24825416 -128.23022281 <text:s/>-18.98734728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19.38537198 <text:s/>-70.20242119 <text:s text:c="2"/>75.74124002]</text:p>
          </table:table-cell>
        </table:table-row>
        <table:table-row table:style-name="ro2">
          <table:table-cell table:number-columns-repeated="3"/>
          <table:table-cell table:style-name="ce518" office:value-type="float" office:value="1" calcext:value-type="float">
            <text:p>1</text:p>
          </table:table-cell>
          <table:table-cell table:style-name="ce586" office:value-type="float" office:value="1" calcext:value-type="float">
            <text:p>1</text:p>
          </table:table-cell>
          <table:table-cell table:style-name="ce650" office:value-type="float" office:value="4" calcext:value-type="float">
            <text:p>4</text:p>
          </table:table-cell>
          <table:table-cell table:style-name="ce714" office:value-type="float" office:value="7" calcext:value-type="float">
            <text:p>7</text:p>
          </table:table-cell>
          <table:table-cell table:style-name="ce162" office:value-type="float" office:value="8.13504448160529" calcext:value-type="float">
            <text:p>8.13504448160529</text:p>
          </table:table-cell>
          <table:table-cell table:style-name="ce162" office:value-type="float" office:value="1.12383654341102" calcext:value-type="float">
            <text:p>1.12383654341102</text:p>
          </table:table-cell>
          <table:table-cell table:style-name="ce162" office:value-type="float" office:value="3.50562700057918" calcext:value-type="float">
            <text:p>3.50562700057918</text:p>
          </table:table-cell>
          <table:table-cell table:style-name="ce162" office:value-type="float" office:value="0.0665661013893734" calcext:value-type="float">
            <text:p>0.066566101389373</text:p>
          </table:table-cell>
          <table:table-cell table:style-name="ce165" office:value-type="float" office:value="2.06070169694653" calcext:value-type="float">
            <text:p>2.06070169694653</text:p>
          </table:table-cell>
          <table:table-cell table:style-name="ce760" table:formula="of:=[.H30]+[.I30]+[.J30]+[.K30]+[.L30]" office:value-type="float" office:value="14.8917758239314" calcext:value-type="float">
            <text:p>14.8917758239314</text:p>
          </table:table-cell>
          <table:table-cell table:style-name="ce168" office:value-type="float" office:value="8.12491052784026" calcext:value-type="float">
            <text:p>8.12491052784026</text:p>
          </table:table-cell>
          <table:table-cell table:style-name="ce168" office:value-type="float" office:value="0.729952333495021" calcext:value-type="float">
            <text:p>0.729952333495021</text:p>
          </table:table-cell>
          <table:table-cell table:formula="of:=[.J30]" office:value-type="float" office:value="3.50562700057918" calcext:value-type="float">
            <text:p>3.50562700057918</text:p>
          </table:table-cell>
          <table:table-cell table:formula="of:=[.K30]" office:value-type="float" office:value="0.0665661013893734" calcext:value-type="float">
            <text:p>0.066566101389373</text:p>
          </table:table-cell>
          <table:table-cell table:formula="of:=[.L30]" office:value-type="float" office:value="2.06070169694653" calcext:value-type="float">
            <text:p>2.06070169694653</text:p>
          </table:table-cell>
          <table:table-cell table:style-name="ce762" table:formula="of:=[.N30]+[.O30]+[.P30]+[.Q30]+[.R30]" office:value-type="float" office:value="14.4877576602504" calcext:value-type="float">
            <text:p>14.4877576602504</text:p>
          </table:table-cell>
          <table:table-cell table:number-columns-repeated="4"/>
          <table:table-cell office:value-type="string" calcext:value-type="string">
            <text:p><text:s/>[-167.62565498 -129.26630253 <text:s/>-18.84107821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2.3362022 <text:s text:c="2"/>-81.58403873 <text:s text:c="2"/>79.87584543]</text:p>
          </table:table-cell>
        </table:table-row>
        <table:table-row table:style-name="ro2">
          <table:table-cell table:number-columns-repeated="3"/>
          <table:table-cell table:style-name="ce519" office:value-type="float" office:value="2" calcext:value-type="float">
            <text:p>2</text:p>
          </table:table-cell>
          <table:table-cell table:style-name="ce587" office:value-type="float" office:value="6" calcext:value-type="float">
            <text:p>6</text:p>
          </table:table-cell>
          <table:table-cell table:style-name="ce651" office:value-type="float" office:value="5" calcext:value-type="float">
            <text:p>5</text:p>
          </table:table-cell>
          <table:table-cell table:style-name="ce715" office:value-type="float" office:value="9" calcext:value-type="float">
            <text:p>9</text:p>
          </table:table-cell>
          <table:table-cell table:style-name="ce162" office:value-type="float" office:value="2.33549581025727" calcext:value-type="float">
            <text:p>2.33549581025727</text:p>
          </table:table-cell>
          <table:table-cell table:style-name="ce162" office:value-type="float" office:value="1.683010160923" calcext:value-type="float">
            <text:p>1.683010160923</text:p>
          </table:table-cell>
          <table:table-cell table:style-name="ce162" office:value-type="float" office:value="4.23686825108917" calcext:value-type="float">
            <text:p>4.23686825108917</text:p>
          </table:table-cell>
          <table:table-cell table:style-name="ce162" office:value-type="float" office:value="0.0379092125175765" calcext:value-type="float">
            <text:p>0.037909212517577</text:p>
          </table:table-cell>
          <table:table-cell table:style-name="ce165" office:value-type="float" office:value="0.258945563947216" calcext:value-type="float">
            <text:p>0.258945563947216</text:p>
          </table:table-cell>
          <table:table-cell table:style-name="ce760" table:formula="of:=[.H31]+[.I31]+[.J31]+[.K31]+[.L31]" office:value-type="float" office:value="8.55222899873423" calcext:value-type="float">
            <text:p>8.55222899873423</text:p>
          </table:table-cell>
          <table:table-cell table:style-name="ce168" office:value-type="float" office:value="2.0802448852919" calcext:value-type="float">
            <text:p>2.0802448852919</text:p>
          </table:table-cell>
          <table:table-cell table:style-name="ce168" office:value-type="float" office:value="1.30672138184309" calcext:value-type="float">
            <text:p>1.30672138184309</text:p>
          </table:table-cell>
          <table:table-cell table:formula="of:=[.J31]" office:value-type="float" office:value="4.23686825108917" calcext:value-type="float">
            <text:p>4.23686825108917</text:p>
          </table:table-cell>
          <table:table-cell table:formula="of:=[.K31]" office:value-type="float" office:value="0.0379092125175765" calcext:value-type="float">
            <text:p>0.037909212517577</text:p>
          </table:table-cell>
          <table:table-cell table:formula="of:=[.L31]" office:value-type="float" office:value="0.258945563947216" calcext:value-type="float">
            <text:p>0.258945563947216</text:p>
          </table:table-cell>
          <table:table-cell table:style-name="ce762" table:formula="of:=[.N31]+[.O31]+[.P31]+[.Q31]+[.R31]" office:value-type="float" office:value="7.92068929468895" calcext:value-type="float">
            <text:p>7.92068929468895</text:p>
          </table:table-cell>
          <table:table-cell table:number-columns-repeated="4"/>
          <table:table-cell office:value-type="string" calcext:value-type="string">
            <text:p><text:s/>[-175.56951604 -140.60445163 <text:s/>-18.82990593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4.64701968 <text:s/>-93.37677383 <text:s text:c="2"/>83.6064918 ]</text:p>
          </table:table-cell>
        </table:table-row>
        <table:table-row table:style-name="ro2">
          <table:table-cell table:number-columns-repeated="3"/>
          <table:table-cell table:style-name="ce520" office:value-type="float" office:value="2" calcext:value-type="float">
            <text:p>2</text:p>
          </table:table-cell>
          <table:table-cell table:style-name="ce588" office:value-type="float" office:value="1" calcext:value-type="float">
            <text:p>1</text:p>
          </table:table-cell>
          <table:table-cell table:style-name="ce652" office:value-type="float" office:value="2" calcext:value-type="float">
            <text:p>2</text:p>
          </table:table-cell>
          <table:table-cell table:style-name="ce716" office:value-type="float" office:value="6" calcext:value-type="float">
            <text:p>6</text:p>
          </table:table-cell>
          <table:table-cell table:style-name="ce162" office:value-type="float" office:value="2.55682680290192" calcext:value-type="float">
            <text:p>2.55682680290192</text:p>
          </table:table-cell>
          <table:table-cell table:style-name="ce162" office:value-type="float" office:value="2.99056340008974" calcext:value-type="float">
            <text:p>2.99056340008974</text:p>
          </table:table-cell>
          <table:table-cell table:style-name="ce162" office:value-type="float" office:value="4.58520236081306" calcext:value-type="float">
            <text:p>4.58520236081306</text:p>
          </table:table-cell>
          <table:table-cell table:style-name="ce162" office:value-type="float" office:value="0.0389328992014995" calcext:value-type="float">
            <text:p>0.0389328992015</text:p>
          </table:table-cell>
          <table:table-cell table:style-name="ce165" office:value-type="float" office:value="0.667636934622929" calcext:value-type="float">
            <text:p>0.667636934622929</text:p>
          </table:table-cell>
          <table:table-cell table:style-name="ce760" table:formula="of:=[.H32]+[.I32]+[.J32]+[.K32]+[.L32]" office:value-type="float" office:value="10.8391623976292" calcext:value-type="float">
            <text:p>10.8391623976292</text:p>
          </table:table-cell>
          <table:table-cell table:style-name="ce168" office:value-type="float" office:value="2.22947390284389" calcext:value-type="float">
            <text:p>2.22947390284389</text:p>
          </table:table-cell>
          <table:table-cell table:style-name="ce168" office:value-type="float" office:value="2.1489892154932" calcext:value-type="float">
            <text:p>2.1489892154932</text:p>
          </table:table-cell>
          <table:table-cell table:formula="of:=[.J32]" office:value-type="float" office:value="4.58520236081306" calcext:value-type="float">
            <text:p>4.58520236081306</text:p>
          </table:table-cell>
          <table:table-cell table:formula="of:=[.K32]" office:value-type="float" office:value="0.0389328992014995" calcext:value-type="float">
            <text:p>0.0389328992015</text:p>
          </table:table-cell>
          <table:table-cell table:formula="of:=[.L32]" office:value-type="float" office:value="0.667636934622929" calcext:value-type="float">
            <text:p>0.667636934622929</text:p>
          </table:table-cell>
          <table:table-cell table:style-name="ce762" table:formula="of:=[.N32]+[.O32]+[.P32]+[.Q32]+[.R32]" office:value-type="float" office:value="9.67023531297458" calcext:value-type="float">
            <text:p>9.67023531297458</text:p>
          </table:table-cell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7.79466039 -103.74627495 <text:s text:c="2"/>86.42069387]</text:p>
          </table:table-cell>
        </table:table-row>
        <table:table-row table:style-name="ro2">
          <table:table-cell table:number-columns-repeated="3"/>
          <table:table-cell table:style-name="ce521" office:value-type="float" office:value="5" calcext:value-type="float">
            <text:p>5</text:p>
          </table:table-cell>
          <table:table-cell table:style-name="ce589" office:value-type="float" office:value="4" calcext:value-type="float">
            <text:p>4</text:p>
          </table:table-cell>
          <table:table-cell table:style-name="ce653" office:value-type="float" office:value="3" calcext:value-type="float">
            <text:p>3</text:p>
          </table:table-cell>
          <table:table-cell table:style-name="ce717" office:value-type="float" office:value="6" calcext:value-type="float">
            <text:p>6</text:p>
          </table:table-cell>
          <table:table-cell table:style-name="ce162" office:value-type="float" office:value="1.04510188975837" calcext:value-type="float">
            <text:p>1.04510188975837</text:p>
          </table:table-cell>
          <table:table-cell table:style-name="ce162" office:value-type="float" office:value="3.26059125363827" calcext:value-type="float">
            <text:p>3.26059125363827</text:p>
          </table:table-cell>
          <table:table-cell table:style-name="ce162" office:value-type="float" office:value="4.80122973219563" calcext:value-type="float">
            <text:p>4.80122973219563</text:p>
          </table:table-cell>
          <table:table-cell table:style-name="ce162" office:value-type="float" office:value="0.0270978697047514" calcext:value-type="float">
            <text:p>0.027097869704751</text:p>
          </table:table-cell>
          <table:table-cell table:style-name="ce165" office:value-type="float" office:value="0.289390159637846" calcext:value-type="float">
            <text:p>0.289390159637846</text:p>
          </table:table-cell>
          <table:table-cell table:style-name="ce760" table:formula="of:=[.H33]+[.I33]+[.J33]+[.K33]+[.L33]" office:value-type="float" office:value="9.42341090493487" calcext:value-type="float">
            <text:p>9.42341090493487</text:p>
          </table:table-cell>
          <table:table-cell table:style-name="ce168" office:value-type="float" office:value="0.921218452276662" calcext:value-type="float">
            <text:p>0.921218452276662</text:p>
          </table:table-cell>
          <table:table-cell table:style-name="ce168" office:value-type="float" office:value="2.31177005916834" calcext:value-type="float">
            <text:p>2.31177005916834</text:p>
          </table:table-cell>
          <table:table-cell table:formula="of:=[.J33]" office:value-type="float" office:value="4.80122973219563" calcext:value-type="float">
            <text:p>4.80122973219563</text:p>
          </table:table-cell>
          <table:table-cell table:formula="of:=[.K33]" office:value-type="float" office:value="0.0270978697047514" calcext:value-type="float">
            <text:p>0.027097869704751</text:p>
          </table:table-cell>
          <table:table-cell table:formula="of:=[.L33]" office:value-type="float" office:value="0.289390159637846" calcext:value-type="float">
            <text:p>0.289390159637846</text:p>
          </table:table-cell>
          <table:table-cell table:style-name="ce762" table:formula="of:=[.N33]+[.O33]+[.P33]+[.Q33]+[.R33]" office:value-type="float" office:value="8.35070627298323" calcext:value-type="float">
            <text:p>8.35070627298323</text:p>
          </table:table-cell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9.76669306 -114.99837494 <text:s text:c="2"/>90.03650928]</text:p>
          </table:table-cell>
        </table:table-row>
        <table:table-row table:style-name="ro2">
          <table:table-cell table:number-columns-repeated="3"/>
          <table:table-cell table:style-name="ce522" office:value-type="float" office:value="7" calcext:value-type="float">
            <text:p>7</text:p>
          </table:table-cell>
          <table:table-cell table:style-name="ce590" office:value-type="float" office:value="8" calcext:value-type="float">
            <text:p>8</text:p>
          </table:table-cell>
          <table:table-cell table:style-name="ce654" office:value-type="float" office:value="9" calcext:value-type="float">
            <text:p>9</text:p>
          </table:table-cell>
          <table:table-cell table:style-name="ce718" office:value-type="float" office:value="9" calcext:value-type="float">
            <text:p>9</text:p>
          </table:table-cell>
          <table:table-cell table:style-name="ce162" office:value-type="float" office:value="1.63478034664877" calcext:value-type="float">
            <text:p>1.63478034664877</text:p>
          </table:table-cell>
          <table:table-cell table:style-name="ce162" office:value-type="float" office:value="5.89508041739464" calcext:value-type="float">
            <text:p>5.89508041739464</text:p>
          </table:table-cell>
          <table:table-cell table:style-name="ce162" office:value-type="float" office:value="3.31118682191379" calcext:value-type="float">
            <text:p>3.31118682191379</text:p>
          </table:table-cell>
          <table:table-cell table:style-name="ce162" office:value-type="float" office:value="0.0363460655479909" calcext:value-type="float">
            <text:p>0.036346065547991</text:p>
          </table:table-cell>
          <table:table-cell table:style-name="ce165" office:value-type="float" office:value="0.690377948730688" calcext:value-type="float">
            <text:p>0.690377948730688</text:p>
          </table:table-cell>
          <table:table-cell table:style-name="ce760" table:formula="of:=[.H34]+[.I34]+[.J34]+[.K34]+[.L34]" office:value-type="float" office:value="11.5677716002359" calcext:value-type="float">
            <text:p>11.5677716002359</text:p>
          </table:table-cell>
          <table:table-cell table:style-name="ce168" office:value-type="float" office:value="1.50235209730454" calcext:value-type="float">
            <text:p>1.50235209730454</text:p>
          </table:table-cell>
          <table:table-cell table:style-name="ce168" office:value-type="float" office:value="2.9590081423521" calcext:value-type="float">
            <text:p>2.9590081423521</text:p>
          </table:table-cell>
          <table:table-cell table:formula="of:=[.J34]" office:value-type="float" office:value="3.31118682191379" calcext:value-type="float">
            <text:p>3.31118682191379</text:p>
          </table:table-cell>
          <table:table-cell table:formula="of:=[.K34]" office:value-type="float" office:value="0.0363460655479909" calcext:value-type="float">
            <text:p>0.036346065547991</text:p>
          </table:table-cell>
          <table:table-cell table:formula="of:=[.L34]" office:value-type="float" office:value="0.690377948730688" calcext:value-type="float">
            <text:p>0.690377948730688</text:p>
          </table:table-cell>
          <table:table-cell table:style-name="ce762" table:formula="of:=[.N34]+[.O34]+[.P34]+[.Q34]+[.R34]" office:value-type="float" office:value="8.49927107584911" calcext:value-type="float">
            <text:p>8.49927107584911</text:p>
          </table:table-cell>
          <table:table-cell table:style-name="ce765" office:value-type="string" calcext:value-type="string">
            <text:p>*****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7.53800148 -123.51542664 <text:s text:c="2"/>95.91782308]</text:p>
          </table:table-cell>
        </table:table-row>
        <table:table-row table:style-name="ro2">
          <table:table-cell table:number-columns-repeated="3"/>
          <table:table-cell table:style-name="ce523" office:value-type="float" office:value="3" calcext:value-type="float">
            <text:p>3</text:p>
          </table:table-cell>
          <table:table-cell table:style-name="ce591" office:value-type="float" office:value="4" calcext:value-type="float">
            <text:p>4</text:p>
          </table:table-cell>
          <table:table-cell table:style-name="ce655" office:value-type="float" office:value="6" calcext:value-type="float">
            <text:p>6</text:p>
          </table:table-cell>
          <table:table-cell table:style-name="ce719" office:value-type="float" office:value="7" calcext:value-type="float">
            <text:p>7</text:p>
          </table:table-cell>
          <table:table-cell table:style-name="ce162" office:value-type="float" office:value="1.90163380466402" calcext:value-type="float">
            <text:p>1.90163380466402</text:p>
          </table:table-cell>
          <table:table-cell table:style-name="ce162" office:value-type="float" office:value="2.15942729264498" calcext:value-type="float">
            <text:p>2.15942729264498</text:p>
          </table:table-cell>
          <table:table-cell table:style-name="ce162" office:value-type="float" office:value="4.48368847119148" calcext:value-type="float">
            <text:p>4.48368847119148</text:p>
          </table:table-cell>
          <table:table-cell table:style-name="ce162" office:value-type="float" office:value="0.0330315352302602" calcext:value-type="float">
            <text:p>0.03303153523026</text:p>
          </table:table-cell>
          <table:table-cell table:style-name="ce165" office:value-type="float" office:value="0.454059172154841" calcext:value-type="float">
            <text:p>0.454059172154841</text:p>
          </table:table-cell>
          <table:table-cell table:style-name="ce760" table:formula="of:=[.H35]+[.I35]+[.J35]+[.K35]+[.L35]" office:value-type="float" office:value="9.03184027588558" calcext:value-type="float">
            <text:p>9.03184027588558</text:p>
          </table:table-cell>
          <table:table-cell table:style-name="ce168" office:value-type="float" office:value="1.53071305248886" calcext:value-type="float">
            <text:p>1.53071305248886</text:p>
          </table:table-cell>
          <table:table-cell table:style-name="ce168" office:value-type="float" office:value="1.54884550720453" calcext:value-type="float">
            <text:p>1.54884550720453</text:p>
          </table:table-cell>
          <table:table-cell table:formula="of:=[.J35]" office:value-type="float" office:value="4.48368847119148" calcext:value-type="float">
            <text:p>4.48368847119148</text:p>
          </table:table-cell>
          <table:table-cell table:formula="of:=[.K35]" office:value-type="float" office:value="0.0330315352302602" calcext:value-type="float">
            <text:p>0.03303153523026</text:p>
          </table:table-cell>
          <table:table-cell table:formula="of:=[.L35]" office:value-type="float" office:value="0.454059172154841" calcext:value-type="float">
            <text:p>0.454059172154841</text:p>
          </table:table-cell>
          <table:table-cell table:style-name="ce762" table:formula="of:=[.N35]+[.O35]+[.P35]+[.Q35]+[.R35]" office:value-type="float" office:value="8.05033773826998" calcext:value-type="float">
            <text:p>8.05033773826998</text:p>
          </table:table-cell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7.05131257 -132.08939648 <text:s/>103.48996091]</text:p>
          </table:table-cell>
        </table:table-row>
        <table:table-row table:style-name="ro2">
          <table:table-cell table:number-columns-repeated="3"/>
          <table:table-cell table:style-name="ce524" office:value-type="float" office:value="8" calcext:value-type="float">
            <text:p>8</text:p>
          </table:table-cell>
          <table:table-cell table:style-name="ce592" office:value-type="float" office:value="6" calcext:value-type="float">
            <text:p>6</text:p>
          </table:table-cell>
          <table:table-cell table:style-name="ce656" office:value-type="float" office:value="5" calcext:value-type="float">
            <text:p>5</text:p>
          </table:table-cell>
          <table:table-cell table:style-name="ce720" office:value-type="float" office:value="6" calcext:value-type="float">
            <text:p>6</text:p>
          </table:table-cell>
          <table:table-cell table:style-name="ce162" office:value-type="float" office:value="3.13404423650354" calcext:value-type="float">
            <text:p>3.13404423650354</text:p>
          </table:table-cell>
          <table:table-cell table:style-name="ce162" office:value-type="float" office:value="3.77466566860676" calcext:value-type="float">
            <text:p>3.77466566860676</text:p>
          </table:table-cell>
          <table:table-cell table:style-name="ce162" office:value-type="float" office:value="2.90377501869193" calcext:value-type="float">
            <text:p>2.90377501869193</text:p>
          </table:table-cell>
          <table:table-cell table:style-name="ce162" office:value-type="float" office:value="0.0540331657867878" calcext:value-type="float">
            <text:p>0.054033165786788</text:p>
          </table:table-cell>
          <table:table-cell table:style-name="ce165" office:value-type="float" office:value="0.902655423989219" calcext:value-type="float">
            <text:p>0.902655423989219</text:p>
          </table:table-cell>
          <table:table-cell table:style-name="ce760" table:formula="of:=[.H36]+[.I36]+[.J36]+[.K36]+[.L36]" office:value-type="float" office:value="10.7691735135782" calcext:value-type="float">
            <text:p>10.7691735135782</text:p>
          </table:table-cell>
          <table:table-cell table:style-name="ce168" office:value-type="float" office:value="2.71731376415119" calcext:value-type="float">
            <text:p>2.71731376415119</text:p>
          </table:table-cell>
          <table:table-cell table:style-name="ce168" office:value-type="float" office:value="1.84672828763723" calcext:value-type="float">
            <text:p>1.84672828763723</text:p>
          </table:table-cell>
          <table:table-cell table:formula="of:=[.J36]" office:value-type="float" office:value="2.90377501869193" calcext:value-type="float">
            <text:p>2.90377501869193</text:p>
          </table:table-cell>
          <table:table-cell table:formula="of:=[.K36]" office:value-type="float" office:value="0.0540331657867878" calcext:value-type="float">
            <text:p>0.054033165786788</text:p>
          </table:table-cell>
          <table:table-cell table:formula="of:=[.L36]" office:value-type="float" office:value="0.902655423989219" calcext:value-type="float">
            <text:p>0.902655423989219</text:p>
          </table:table-cell>
          <table:table-cell table:style-name="ce762" table:formula="of:=[.N36]+[.O36]+[.P36]+[.Q36]+[.R36]" office:value-type="float" office:value="8.42450566025635" calcext:value-type="float">
            <text:p>8.42450566025635</text:p>
          </table:table-cell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5.01651943 -139.77556038 <text:s/>111.3791883 ]</text:p>
          </table:table-cell>
        </table:table-row>
        <table:table-row table:style-name="ro2">
          <table:table-cell table:number-columns-repeated="3"/>
          <table:table-cell table:style-name="ce525" office:value-type="float" office:value="1" calcext:value-type="float">
            <text:p>1</text:p>
          </table:table-cell>
          <table:table-cell table:style-name="ce593" office:value-type="float" office:value="3" calcext:value-type="float">
            <text:p>3</text:p>
          </table:table-cell>
          <table:table-cell table:style-name="ce657" office:value-type="float" office:value="5" calcext:value-type="float">
            <text:p>5</text:p>
          </table:table-cell>
          <table:table-cell table:style-name="ce721" office:value-type="float" office:value="8" calcext:value-type="float">
            <text:p>8</text:p>
          </table:table-cell>
          <table:table-cell table:style-name="ce162" office:value-type="float" office:value="2.56281608017161" calcext:value-type="float">
            <text:p>2.56281608017161</text:p>
          </table:table-cell>
          <table:table-cell table:style-name="ce162" office:value-type="float" office:value="2.17982232570648" calcext:value-type="float">
            <text:p>2.17982232570648</text:p>
          </table:table-cell>
          <table:table-cell table:style-name="ce162" office:value-type="float" office:value="4.29517002009785" calcext:value-type="float">
            <text:p>4.29517002009785</text:p>
          </table:table-cell>
          <table:table-cell table:style-name="ce162" office:value-type="float" office:value="0.0437355440100414" calcext:value-type="float">
            <text:p>0.043735544010041</text:p>
          </table:table-cell>
          <table:table-cell table:style-name="ce165" office:value-type="float" office:value="0.264940892061096" calcext:value-type="float">
            <text:p>0.264940892061096</text:p>
          </table:table-cell>
          <table:table-cell table:style-name="ce760" table:formula="of:=[.H37]+[.I37]+[.J37]+[.K37]+[.L37]" office:value-type="float" office:value="9.34648486204709" calcext:value-type="float">
            <text:p>9.34648486204709</text:p>
          </table:table-cell>
          <table:table-cell table:style-name="ce168" office:value-type="float" office:value="2.18299668631516" calcext:value-type="float">
            <text:p>2.18299668631516</text:p>
          </table:table-cell>
          <table:table-cell table:style-name="ce168" office:value-type="float" office:value="1.45962173119187" calcext:value-type="float">
            <text:p>1.45962173119187</text:p>
          </table:table-cell>
          <table:table-cell table:formula="of:=[.J37]" office:value-type="float" office:value="4.29517002009785" calcext:value-type="float">
            <text:p>4.29517002009785</text:p>
          </table:table-cell>
          <table:table-cell table:formula="of:=[.K37]" office:value-type="float" office:value="0.0437355440100414" calcext:value-type="float">
            <text:p>0.043735544010041</text:p>
          </table:table-cell>
          <table:table-cell table:formula="of:=[.L37]" office:value-type="float" office:value="0.264940892061096" calcext:value-type="float">
            <text:p>0.264940892061096</text:p>
          </table:table-cell>
          <table:table-cell table:style-name="ce762" table:formula="of:=[.N37]+[.O37]+[.P37]+[.Q37]+[.R37]" office:value-type="float" office:value="8.24646487367603" calcext:value-type="float">
            <text:p>8.24646487367603</text:p>
          </table:table-cell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1.41305029 -143.29432321 <text:s/>118.3935225 ]</text:p>
          </table:table-cell>
        </table:table-row>
        <table:table-row table:style-name="ro2">
          <table:table-cell table:number-columns-repeated="3"/>
          <table:table-cell table:style-name="ce526" office:value-type="float" office:value="7" calcext:value-type="float">
            <text:p>7</text:p>
          </table:table-cell>
          <table:table-cell table:style-name="ce594" office:value-type="float" office:value="7" calcext:value-type="float">
            <text:p>7</text:p>
          </table:table-cell>
          <table:table-cell table:style-name="ce658" office:value-type="float" office:value="8" calcext:value-type="float">
            <text:p>8</text:p>
          </table:table-cell>
          <table:table-cell table:style-name="ce722" office:value-type="float" office:value="6" calcext:value-type="float">
            <text:p>6</text:p>
          </table:table-cell>
          <table:table-cell table:style-name="ce162" office:value-type="float" office:value="1.0635669605108" calcext:value-type="float">
            <text:p>1.0635669605108</text:p>
          </table:table-cell>
          <table:table-cell table:style-name="ce162" office:value-type="float" office:value="1.75260901451111" calcext:value-type="float">
            <text:p>1.75260901451111</text:p>
          </table:table-cell>
          <table:table-cell table:style-name="ce162" office:value-type="float" office:value="4.26119066933118" calcext:value-type="float">
            <text:p>4.26119066933118</text:p>
          </table:table-cell>
          <table:table-cell table:style-name="ce162" office:value-type="float" office:value="0.0277147628201739" calcext:value-type="float">
            <text:p>0.027714762820174</text:p>
          </table:table-cell>
          <table:table-cell table:style-name="ce165" office:value-type="float" office:value="0.226669214435882" calcext:value-type="float">
            <text:p>0.226669214435882</text:p>
          </table:table-cell>
          <table:table-cell table:style-name="ce760" table:formula="of:=[.H38]+[.I38]+[.J38]+[.K38]+[.L38]" office:value-type="float" office:value="7.33175062160915" calcext:value-type="float">
            <text:p>7.33175062160915</text:p>
          </table:table-cell>
          <table:table-cell table:style-name="ce168" office:value-type="float" office:value="1.06647486973088" calcext:value-type="float">
            <text:p>1.06647486973088</text:p>
          </table:table-cell>
          <table:table-cell table:style-name="ce168" office:value-type="float" office:value="0.99022751674056" calcext:value-type="float">
            <text:p>0.99022751674056</text:p>
          </table:table-cell>
          <table:table-cell table:formula="of:=[.J38]" office:value-type="float" office:value="4.26119066933118" calcext:value-type="float">
            <text:p>4.26119066933118</text:p>
          </table:table-cell>
          <table:table-cell table:formula="of:=[.K38]" office:value-type="float" office:value="0.0277147628201739" calcext:value-type="float">
            <text:p>0.027714762820174</text:p>
          </table:table-cell>
          <table:table-cell table:formula="of:=[.L38]" office:value-type="float" office:value="0.226669214435882" calcext:value-type="float">
            <text:p>0.226669214435882</text:p>
          </table:table-cell>
          <table:table-cell table:style-name="ce762" table:formula="of:=[.N38]+[.O38]+[.P38]+[.Q38]+[.R38]" office:value-type="float" office:value="6.57227703305868" calcext:value-type="float">
            <text:p>6.57227703305868</text:p>
          </table:table-cell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17.37306559 -146.29251814 <text:s/>126.14523244]</text:p>
          </table:table-cell>
        </table:table-row>
        <table:table-row table:style-name="ro2">
          <table:table-cell table:number-columns-repeated="3"/>
          <table:table-cell table:style-name="ce527"/>
          <table:table-cell table:style-name="ce595"/>
          <table:table-cell table:style-name="ce659"/>
          <table:table-cell table:style-name="ce723"/>
          <table:table-cell table:style-name="ce162" table:number-columns-repeated="4"/>
          <table:table-cell table:style-name="ce165"/>
          <table:table-cell table:style-name="ce167" table:formula="of:=[.H39]+[.I39]+[.J39]+[.K39]+[.L39]" office:value-type="float" office:value="0" calcext:value-type="float">
            <text:p>0</text:p>
          </table:table-cell>
          <table:table-cell table:style-name="ce168" table:number-columns-repeated="2"/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table:style-name="ce167" table:formula="of:=[.N39]+[.O39]+[.P39]+[.Q39]+[.R39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11.20856488 -149.23143029 <text:s/>132.58074594]</text:p>
          </table:table-cell>
        </table:table-row>
        <table:table-row table:style-name="ro2">
          <table:table-cell table:number-columns-repeated="3"/>
          <table:table-cell table:style-name="ce528"/>
          <table:table-cell table:style-name="ce596"/>
          <table:table-cell table:style-name="ce660"/>
          <table:table-cell table:style-name="ce724"/>
          <table:table-cell table:style-name="ce162" table:number-columns-repeated="4"/>
          <table:table-cell table:style-name="ce165"/>
          <table:table-cell table:style-name="ce167"/>
          <table:table-cell table:style-name="ce168" table:number-columns-repeated="2"/>
          <table:table-cell table:number-columns-repeated="3"/>
          <table:table-cell table:style-name="ce167"/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 text:c="2"/>2.70335209 -150.24298644 <text:s/>136.99230123]</text:p>
          </table:table-cell>
        </table:table-row>
        <table:table-row table:style-name="ro2">
          <table:table-cell table:number-columns-repeated="3"/>
          <table:table-cell table:style-name="ce529"/>
          <table:table-cell table:style-name="ce80"/>
          <table:table-cell/>
          <table:table-cell table:style-name="ce725"/>
          <table:table-cell table:style-name="ce162" table:number-columns-repeated="4"/>
          <table:table-cell table:style-name="ce165"/>
          <table:table-cell table:style-name="ce167"/>
          <table:table-cell table:style-name="ce168" table:number-columns-repeated="2"/>
          <table:table-cell table:number-columns-repeated="3"/>
          <table:table-cell table:style-name="ce167"/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6.87073314 -150.04702954 <text:s/>138.51896334]</text:p>
          </table:table-cell>
        </table:table-row>
        <table:table-row table:style-name="ro2">
          <table:table-cell table:number-columns-repeated="3"/>
          <table:table-cell table:style-name="ce530"/>
          <table:table-cell table:style-name="ce80"/>
          <table:table-cell/>
          <table:table-cell table:style-name="ce726"/>
          <table:table-cell table:style-name="ce162" table:number-columns-repeated="4"/>
          <table:table-cell table:style-name="ce165"/>
          <table:table-cell table:style-name="ce167"/>
          <table:table-cell table:style-name="ce168" table:number-columns-repeated="2"/>
          <table:table-cell table:number-columns-repeated="3"/>
          <table:table-cell table:style-name="ce167"/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17.47651279 -147.50254183 <text:s/>138.99916932]</text:p>
          </table:table-cell>
        </table:table-row>
        <table:table-row table:style-name="ro2">
          <table:table-cell table:number-columns-repeated="3"/>
          <table:table-cell table:style-name="ce531"/>
          <table:table-cell table:style-name="ce80"/>
          <table:table-cell/>
          <table:table-cell table:style-name="ce727"/>
          <table:table-cell table:style-name="ce162" table:number-columns-repeated="4"/>
          <table:table-cell table:style-name="ce165"/>
          <table:table-cell table:style-name="ce167"/>
          <table:table-cell table:style-name="ce168" table:number-columns-repeated="2"/>
          <table:table-cell table:number-columns-repeated="3"/>
          <table:table-cell table:style-name="ce167"/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28.93317592 -144.24599461 <text:s/>136.4527168 ]</text:p>
          </table:table-cell>
        </table:table-row>
        <table:table-row table:style-name="ro2">
          <table:table-cell table:number-columns-repeated="3"/>
          <table:table-cell table:style-name="ce532"/>
          <table:table-cell table:style-name="ce80"/>
          <table:table-cell/>
          <table:table-cell table:style-name="ce728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float" office:value="0.5" calcext:value-type="float">
            <text:p>0.5</text:p>
          </table:table-cell>
          <table:table-cell table:style-name="ce162" office:value-type="float" office:value="50" calcext:value-type="float">
            <text:p>50</text:p>
          </table:table-cell>
          <table:table-cell table:style-name="ce165" office:value-type="float" office:value="5" calcext:value-type="float">
            <text:p>5</text:p>
          </table:table-cell>
          <table:table-cell table:style-name="ce167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float" office:value="0.5" calcext:value-type="float">
            <text:p>0.5</text:p>
          </table:table-cell>
          <table:table-cell table:style-name="ce162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167"/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41.16915596 -139.39728026 <text:s/>133.08720538]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Valoración subjetiva</text:p>
          </table:table-cell>
          <table:covered-table-cell table:style-name="ce2"/>
          <table:covered-table-cell table:number-columns-repeated="2" table:style-name="ce1"/>
          <table:table-cell table:style-name="ce328" office:value-type="string" calcext:value-type="string" table:number-columns-spanned="6" table:number-rows-spanned="1">
            <text:p>Hermitian Trained AE</text:p>
          </table:table-cell>
          <table:covered-table-cell table:number-columns-repeated="3" table:style-name="ce1"/>
          <table:covered-table-cell table:number-columns-repeated="2"/>
          <table:table-cell table:style-name="ce328" office:value-type="string" calcext:value-type="string" table:number-columns-spanned="6" table:number-rows-spanned="1">
            <text:p>2= ICRA22 original AE</text:p>
          </table:table-cell>
          <table:covered-table-cell table:number-columns-repeated="2" table:style-name="ce1"/>
          <table:covered-table-cell table:style-name="ce328"/>
          <table:covered-table-cell table:style-name="Default"/>
          <table:covered-table-cell/>
          <table:table-cell table:number-columns-repeated="4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53.56885993 -133.53148131 <text:s/>128.58727643]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Trayectorias</text:p>
          </table:table-cell>
          <table:table-cell table:style-name="ce3" office:value-type="string" calcext:value-type="string">
            <text:p>Posición</text:p>
          </table:table-cell>
          <table:table-cell table:style-name="ce46" office:value-type="string" calcext:value-type="string">
            <text:p>End Poss</text:p>
          </table:table-cell>
          <table:table-cell table:style-name="ce46" office:value-type="string" calcext:value-type="string">
            <text:p>Estilo</text:p>
          </table:table-cell>
          <table:table-cell table:style-name="ce116" office:value-type="string" calcext:value-type="string">
            <text:p>Velocidad</text:p>
          </table:table-cell>
          <table:table-cell table:style-name="ce160" office:value-type="string" calcext:value-type="string">
            <text:p>CL</text:p>
          </table:table-cell>
          <table:table-cell table:style-name="ce160" office:value-type="string" calcext:value-type="string">
            <text:p>SL</text:p>
          </table:table-cell>
          <table:table-cell table:style-name="ce160" office:value-type="string" calcext:value-type="string">
            <text:p>Vel</text:p>
          </table:table-cell>
          <table:table-cell table:style-name="ce160" office:value-type="string" calcext:value-type="string">
            <text:p>Poss</text:p>
          </table:table-cell>
          <table:table-cell table:style-name="ce163" office:value-type="string" calcext:value-type="string">
            <text:p>End Poss</text:p>
          </table:table-cell>
          <table:table-cell table:style-name="ce166" office:value-type="string" calcext:value-type="string">
            <text:p>Total</text:p>
          </table:table-cell>
          <table:table-cell table:style-name="ce166" office:value-type="string" calcext:value-type="string">
            <text:p>CL2</text:p>
          </table:table-cell>
          <table:table-cell table:style-name="ce166" office:value-type="string" calcext:value-type="string">
            <text:p>SL2</text:p>
          </table:table-cell>
          <table:table-cell table:style-name="ce166" office:value-type="string" calcext:value-type="string">
            <text:p>Vel2</text:p>
          </table:table-cell>
          <table:table-cell table:style-name="ce166" office:value-type="string" calcext:value-type="string">
            <text:p>Poss2</text:p>
          </table:table-cell>
          <table:table-cell table:style-name="ce170" office:value-type="string" calcext:value-type="string">
            <text:p>End Poss2</text:p>
          </table:table-cell>
          <table:table-cell table:style-name="ce166" office:value-type="string" calcext:value-type="string">
            <text:p>Total</text:p>
          </table:table-cell>
          <table:table-cell office:value-type="string" calcext:value-type="string">
            <text:p>Total Subjetivo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65.33981788 -127.72833113 <text:s/>124.0935826 ]</text:p>
          </table:table-cell>
        </table:table-row>
        <table:table-row table:style-name="ro2">
          <table:table-cell table:style-name="ce169" table:number-columns-spanned="2" table:number-rows-spanned="4"/>
          <table:covered-table-cell table:style-name="ce169"/>
          <table:table-cell office:value-type="string" calcext:value-type="string">
            <text:p>Igual</text:p>
          </table:table-cell>
          <table:table-cell table:style-name="ce533" office:value-type="float" office:value="10" calcext:value-type="float">
            <text:p>10</text:p>
          </table:table-cell>
          <table:table-cell table:style-name="ce597" office:value-type="float" office:value="10" calcext:value-type="float">
            <text:p>10</text:p>
          </table:table-cell>
          <table:table-cell table:style-name="ce661" office:value-type="float" office:value="0" calcext:value-type="float">
            <text:p>0</text:p>
          </table:table-cell>
          <table:table-cell table:style-name="ce729" office:value-type="float" office:value="0" calcext:value-type="float">
            <text:p>0</text:p>
          </table:table-cell>
          <table:table-cell table:style-name="ce161" table:formula="of:=[.H8]*[.$H$44]" office:value-type="float" office:value="0" calcext:value-type="float">
            <text:p>0</text:p>
          </table:table-cell>
          <table:table-cell table:style-name="ce161" table:formula="of:=[.I8]*[.$I$44]" office:value-type="float" office:value="3.86683531105518" calcext:value-type="float">
            <text:p>3.86683531105518</text:p>
          </table:table-cell>
          <table:table-cell table:style-name="ce161" table:formula="of:=[.J8]*[.$J$44]" office:value-type="float" office:value="2.5538053681872" calcext:value-type="float">
            <text:p>2.5538053681872</text:p>
          </table:table-cell>
          <table:table-cell table:style-name="ce161" table:formula="of:=[.K8]*[.$K$44]" office:value-type="float" office:value="0" calcext:value-type="float">
            <text:p>0</text:p>
          </table:table-cell>
          <table:table-cell table:style-name="ce164" table:formula="of:=[.L8]*[.$L$44]" office:value-type="float" office:value="0" calcext:value-type="float">
            <text:p>0</text:p>
          </table:table-cell>
          <table:table-cell table:style-name="ce761" table:formula="of:=[.H47]+[.I47]+[.J47]+[.K47]+[.L47]" office:value-type="float" office:value="6.42064067924239" calcext:value-type="float">
            <text:p>6.42064067924239</text:p>
          </table:table-cell>
          <table:table-cell table:style-name="ce167" table:formula="of:=[.N8]*[.$N$44]" office:value-type="float" office:value="0" calcext:value-type="float">
            <text:p>0</text:p>
          </table:table-cell>
          <table:table-cell table:style-name="ce167" table:formula="of:=[.O8]*[.$O$44]" office:value-type="float" office:value="2.76675410568714" calcext:value-type="float">
            <text:p>2.76675410568714</text:p>
          </table:table-cell>
          <table:table-cell table:formula="of:=[.P8]*[.$P$44]" office:value-type="float" office:value="2.5538053681872" calcext:value-type="float">
            <text:p>2.5538053681872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style-name="ce763" table:formula="of:=[.N47]+[.O47]+[.P47]+[.Q47]+[.R47]" office:value-type="float" office:value="5.32055947387435" calcext:value-type="float">
            <text:p>5.32055947387435</text:p>
          </table:table-cell>
          <table:table-cell table:style-name="ce766" table:formula="of:=[.D47]+[.E47]+[.F47]+[.G47]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78.57446086 -120.17917971 <text:s/>120.6104016 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34" office:value-type="float" office:value="10" calcext:value-type="float">
            <text:p>10</text:p>
          </table:table-cell>
          <table:table-cell table:style-name="ce598" office:value-type="float" office:value="10" calcext:value-type="float">
            <text:p>10</text:p>
          </table:table-cell>
          <table:table-cell table:style-name="ce662" office:value-type="float" office:value="0" calcext:value-type="float">
            <text:p>0</text:p>
          </table:table-cell>
          <table:table-cell table:style-name="ce730" office:value-type="float" office:value="0" calcext:value-type="float">
            <text:p>0</text:p>
          </table:table-cell>
          <table:table-cell table:style-name="ce161" table:formula="of:=[.H9]*[.$H$44]" office:value-type="float" office:value="0.00301876099229048" calcext:value-type="float">
            <text:p>0.00301876099229</text:p>
          </table:table-cell>
          <table:table-cell table:style-name="ce161" table:formula="of:=[.I9]*[.$I$44]" office:value-type="float" office:value="3.91536056995392" calcext:value-type="float">
            <text:p>3.91536056995392</text:p>
          </table:table-cell>
          <table:table-cell table:style-name="ce161" table:formula="of:=[.J9]*[.$J$44]" office:value-type="float" office:value="2.17883287661811" calcext:value-type="float">
            <text:p>2.17883287661811</text:p>
          </table:table-cell>
          <table:table-cell table:style-name="ce161" table:formula="of:=[.K9]*[.$K$44]" office:value-type="float" office:value="0.0274554395715649" calcext:value-type="float">
            <text:p>0.027455439571565</text:p>
          </table:table-cell>
          <table:table-cell table:style-name="ce164" table:formula="of:=[.L9]*[.$L$44]" office:value-type="float" office:value="0.00160994685616196" calcext:value-type="float">
            <text:p>0.001609946856162</text:p>
          </table:table-cell>
          <table:table-cell table:style-name="ce761" table:formula="of:=[.H48]+[.I48]+[.J48]+[.K48]+[.L48]" office:value-type="float" office:value="6.12627759399205" calcext:value-type="float">
            <text:p>6.12627759399205</text:p>
          </table:table-cell>
          <table:table-cell table:style-name="ce167" table:formula="of:=[.N9]*[.$N$44]" office:value-type="float" office:value="0.00543788928553113" calcext:value-type="float">
            <text:p>0.005437889285531</text:p>
          </table:table-cell>
          <table:table-cell table:style-name="ce167" table:formula="of:=[.O9]*[.$O$44]" office:value-type="float" office:value="2.7959406375885" calcext:value-type="float">
            <text:p>2.7959406375885</text:p>
          </table:table-cell>
          <table:table-cell table:formula="of:=[.P9]*[.$P$44]" office:value-type="float" office:value="2.17883287661811" calcext:value-type="float">
            <text:p>2.17883287661811</text:p>
          </table:table-cell>
          <table:table-cell table:formula="of:=[.K48]" office:value-type="float" office:value="0.0274554395715649" calcext:value-type="float">
            <text:p>0.027455439571565</text:p>
          </table:table-cell>
          <table:table-cell table:formula="of:=[.L48]" office:value-type="float" office:value="0.00160994685616196" calcext:value-type="float">
            <text:p>0.001609946856162</text:p>
          </table:table-cell>
          <table:table-cell table:style-name="ce763" table:formula="of:=[.N48]+[.O48]+[.P48]+[.Q48]+[.R48]" office:value-type="float" office:value="5.00927678991987" calcext:value-type="float">
            <text:p>5.00927678991987</text:p>
          </table:table-cell>
          <table:table-cell table:style-name="ce766" table:formula="of:=[.D48]+[.E48]+[.F48]+[.G48]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92.42854583 -110.28111891 <text:s/>116.3754482 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35" office:value-type="float" office:value="9.5" calcext:value-type="float">
            <text:p>9.5</text:p>
          </table:table-cell>
          <table:table-cell table:style-name="ce599" office:value-type="float" office:value="9.5" calcext:value-type="float">
            <text:p>9.5</text:p>
          </table:table-cell>
          <table:table-cell table:style-name="ce663" office:value-type="float" office:value="1" calcext:value-type="float">
            <text:p>1</text:p>
          </table:table-cell>
          <table:table-cell table:style-name="ce731" office:value-type="float" office:value="3" calcext:value-type="float">
            <text:p>3</text:p>
          </table:table-cell>
          <table:table-cell table:style-name="ce161" table:formula="of:=[.H10]*[.$H$44]" office:value-type="float" office:value="0.00896089773050335" calcext:value-type="float">
            <text:p>0.008960897730503</text:p>
          </table:table-cell>
          <table:table-cell table:style-name="ce161" table:formula="of:=[.I10]*[.$I$44]" office:value-type="float" office:value="3.92592288553715" calcext:value-type="float">
            <text:p>3.92592288553715</text:p>
          </table:table-cell>
          <table:table-cell table:style-name="ce161" table:formula="of:=[.J10]*[.$J$44]" office:value-type="float" office:value="1.8221139730862" calcext:value-type="float">
            <text:p>1.8221139730862</text:p>
          </table:table-cell>
          <table:table-cell table:style-name="ce161" table:formula="of:=[.K10]*[.$K$44]" office:value-type="float" office:value="0.0467364284459287" calcext:value-type="float">
            <text:p>0.046736428445929</text:p>
          </table:table-cell>
          <table:table-cell table:style-name="ce164" table:formula="of:=[.L10]*[.$L$44]" office:value-type="float" office:value="0.0258621890161384" calcext:value-type="float">
            <text:p>0.025862189016139</text:p>
          </table:table-cell>
          <table:table-cell table:style-name="ce761" table:formula="of:=[.H49]+[.I49]+[.J49]+[.K49]+[.L49]" office:value-type="float" office:value="5.82959637381592" calcext:value-type="float">
            <text:p>5.82959637381592</text:p>
          </table:table-cell>
          <table:table-cell table:style-name="ce167" table:formula="of:=[.N10]*[.$N$44]" office:value-type="float" office:value="0.0112064856239158" calcext:value-type="float">
            <text:p>0.011206485623916</text:p>
          </table:table-cell>
          <table:table-cell table:style-name="ce167" table:formula="of:=[.O10]*[.$O$44]" office:value-type="float" office:value="2.80383415520191" calcext:value-type="float">
            <text:p>2.80383415520191</text:p>
          </table:table-cell>
          <table:table-cell table:formula="of:=[.P10]*[.$P$44]" office:value-type="float" office:value="1.8221139730862" calcext:value-type="float">
            <text:p>1.8221139730862</text:p>
          </table:table-cell>
          <table:table-cell table:formula="of:=[.K49]" office:value-type="float" office:value="0.0467364284459287" calcext:value-type="float">
            <text:p>0.046736428445929</text:p>
          </table:table-cell>
          <table:table-cell table:formula="of:=[.L49]" office:value-type="float" office:value="0.0258621890161384" calcext:value-type="float">
            <text:p>0.025862189016139</text:p>
          </table:table-cell>
          <table:table-cell table:style-name="ce763" table:formula="of:=[.N49]+[.O49]+[.P49]+[.Q49]+[.R49]" office:value-type="float" office:value="4.7097532313741" calcext:value-type="float">
            <text:p>4.7097532313741</text:p>
          </table:table-cell>
          <table:table-cell table:style-name="ce766" table:formula="of:=[.D49]+[.E49]+[.F49]+[.G49]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04.77042091 -103.16260771 <text:s/>113.20108625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36" office:value-type="float" office:value="9" calcext:value-type="float">
            <text:p>9</text:p>
          </table:table-cell>
          <table:table-cell table:style-name="ce600" office:value-type="float" office:value="7" calcext:value-type="float">
            <text:p>7</text:p>
          </table:table-cell>
          <table:table-cell table:style-name="ce664" office:value-type="float" office:value="1" calcext:value-type="float">
            <text:p>1</text:p>
          </table:table-cell>
          <table:table-cell table:style-name="ce732" office:value-type="float" office:value="6" calcext:value-type="float">
            <text:p>6</text:p>
          </table:table-cell>
          <table:table-cell table:style-name="ce161" table:formula="of:=[.H11]*[.$H$44]" office:value-type="float" office:value="0.0603721127845347" calcext:value-type="float">
            <text:p>0.060372112784535</text:p>
          </table:table-cell>
          <table:table-cell table:style-name="ce161" table:formula="of:=[.I11]*[.$I$44]" office:value-type="float" office:value="4.05465438961983" calcext:value-type="float">
            <text:p>4.05465438961983</text:p>
          </table:table-cell>
          <table:table-cell table:style-name="ce161" table:formula="of:=[.J11]*[.$J$44]" office:value-type="float" office:value="0.56971478959592" calcext:value-type="float">
            <text:p>0.56971478959592</text:p>
          </table:table-cell>
          <table:table-cell table:style-name="ce161" table:formula="of:=[.K11]*[.$K$44]" office:value-type="float" office:value="0.129572135147671" calcext:value-type="float">
            <text:p>0.129572135147671</text:p>
          </table:table-cell>
          <table:table-cell table:style-name="ce164" table:formula="of:=[.L11]*[.$L$44]" office:value-type="float" office:value="0.202258626211708" calcext:value-type="float">
            <text:p>0.202258626211708</text:p>
          </table:table-cell>
          <table:table-cell table:style-name="ce761" table:formula="of:=[.H50]+[.I50]+[.J50]+[.K50]+[.L50]" office:value-type="float" office:value="5.01657205335966" calcext:value-type="float">
            <text:p>5.01657205335966</text:p>
          </table:table-cell>
          <table:table-cell table:style-name="ce167" table:formula="of:=[.N11]*[.$N$44]" office:value-type="float" office:value="0.0556084614800057" calcext:value-type="float">
            <text:p>0.055608461480006</text:p>
          </table:table-cell>
          <table:table-cell table:style-name="ce167" table:formula="of:=[.O11]*[.$O$44]" office:value-type="float" office:value="2.88466867059469" calcext:value-type="float">
            <text:p>2.88466867059469</text:p>
          </table:table-cell>
          <table:table-cell table:formula="of:=[.P11]*[.$P$44]" office:value-type="float" office:value="0.56971478959592" calcext:value-type="float">
            <text:p>0.56971478959592</text:p>
          </table:table-cell>
          <table:table-cell table:formula="of:=[.K50]" office:value-type="float" office:value="0.129572135147671" calcext:value-type="float">
            <text:p>0.129572135147671</text:p>
          </table:table-cell>
          <table:table-cell table:formula="of:=[.L50]" office:value-type="float" office:value="0.202258626211708" calcext:value-type="float">
            <text:p>0.202258626211708</text:p>
          </table:table-cell>
          <table:table-cell table:style-name="ce763" table:formula="of:=[.N50]+[.O50]+[.P50]+[.Q50]+[.R50]" office:value-type="float" office:value="3.84182268303" calcext:value-type="float">
            <text:p>3.84182268303</text:p>
          </table:table-cell>
          <table:table-cell table:style-name="ce766" table:formula="of:=[.D50]+[.E50]+[.F50]+[.G50]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15.74903381 <text:s/>-97.48257641 <text:s/>113.43871269]</text:p>
          </table:table-cell>
        </table:table-row>
        <table:table-row table:style-name="ro2">
          <table:table-cell table:style-name="ce169" table:number-columns-spanned="2" table:number-rows-spanned="4"/>
          <table:covered-table-cell/>
          <table:table-cell office:value-type="string" calcext:value-type="string">
            <text:p>Igual</text:p>
          </table:table-cell>
          <table:table-cell table:style-name="ce537" office:value-type="float" office:value="10" calcext:value-type="float">
            <text:p>10</text:p>
          </table:table-cell>
          <table:table-cell table:style-name="ce601" office:value-type="float" office:value="10" calcext:value-type="float">
            <text:p>10</text:p>
          </table:table-cell>
          <table:table-cell table:style-name="ce665" office:value-type="float" office:value="2" calcext:value-type="float">
            <text:p>2</text:p>
          </table:table-cell>
          <table:table-cell table:style-name="ce733" office:value-type="float" office:value="0" calcext:value-type="float">
            <text:p>0</text:p>
          </table:table-cell>
          <table:table-cell table:style-name="ce161" table:formula="of:=[.H12]*[.$H$44]" office:value-type="float" office:value="0" calcext:value-type="float">
            <text:p>0</text:p>
          </table:table-cell>
          <table:table-cell table:style-name="ce161" table:formula="of:=[.I12]*[.$I$44]" office:value-type="float" office:value="2.47038714587688" calcext:value-type="float">
            <text:p>2.47038714587688</text:p>
          </table:table-cell>
          <table:table-cell table:style-name="ce161" table:formula="of:=[.J12]*[.$J$44]" office:value-type="float" office:value="2.24579810978248" calcext:value-type="float">
            <text:p>2.24579810978248</text:p>
          </table:table-cell>
          <table:table-cell table:style-name="ce161" table:formula="of:=[.K12]*[.$K$44]" office:value-type="float" office:value="0" calcext:value-type="float">
            <text:p>0</text:p>
          </table:table-cell>
          <table:table-cell table:style-name="ce164" table:formula="of:=[.L12]*[.$L$44]" office:value-type="float" office:value="0" calcext:value-type="float">
            <text:p>0</text:p>
          </table:table-cell>
          <table:table-cell table:style-name="ce761" table:formula="of:=[.H51]+[.I51]+[.J51]+[.K51]+[.L51]" office:value-type="float" office:value="4.71618525565936" calcext:value-type="float">
            <text:p>4.71618525565936</text:p>
          </table:table-cell>
          <table:table-cell table:style-name="ce167" table:formula="of:=[.N12]*[.$N$44]" office:value-type="float" office:value="0" calcext:value-type="float">
            <text:p>0</text:p>
          </table:table-cell>
          <table:table-cell table:style-name="ce167" table:formula="of:=[.O12]*[.$O$44]" office:value-type="float" office:value="1.59638207405806" calcext:value-type="float">
            <text:p>1.59638207405806</text:p>
          </table:table-cell>
          <table:table-cell table:formula="of:=[.P12]*[.$P$44]" office:value-type="float" office:value="2.24579810978248" calcext:value-type="float">
            <text:p>2.24579810978248</text:p>
          </table:table-cell>
          <table:table-cell table:formula="of:=[.K51]" office:value-type="float" office:value="0" calcext:value-type="float">
            <text:p>0</text:p>
          </table:table-cell>
          <table:table-cell table:formula="of:=[.L51]" office:value-type="float" office:value="0" calcext:value-type="float">
            <text:p>0</text:p>
          </table:table-cell>
          <table:table-cell table:style-name="ce763" table:formula="of:=[.N51]+[.O51]+[.P51]+[.Q51]+[.R51]" office:value-type="float" office:value="3.84218018384053" calcext:value-type="float">
            <text:p>3.84218018384053</text:p>
          </table:table-cell>
          <table:table-cell table:style-name="ce766" table:formula="of:=[.D51]+[.E51]+[.F51]+[.G51]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2.61853588 <text:s/>-94.93374209 <text:s/>112.5698581 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38" office:value-type="float" office:value="10" calcext:value-type="float">
            <text:p>10</text:p>
          </table:table-cell>
          <table:table-cell table:style-name="ce602" office:value-type="float" office:value="10" calcext:value-type="float">
            <text:p>10</text:p>
          </table:table-cell>
          <table:table-cell table:style-name="ce666" office:value-type="float" office:value="2" calcext:value-type="float">
            <text:p>2</text:p>
          </table:table-cell>
          <table:table-cell table:style-name="ce734" office:value-type="float" office:value="5" calcext:value-type="float">
            <text:p>5</text:p>
          </table:table-cell>
          <table:table-cell table:style-name="ce161" table:formula="of:=[.H13]*[.$H$44]" office:value-type="float" office:value="0.0148196477312013" calcext:value-type="float">
            <text:p>0.014819647731201</text:p>
          </table:table-cell>
          <table:table-cell table:style-name="ce161" table:formula="of:=[.I13]*[.$I$44]" office:value-type="float" office:value="2.45286077260971" calcext:value-type="float">
            <text:p>2.45286077260971</text:p>
          </table:table-cell>
          <table:table-cell table:style-name="ce161" table:formula="of:=[.J13]*[.$J$44]" office:value-type="float" office:value="1.259361138252" calcext:value-type="float">
            <text:p>1.259361138252</text:p>
          </table:table-cell>
          <table:table-cell table:style-name="ce161" table:formula="of:=[.K13]*[.$K$44]" office:value-type="float" office:value="0.0694268753010677" calcext:value-type="float">
            <text:p>0.069426875301068</text:p>
          </table:table-cell>
          <table:table-cell table:style-name="ce164" table:formula="of:=[.L13]*[.$L$44]" office:value-type="float" office:value="0.00808783503171393" calcext:value-type="float">
            <text:p>0.008087835031714</text:p>
          </table:table-cell>
          <table:table-cell table:style-name="ce761" table:formula="of:=[.H52]+[.I52]+[.J52]+[.K52]+[.L52]" office:value-type="float" office:value="3.80455626892569" calcext:value-type="float">
            <text:p>3.80455626892569</text:p>
          </table:table-cell>
          <table:table-cell table:style-name="ce167" table:formula="of:=[.N13]*[.$N$44]" office:value-type="float" office:value="0.0291382548311958" calcext:value-type="float">
            <text:p>0.029138254831196</text:p>
          </table:table-cell>
          <table:table-cell table:style-name="ce167" table:formula="of:=[.O13]*[.$O$44]" office:value-type="float" office:value="1.5670059248805" calcext:value-type="float">
            <text:p>1.5670059248805</text:p>
          </table:table-cell>
          <table:table-cell table:formula="of:=[.P13]*[.$P$44]" office:value-type="float" office:value="1.259361138252" calcext:value-type="float">
            <text:p>1.259361138252</text:p>
          </table:table-cell>
          <table:table-cell table:formula="of:=[.K52]" office:value-type="float" office:value="0.0694268753010677" calcext:value-type="float">
            <text:p>0.069426875301068</text:p>
          </table:table-cell>
          <table:table-cell table:formula="of:=[.L52]" office:value-type="float" office:value="0.00808783503171393" calcext:value-type="float">
            <text:p>0.008087835031714</text:p>
          </table:table-cell>
          <table:table-cell table:style-name="ce763" table:formula="of:=[.N52]+[.O52]+[.P52]+[.Q52]+[.R52]" office:value-type="float" office:value="2.93302002829648" calcext:value-type="float">
            <text:p>2.93302002829648</text:p>
          </table:table-cell>
          <table:table-cell table:style-name="ce766" table:formula="of:=[.D52]+[.E52]+[.F52]+[.G52]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6.79471242 <text:s/>-95.87092207 <text:s/>111.60068235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39" office:value-type="float" office:value="8" calcext:value-type="float">
            <text:p>8</text:p>
          </table:table-cell>
          <table:table-cell table:style-name="ce603" office:value-type="float" office:value="9" calcext:value-type="float">
            <text:p>9</text:p>
          </table:table-cell>
          <table:table-cell table:style-name="ce667" office:value-type="float" office:value="2" calcext:value-type="float">
            <text:p>2</text:p>
          </table:table-cell>
          <table:table-cell table:style-name="ce735" office:value-type="float" office:value="7" calcext:value-type="float">
            <text:p>7</text:p>
          </table:table-cell>
          <table:table-cell table:style-name="ce161" table:formula="of:=[.H14]*[.$H$44]" office:value-type="float" office:value="0.112380294012837" calcext:value-type="float">
            <text:p>0.112380294012837</text:p>
          </table:table-cell>
          <table:table-cell table:style-name="ce161" table:formula="of:=[.I14]*[.$I$44]" office:value-type="float" office:value="2.84999143332243" calcext:value-type="float">
            <text:p>2.84999143332243</text:p>
          </table:table-cell>
          <table:table-cell table:style-name="ce161" table:formula="of:=[.J14]*[.$J$44]" office:value-type="float" office:value="0.419959035082444" calcext:value-type="float">
            <text:p>0.419959035082444</text:p>
          </table:table-cell>
          <table:table-cell table:style-name="ce161" table:formula="of:=[.K14]*[.$K$44]" office:value-type="float" office:value="0.390985119523926" calcext:value-type="float">
            <text:p>0.390985119523926</text:p>
          </table:table-cell>
          <table:table-cell table:style-name="ce164" table:formula="of:=[.L14]*[.$L$44]" office:value-type="float" office:value="0.0614360100169086" calcext:value-type="float">
            <text:p>0.061436010016909</text:p>
          </table:table-cell>
          <table:table-cell table:style-name="ce761" table:formula="of:=[.H53]+[.I53]+[.J53]+[.K53]+[.L53]" office:value-type="float" office:value="3.83475189195855" calcext:value-type="float">
            <text:p>3.83475189195855</text:p>
          </table:table-cell>
          <table:table-cell table:style-name="ce167" table:formula="of:=[.N14]*[.$N$44]" office:value-type="float" office:value="0.116170376713853" calcext:value-type="float">
            <text:p>0.116170376713853</text:p>
          </table:table-cell>
          <table:table-cell table:style-name="ce167" table:formula="of:=[.O14]*[.$O$44]" office:value-type="float" office:value="1.89810004085302" calcext:value-type="float">
            <text:p>1.89810004085302</text:p>
          </table:table-cell>
          <table:table-cell table:formula="of:=[.P14]*[.$P$44]" office:value-type="float" office:value="0.419959035082444" calcext:value-type="float">
            <text:p>0.419959035082444</text:p>
          </table:table-cell>
          <table:table-cell table:formula="of:=[.K53]" office:value-type="float" office:value="0.390985119523926" calcext:value-type="float">
            <text:p>0.390985119523926</text:p>
          </table:table-cell>
          <table:table-cell table:formula="of:=[.L53]" office:value-type="float" office:value="0.0614360100169086" calcext:value-type="float">
            <text:p>0.061436010016909</text:p>
          </table:table-cell>
          <table:table-cell table:style-name="ce763" table:formula="of:=[.N53]+[.O53]+[.P53]+[.Q53]+[.R53]" office:value-type="float" office:value="2.88665058219016" calcext:value-type="float">
            <text:p>2.88665058219016</text:p>
          </table:table-cell>
          <table:table-cell table:style-name="ce766" table:formula="of:=[.D53]+[.E53]+[.F53]+[.G53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1085689 -103.04131268 <text:s/>106.6364108 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40" office:value-type="float" office:value="1" calcext:value-type="float">
            <text:p>1</text:p>
          </table:table-cell>
          <table:table-cell table:style-name="ce604" office:value-type="float" office:value="0" calcext:value-type="float">
            <text:p>0</text:p>
          </table:table-cell>
          <table:table-cell table:style-name="ce668" office:value-type="float" office:value="0" calcext:value-type="float">
            <text:p>0</text:p>
          </table:table-cell>
          <table:table-cell table:style-name="ce736" office:value-type="float" office:value="8" calcext:value-type="float">
            <text:p>8</text:p>
          </table:table-cell>
          <table:table-cell table:style-name="ce161" table:formula="of:=[.H15]*[.$H$44]" office:value-type="float" office:value="2.85256479401141" calcext:value-type="float">
            <text:p>2.85256479401141</text:p>
          </table:table-cell>
          <table:table-cell table:style-name="ce161" table:formula="of:=[.I15]*[.$I$44]" office:value-type="float" office:value="4.50269840657711" calcext:value-type="float">
            <text:p>4.50269840657711</text:p>
          </table:table-cell>
          <table:table-cell table:style-name="ce161" table:formula="of:=[.J15]*[.$J$44]" office:value-type="float" office:value="0.203527990030261" calcext:value-type="float">
            <text:p>0.203527990030261</text:p>
          </table:table-cell>
          <table:table-cell table:style-name="ce161" table:formula="of:=[.K15]*[.$K$44]" office:value-type="float" office:value="2.19702922142954" calcext:value-type="float">
            <text:p>2.19702922142954</text:p>
          </table:table-cell>
          <table:table-cell table:style-name="ce164" table:formula="of:=[.L15]*[.$L$44]" office:value-type="float" office:value="1.52953146259735" calcext:value-type="float">
            <text:p>1.52953146259735</text:p>
          </table:table-cell>
          <table:table-cell table:style-name="ce761" table:formula="of:=[.H54]+[.I54]+[.J54]+[.K54]+[.L54]" office:value-type="float" office:value="11.2853518746457" calcext:value-type="float">
            <text:p>11.2853518746457</text:p>
          </table:table-cell>
          <table:table-cell table:style-name="ce167" table:formula="of:=[.N15]*[.$N$44]" office:value-type="float" office:value="2.75505823083222" calcext:value-type="float">
            <text:p>2.75505823083222</text:p>
          </table:table-cell>
          <table:table-cell table:style-name="ce167" table:formula="of:=[.O15]*[.$O$44]" office:value-type="float" office:value="3.20231579244137" calcext:value-type="float">
            <text:p>3.20231579244137</text:p>
          </table:table-cell>
          <table:table-cell table:formula="of:=[.P15]*[.$P$44]" office:value-type="float" office:value="0.203527990030261" calcext:value-type="float">
            <text:p>0.203527990030261</text:p>
          </table:table-cell>
          <table:table-cell table:formula="of:=[.K54]" office:value-type="float" office:value="2.19702922142954" calcext:value-type="float">
            <text:p>2.19702922142954</text:p>
          </table:table-cell>
          <table:table-cell table:formula="of:=[.L54]" office:value-type="float" office:value="1.52953146259735" calcext:value-type="float">
            <text:p>1.52953146259735</text:p>
          </table:table-cell>
          <table:table-cell table:style-name="ce763" table:formula="of:=[.N54]+[.O54]+[.P54]+[.Q54]+[.R54]" office:value-type="float" office:value="9.88746269733074" calcext:value-type="float">
            <text:p>9.88746269733074</text:p>
          </table:table-cell>
          <table:table-cell table:style-name="ce766" table:formula="of:=[.D54]+[.E54]+[.F54]+[.G54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9.83579195 -118.18024014 <text:s text:c="2"/>96.56934366]</text:p>
          </table:table-cell>
        </table:table-row>
        <table:table-row table:style-name="ro2">
          <table:table-cell table:style-name="ce169" table:number-columns-spanned="2" table:number-rows-spanned="4"/>
          <table:covered-table-cell/>
          <table:table-cell office:value-type="string" calcext:value-type="string">
            <text:p>Igual</text:p>
          </table:table-cell>
          <table:table-cell table:style-name="ce541" office:value-type="float" office:value="10" calcext:value-type="float">
            <text:p>10</text:p>
          </table:table-cell>
          <table:table-cell table:style-name="ce605" office:value-type="float" office:value="10" calcext:value-type="float">
            <text:p>10</text:p>
          </table:table-cell>
          <table:table-cell table:style-name="ce669" office:value-type="float" office:value="0" calcext:value-type="float">
            <text:p>0</text:p>
          </table:table-cell>
          <table:table-cell table:style-name="ce737" office:value-type="float" office:value="0" calcext:value-type="float">
            <text:p>0</text:p>
          </table:table-cell>
          <table:table-cell table:style-name="ce161" table:formula="of:=[.H16]*[.$H$44]" office:value-type="float" office:value="0" calcext:value-type="float">
            <text:p>0</text:p>
          </table:table-cell>
          <table:table-cell table:style-name="ce161" table:formula="of:=[.I16]*[.$I$44]" office:value-type="float" office:value="2.4259040132165" calcext:value-type="float">
            <text:p>2.4259040132165</text:p>
          </table:table-cell>
          <table:table-cell table:style-name="ce161" table:formula="of:=[.J16]*[.$J$44]" office:value-type="float" office:value="2.40252269602571" calcext:value-type="float">
            <text:p>2.40252269602571</text:p>
          </table:table-cell>
          <table:table-cell table:style-name="ce161" table:formula="of:=[.K16]*[.$K$44]" office:value-type="float" office:value="0" calcext:value-type="float">
            <text:p>0</text:p>
          </table:table-cell>
          <table:table-cell table:style-name="ce164" table:formula="of:=[.L16]*[.$L$44]" office:value-type="float" office:value="0" calcext:value-type="float">
            <text:p>0</text:p>
          </table:table-cell>
          <table:table-cell table:style-name="ce761" table:formula="of:=[.H55]+[.I55]+[.J55]+[.K55]+[.L55]" office:value-type="float" office:value="4.8284267092422" calcext:value-type="float">
            <text:p>4.8284267092422</text:p>
          </table:table-cell>
          <table:table-cell table:style-name="ce167" table:formula="of:=[.N16]*[.$N$44]" office:value-type="float" office:value="0" calcext:value-type="float">
            <text:p>0</text:p>
          </table:table-cell>
          <table:table-cell table:style-name="ce167" table:formula="of:=[.O16]*[.$O$44]" office:value-type="float" office:value="1.60120334476233" calcext:value-type="float">
            <text:p>1.60120334476233</text:p>
          </table:table-cell>
          <table:table-cell table:formula="of:=[.P16]*[.$P$44]" office:value-type="float" office:value="2.40252269602571" calcext:value-type="float">
            <text:p>2.40252269602571</text:p>
          </table:table-cell>
          <table:table-cell table:style-name="ce493" table:formula="of:=[.K55]" office:value-type="float" office:value="0" calcext:value-type="float">
            <text:p>0.00E+00</text:p>
          </table:table-cell>
          <table:table-cell table:formula="of:=[.L55]" office:value-type="float" office:value="0" calcext:value-type="float">
            <text:p>0</text:p>
          </table:table-cell>
          <table:table-cell table:style-name="ce763" table:formula="of:=[.N55]+[.O55]+[.P55]+[.Q55]+[.R55]" office:value-type="float" office:value="4.00372604078803" calcext:value-type="float">
            <text:p>4.00372604078803</text:p>
          </table:table-cell>
          <table:table-cell table:style-name="ce766" table:formula="of:=[.D55]+[.E55]+[.F55]+[.G55]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7.9929738 <text:s/>-137.06503628 <text:s text:c="2"/>83.7933875 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42" office:value-type="float" office:value="10" calcext:value-type="float">
            <text:p>10</text:p>
          </table:table-cell>
          <table:table-cell table:style-name="ce606" office:value-type="float" office:value="10" calcext:value-type="float">
            <text:p>10</text:p>
          </table:table-cell>
          <table:table-cell table:style-name="ce670" office:value-type="float" office:value="0" calcext:value-type="float">
            <text:p>0</text:p>
          </table:table-cell>
          <table:table-cell table:style-name="ce738" office:value-type="float" office:value="2" calcext:value-type="float">
            <text:p>2</text:p>
          </table:table-cell>
          <table:table-cell table:style-name="ce161" table:formula="of:=[.H17]*[.$H$44]" office:value-type="float" office:value="0.00693870561008225" calcext:value-type="float">
            <text:p>0.006938705610082</text:p>
          </table:table-cell>
          <table:table-cell table:style-name="ce161" table:formula="of:=[.I17]*[.$I$44]" office:value-type="float" office:value="2.49024908989668" calcext:value-type="float">
            <text:p>2.49024908989668</text:p>
          </table:table-cell>
          <table:table-cell table:style-name="ce161" table:formula="of:=[.J17]*[.$J$44]" office:value-type="float" office:value="1.7195925696894" calcext:value-type="float">
            <text:p>1.7195925696894</text:p>
          </table:table-cell>
          <table:table-cell table:style-name="ce161" table:formula="of:=[.K17]*[.$K$44]" office:value-type="float" office:value="0.0495573044559351" calcext:value-type="float">
            <text:p>0.049557304455935</text:p>
          </table:table-cell>
          <table:table-cell table:style-name="ce164" table:formula="of:=[.L17]*[.$L$44]" office:value-type="float" office:value="0.0025729951605752" calcext:value-type="float">
            <text:p>0.002572995160575</text:p>
          </table:table-cell>
          <table:table-cell table:style-name="ce761" table:formula="of:=[.H56]+[.I56]+[.J56]+[.K56]+[.L56]" office:value-type="float" office:value="4.26891066481267" calcext:value-type="float">
            <text:p>4.26891066481267</text:p>
          </table:table-cell>
          <table:table-cell table:style-name="ce167" table:formula="of:=[.N17]*[.$N$44]" office:value-type="float" office:value="0.0156913711180096" calcext:value-type="float">
            <text:p>0.01569137111801</text:p>
          </table:table-cell>
          <table:table-cell table:style-name="ce167" table:formula="of:=[.O17]*[.$O$44]" office:value-type="float" office:value="1.64367519319057" calcext:value-type="float">
            <text:p>1.64367519319057</text:p>
          </table:table-cell>
          <table:table-cell table:formula="of:=[.P17]*[.$P$44]" office:value-type="float" office:value="1.7195925696894" calcext:value-type="float">
            <text:p>1.7195925696894</text:p>
          </table:table-cell>
          <table:table-cell table:formula="of:=[.K56]" office:value-type="float" office:value="0.0495573044559351" calcext:value-type="float">
            <text:p>0.049557304455935</text:p>
          </table:table-cell>
          <table:table-cell table:formula="of:=[.L56]" office:value-type="float" office:value="0.0025729951605752" calcext:value-type="float">
            <text:p>0.002572995160575</text:p>
          </table:table-cell>
          <table:table-cell table:style-name="ce763" table:formula="of:=[.N56]+[.O56]+[.P56]+[.Q56]+[.R56]" office:value-type="float" office:value="3.43108943361449" calcext:value-type="float">
            <text:p>3.43108943361449</text:p>
          </table:table-cell>
          <table:table-cell table:style-name="ce766" table:formula="of:=[.D56]+[.E56]+[.F56]+[.G56]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4.69345903 -157.14501522 <text:s text:c="2"/>71.2165347 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43" office:value-type="float" office:value="10" calcext:value-type="float">
            <text:p>10</text:p>
          </table:table-cell>
          <table:table-cell table:style-name="ce607" office:value-type="float" office:value="10" calcext:value-type="float">
            <text:p>10</text:p>
          </table:table-cell>
          <table:table-cell table:style-name="ce671" office:value-type="float" office:value="0" calcext:value-type="float">
            <text:p>0</text:p>
          </table:table-cell>
          <table:table-cell table:style-name="ce739" office:value-type="float" office:value="5" calcext:value-type="float">
            <text:p>5</text:p>
          </table:table-cell>
          <table:table-cell table:style-name="ce161" table:formula="of:=[.H18]*[.$H$44]" office:value-type="float" office:value="0.0227417604037328" calcext:value-type="float">
            <text:p>0.022741760403733</text:p>
          </table:table-cell>
          <table:table-cell table:style-name="ce161" table:formula="of:=[.I18]*[.$I$44]" office:value-type="float" office:value="2.50516813248396" calcext:value-type="float">
            <text:p>2.50516813248396</text:p>
          </table:table-cell>
          <table:table-cell table:style-name="ce161" table:formula="of:=[.J18]*[.$J$44]" office:value-type="float" office:value="1.03451185736088" calcext:value-type="float">
            <text:p>1.03451185736088</text:p>
          </table:table-cell>
          <table:table-cell table:style-name="ce161" table:formula="of:=[.K18]*[.$K$44]" office:value-type="float" office:value="0.0831398521775816" calcext:value-type="float">
            <text:p>0.083139852177582</text:p>
          </table:table-cell>
          <table:table-cell table:style-name="ce164" table:formula="of:=[.L18]*[.$L$44]" office:value-type="float" office:value="0.0456932141243897" calcext:value-type="float">
            <text:p>0.04569321412439</text:p>
          </table:table-cell>
          <table:table-cell table:style-name="ce761" table:formula="of:=[.H57]+[.I57]+[.J57]+[.K57]+[.L57]" office:value-type="float" office:value="3.69125481655055" calcext:value-type="float">
            <text:p>3.69125481655055</text:p>
          </table:table-cell>
          <table:table-cell table:style-name="ce167" table:formula="of:=[.N18]*[.$N$44]" office:value-type="float" office:value="0.0322330674862315" calcext:value-type="float">
            <text:p>0.032233067486232</text:p>
          </table:table-cell>
          <table:table-cell table:style-name="ce167" table:formula="of:=[.O18]*[.$O$44]" office:value-type="float" office:value="1.6531515866518" calcext:value-type="float">
            <text:p>1.6531515866518</text:p>
          </table:table-cell>
          <table:table-cell table:formula="of:=[.P18]*[.$P$44]" office:value-type="float" office:value="1.03451185736088" calcext:value-type="float">
            <text:p>1.03451185736088</text:p>
          </table:table-cell>
          <table:table-cell table:formula="of:=[.K57]" office:value-type="float" office:value="0.0831398521775816" calcext:value-type="float">
            <text:p>0.083139852177582</text:p>
          </table:table-cell>
          <table:table-cell table:formula="of:=[.L57]" office:value-type="float" office:value="0.0456932141243897" calcext:value-type="float">
            <text:p>0.04569321412439</text:p>
          </table:table-cell>
          <table:table-cell table:style-name="ce763" table:formula="of:=[.N57]+[.O57]+[.P57]+[.Q57]+[.R57]" office:value-type="float" office:value="2.84872957780089" calcext:value-type="float">
            <text:p>2.84872957780089</text:p>
          </table:table-cell>
          <table:table-cell table:style-name="ce766" table:formula="of:=[.D57]+[.E57]+[.F57]+[.G57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3.44929504 -177.8139243 <text:s text:c="3"/>57.77065 <text:s text:c="2"/>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44" office:value-type="float" office:value="8" calcext:value-type="float">
            <text:p>8</text:p>
          </table:table-cell>
          <table:table-cell table:style-name="ce608" office:value-type="float" office:value="6" calcext:value-type="float">
            <text:p>6</text:p>
          </table:table-cell>
          <table:table-cell table:style-name="ce672" office:value-type="float" office:value="0" calcext:value-type="float">
            <text:p>0</text:p>
          </table:table-cell>
          <table:table-cell table:style-name="ce740" office:value-type="float" office:value="7" calcext:value-type="float">
            <text:p>7</text:p>
          </table:table-cell>
          <table:table-cell table:style-name="ce161" table:formula="of:=[.H19]*[.$H$44]" office:value-type="float" office:value="0.291845317406114" calcext:value-type="float">
            <text:p>0.291845317406114</text:p>
          </table:table-cell>
          <table:table-cell table:style-name="ce161" table:formula="of:=[.I19]*[.$I$44]" office:value-type="float" office:value="2.88557503372431" calcext:value-type="float">
            <text:p>2.88557503372431</text:p>
          </table:table-cell>
          <table:table-cell table:style-name="ce161" table:formula="of:=[.J19]*[.$J$44]" office:value-type="float" office:value="0.00667041398778364" calcext:value-type="float">
            <text:p>0.006670413987784</text:p>
          </table:table-cell>
          <table:table-cell table:style-name="ce161" table:formula="of:=[.K19]*[.$K$44]" office:value-type="float" office:value="0.303227450183128" calcext:value-type="float">
            <text:p>0.303227450183128</text:p>
          </table:table-cell>
          <table:table-cell table:style-name="ce164" table:formula="of:=[.L19]*[.$L$44]" office:value-type="float" office:value="0.86809675260732" calcext:value-type="float">
            <text:p>0.86809675260732</text:p>
          </table:table-cell>
          <table:table-cell table:style-name="ce761" table:formula="of:=[.H58]+[.I58]+[.J58]+[.K58]+[.L58]" office:value-type="float" office:value="4.35541496790865" calcext:value-type="float">
            <text:p>4.35541496790865</text:p>
          </table:table-cell>
          <table:table-cell table:style-name="ce167" table:formula="of:=[.N19]*[.$N$44]" office:value-type="float" office:value="0.272855340881506" calcext:value-type="float">
            <text:p>0.272855340881506</text:p>
          </table:table-cell>
          <table:table-cell table:style-name="ce167" table:formula="of:=[.O19]*[.$O$44]" office:value-type="float" office:value="1.93792562931776" calcext:value-type="float">
            <text:p>1.93792562931776</text:p>
          </table:table-cell>
          <table:table-cell table:formula="of:=[.P19]*[.$P$44]" office:value-type="float" office:value="0.00667041398778364" calcext:value-type="float">
            <text:p>0.006670413987784</text:p>
          </table:table-cell>
          <table:table-cell table:formula="of:=[.K58]" office:value-type="float" office:value="0.303227450183128" calcext:value-type="float">
            <text:p>0.303227450183128</text:p>
          </table:table-cell>
          <table:table-cell table:formula="of:=[.L58]" office:value-type="float" office:value="0.86809675260732" calcext:value-type="float">
            <text:p>0.86809675260732</text:p>
          </table:table-cell>
          <table:table-cell table:style-name="ce763" table:formula="of:=[.N58]+[.O58]+[.P58]+[.Q58]+[.R58]" office:value-type="float" office:value="3.3887755869775" calcext:value-type="float">
            <text:p>3.3887755869775</text:p>
          </table:table-cell>
          <table:table-cell table:style-name="ce766" table:formula="of:=[.D58]+[.E58]+[.F58]+[.G58]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Cortada</text:p>
          </table:table-cell>
          <table:covered-table-cell/>
          <table:table-cell office:value-type="string" calcext:value-type="string">
            <text:p>Igual</text:p>
          </table:table-cell>
          <table:table-cell table:style-name="ce545" office:value-type="float" office:value="10" calcext:value-type="float">
            <text:p>10</text:p>
          </table:table-cell>
          <table:table-cell table:style-name="ce609" office:value-type="float" office:value="10" calcext:value-type="float">
            <text:p>10</text:p>
          </table:table-cell>
          <table:table-cell table:style-name="ce673" office:value-type="float" office:value="2" calcext:value-type="float">
            <text:p>2</text:p>
          </table:table-cell>
          <table:table-cell table:style-name="ce741" office:value-type="float" office:value="4" calcext:value-type="float">
            <text:p>4</text:p>
          </table:table-cell>
          <table:table-cell table:style-name="ce161" table:formula="of:=[.H20]*[.$H$44]" office:value-type="float" office:value="0" calcext:value-type="float">
            <text:p>0</text:p>
          </table:table-cell>
          <table:table-cell table:style-name="ce161" table:formula="of:=[.I20]*[.$I$44]" office:value-type="float" office:value="1.80262979120016" calcext:value-type="float">
            <text:p>1.80262979120016</text:p>
          </table:table-cell>
          <table:table-cell table:style-name="ce161" table:formula="of:=[.J20]*[.$J$44]" office:value-type="float" office:value="1.6768727263782" calcext:value-type="float">
            <text:p>1.6768727263782</text:p>
          </table:table-cell>
          <table:table-cell table:style-name="ce161" table:formula="of:=[.K20]*[.$K$44]" office:value-type="float" office:value="0" calcext:value-type="float">
            <text:p>0</text:p>
          </table:table-cell>
          <table:table-cell table:style-name="ce164" table:formula="of:=[.L20]*[.$L$44]" office:value-type="float" office:value="0" calcext:value-type="float">
            <text:p>0</text:p>
          </table:table-cell>
          <table:table-cell table:style-name="ce761" table:formula="of:=[.H59]+[.I59]+[.J59]+[.K59]+[.L59]" office:value-type="float" office:value="3.47950251757836" calcext:value-type="float">
            <text:p>3.47950251757836</text:p>
          </table:table-cell>
          <table:table-cell table:style-name="ce167" table:formula="of:=[.N20]*[.$N$44]" office:value-type="float" office:value="0" calcext:value-type="float">
            <text:p>0</text:p>
          </table:table-cell>
          <table:table-cell table:style-name="ce167" table:formula="of:=[.O20]*[.$O$44]" office:value-type="float" office:value="1.23209990561008" calcext:value-type="float">
            <text:p>1.23209990561008</text:p>
          </table:table-cell>
          <table:table-cell table:formula="of:=[.P20]*[.$P$44]" office:value-type="float" office:value="1.6768727263782" calcext:value-type="float">
            <text:p>1.6768727263782</text:p>
          </table:table-cell>
          <table:table-cell table:formula="of:=[.K59]" office:value-type="float" office:value="0" calcext:value-type="float">
            <text:p>0</text:p>
          </table:table-cell>
          <table:table-cell table:formula="of:=[.L59]" office:value-type="float" office:value="0" calcext:value-type="float">
            <text:p>0</text:p>
          </table:table-cell>
          <table:table-cell table:style-name="ce763" table:formula="of:=[.N59]+[.O59]+[.P59]+[.Q59]+[.R59]" office:value-type="float" office:value="2.90897263198829" calcext:value-type="float">
            <text:p>2.90897263198829</text:p>
          </table:table-cell>
          <table:table-cell table:style-name="ce766" table:formula="of:=[.D59]+[.E59]+[.F59]+[.G59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31.80112815 -220.63671826 <text:s text:c="2"/>35.62718114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46" office:value-type="float" office:value="8" calcext:value-type="float">
            <text:p>8</text:p>
          </table:table-cell>
          <table:table-cell table:style-name="ce610" office:value-type="float" office:value="9" calcext:value-type="float">
            <text:p>9</text:p>
          </table:table-cell>
          <table:table-cell table:style-name="ce674" office:value-type="float" office:value="2" calcext:value-type="float">
            <text:p>2</text:p>
          </table:table-cell>
          <table:table-cell table:style-name="ce742" office:value-type="float" office:value="7" calcext:value-type="float">
            <text:p>7</text:p>
          </table:table-cell>
          <table:table-cell table:style-name="ce161" table:formula="of:=[.H21]*[.$H$44]" office:value-type="float" office:value="0.36287063267082" calcext:value-type="float">
            <text:p>0.36287063267082</text:p>
          </table:table-cell>
          <table:table-cell table:style-name="ce161" table:formula="of:=[.I21]*[.$I$44]" office:value-type="float" office:value="2.37380806356668" calcext:value-type="float">
            <text:p>2.37380806356668</text:p>
          </table:table-cell>
          <table:table-cell table:style-name="ce161" table:formula="of:=[.J21]*[.$J$44]" office:value-type="float" office:value="0.315243889796062" calcext:value-type="float">
            <text:p>0.315243889796062</text:p>
          </table:table-cell>
          <table:table-cell table:style-name="ce161" table:formula="of:=[.K21]*[.$K$44]" office:value-type="float" office:value="0.788298533611972" calcext:value-type="float">
            <text:p>0.788298533611972</text:p>
          </table:table-cell>
          <table:table-cell table:style-name="ce164" table:formula="of:=[.L21]*[.$L$44]" office:value-type="float" office:value="0.214307373972357" calcext:value-type="float">
            <text:p>0.214307373972357</text:p>
          </table:table-cell>
          <table:table-cell table:style-name="ce761" table:formula="of:=[.H60]+[.I60]+[.J60]+[.K60]+[.L60]" office:value-type="float" office:value="4.0545284936179" calcext:value-type="float">
            <text:p>4.0545284936179</text:p>
          </table:table-cell>
          <table:table-cell table:style-name="ce167" table:formula="of:=[.N21]*[.$N$44]" office:value-type="float" office:value="0.3198700142093" calcext:value-type="float">
            <text:p>0.3198700142093</text:p>
          </table:table-cell>
          <table:table-cell table:style-name="ce167" table:formula="of:=[.O21]*[.$O$44]" office:value-type="float" office:value="1.63352005183697" calcext:value-type="float">
            <text:p>1.63352005183697</text:p>
          </table:table-cell>
          <table:table-cell table:formula="of:=[.P21]*[.$P$44]" office:value-type="float" office:value="0.315243889796062" calcext:value-type="float">
            <text:p>0.315243889796062</text:p>
          </table:table-cell>
          <table:table-cell table:formula="of:=[.K60]" office:value-type="float" office:value="0.788298533611972" calcext:value-type="float">
            <text:p>0.788298533611972</text:p>
          </table:table-cell>
          <table:table-cell table:formula="of:=[.L60]" office:value-type="float" office:value="0.214307373972357" calcext:value-type="float">
            <text:p>0.214307373972357</text:p>
          </table:table-cell>
          <table:table-cell table:style-name="ce763" table:formula="of:=[.N60]+[.O60]+[.P60]+[.Q60]+[.R60]" office:value-type="float" office:value="3.27123986342666" calcext:value-type="float">
            <text:p>3.27123986342666</text:p>
          </table:table-cell>
          <table:table-cell table:style-name="ce766" table:formula="of:=[.D60]+[.E60]+[.F60]+[.G60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34.59397864 -240.86397885 <text:s text:c="2"/>28.36372051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47" office:value-type="float" office:value="6" calcext:value-type="float">
            <text:p>6</text:p>
          </table:table-cell>
          <table:table-cell table:style-name="ce611" office:value-type="float" office:value="6" calcext:value-type="float">
            <text:p>6</text:p>
          </table:table-cell>
          <table:table-cell table:style-name="ce675" office:value-type="float" office:value="2" calcext:value-type="float">
            <text:p>2</text:p>
          </table:table-cell>
          <table:table-cell table:style-name="ce743" office:value-type="float" office:value="7" calcext:value-type="float">
            <text:p>7</text:p>
          </table:table-cell>
          <table:table-cell table:style-name="ce161" table:formula="of:=[.H22]*[.$H$44]" office:value-type="float" office:value="0.791236307122745" calcext:value-type="float">
            <text:p>0.791236307122745</text:p>
          </table:table-cell>
          <table:table-cell table:style-name="ce161" table:formula="of:=[.I22]*[.$I$44]" office:value-type="float" office:value="2.80418060719967" calcext:value-type="float">
            <text:p>2.80418060719967</text:p>
          </table:table-cell>
          <table:table-cell table:style-name="ce161" table:formula="of:=[.J22]*[.$J$44]" office:value-type="float" office:value="0.18304283267319" calcext:value-type="float">
            <text:p>0.18304283267319</text:p>
          </table:table-cell>
          <table:table-cell table:style-name="ce161" table:formula="of:=[.K22]*[.$K$44]" office:value-type="float" office:value="1.15028617987332" calcext:value-type="float">
            <text:p>1.15028617987332</text:p>
          </table:table-cell>
          <table:table-cell table:style-name="ce164" table:formula="of:=[.L22]*[.$L$44]" office:value-type="float" office:value="0.474271868832298" calcext:value-type="float">
            <text:p>0.474271868832298</text:p>
          </table:table-cell>
          <table:table-cell table:style-name="ce761" table:formula="of:=[.H61]+[.I61]+[.J61]+[.K61]+[.L61]" office:value-type="float" office:value="5.40301779570122" calcext:value-type="float">
            <text:p>5.40301779570122</text:p>
          </table:table-cell>
          <table:table-cell table:style-name="ce167" table:formula="of:=[.N22]*[.$N$44]" office:value-type="float" office:value="0.663829050608911" calcext:value-type="float">
            <text:p>0.663829050608911</text:p>
          </table:table-cell>
          <table:table-cell table:style-name="ce167" table:formula="of:=[.O22]*[.$O$44]" office:value-type="float" office:value="1.96099579334259" calcext:value-type="float">
            <text:p>1.96099579334259</text:p>
          </table:table-cell>
          <table:table-cell table:formula="of:=[.P22]*[.$P$44]" office:value-type="float" office:value="0.18304283267319" calcext:value-type="float">
            <text:p>0.18304283267319</text:p>
          </table:table-cell>
          <table:table-cell table:formula="of:=[.K61]" office:value-type="float" office:value="1.15028617987332" calcext:value-type="float">
            <text:p>1.15028617987332</text:p>
          </table:table-cell>
          <table:table-cell table:formula="of:=[.L61]" office:value-type="float" office:value="0.474271868832298" calcext:value-type="float">
            <text:p>0.474271868832298</text:p>
          </table:table-cell>
          <table:table-cell table:style-name="ce763" table:formula="of:=[.N61]+[.O61]+[.P61]+[.Q61]+[.R61]" office:value-type="float" office:value="4.43242572533031" calcext:value-type="float">
            <text:p>4.43242572533031</text:p>
          </table:table-cell>
          <table:table-cell table:style-name="ce766" table:formula="of:=[.D61]+[.E61]+[.F61]+[.G61]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38.41022468 -262.07075833 <text:s text:c="2"/>23.39910087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48" office:value-type="float" office:value="3" calcext:value-type="float">
            <text:p>3</text:p>
          </table:table-cell>
          <table:table-cell table:style-name="ce612" office:value-type="float" office:value="3" calcext:value-type="float">
            <text:p>3</text:p>
          </table:table-cell>
          <table:table-cell table:style-name="ce676" office:value-type="float" office:value="1" calcext:value-type="float">
            <text:p>1</text:p>
          </table:table-cell>
          <table:table-cell table:style-name="ce744" office:value-type="float" office:value="9" calcext:value-type="float">
            <text:p>9</text:p>
          </table:table-cell>
          <table:table-cell table:style-name="ce161" table:formula="of:=[.H23]*[.$H$44]" office:value-type="float" office:value="1.34391928440891" calcext:value-type="float">
            <text:p>1.34391928440891</text:p>
          </table:table-cell>
          <table:table-cell table:style-name="ce161" table:formula="of:=[.I23]*[.$I$44]" office:value-type="float" office:value="3.5563737154007" calcext:value-type="float">
            <text:p>3.5563737154007</text:p>
          </table:table-cell>
          <table:table-cell table:style-name="ce161" table:formula="of:=[.J23]*[.$J$44]" office:value-type="float" office:value="0.552549568561313" calcext:value-type="float">
            <text:p>0.552549568561313</text:p>
          </table:table-cell>
          <table:table-cell table:style-name="ce161" table:formula="of:=[.K23]*[.$K$44]" office:value-type="float" office:value="1.11588021213033" calcext:value-type="float">
            <text:p>1.11588021213033</text:p>
          </table:table-cell>
          <table:table-cell table:style-name="ce164" table:formula="of:=[.L23]*[.$L$44]" office:value-type="float" office:value="0.846936867189641" calcext:value-type="float">
            <text:p>0.846936867189641</text:p>
          </table:table-cell>
          <table:table-cell table:style-name="ce761" table:formula="of:=[.H62]+[.I62]+[.J62]+[.K62]+[.L62]" office:value-type="float" office:value="7.41565964769089" calcext:value-type="float">
            <text:p>7.41565964769089</text:p>
          </table:table-cell>
          <table:table-cell table:style-name="ce167" table:formula="of:=[.N23]*[.$N$44]" office:value-type="float" office:value="1.13305359263904" calcext:value-type="float">
            <text:p>1.13305359263904</text:p>
          </table:table-cell>
          <table:table-cell table:style-name="ce167" table:formula="of:=[.O23]*[.$O$44]" office:value-type="float" office:value="2.55618952214718" calcext:value-type="float">
            <text:p>2.55618952214718</text:p>
          </table:table-cell>
          <table:table-cell table:formula="of:=[.P23]*[.$P$44]" office:value-type="float" office:value="0.552549568561313" calcext:value-type="float">
            <text:p>0.552549568561313</text:p>
          </table:table-cell>
          <table:table-cell table:formula="of:=[.K62]" office:value-type="float" office:value="1.11588021213033" calcext:value-type="float">
            <text:p>1.11588021213033</text:p>
          </table:table-cell>
          <table:table-cell table:formula="of:=[.L62]" office:value-type="float" office:value="0.846936867189641" calcext:value-type="float">
            <text:p>0.846936867189641</text:p>
          </table:table-cell>
          <table:table-cell table:style-name="ce763" table:formula="of:=[.N62]+[.O62]+[.P62]+[.Q62]+[.R62]" office:value-type="float" office:value="6.2046097626675" calcext:value-type="float">
            <text:p>6.2046097626675</text:p>
          </table:table-cell>
          <table:table-cell table:style-name="ce766" table:formula="of:=[.D62]+[.E62]+[.F62]+[.G62]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48.62234473 -277.78162526 <text:s text:c="2"/>15.35020313]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Cortada</text:p>
          </table:table-cell>
          <table:covered-table-cell/>
          <table:table-cell office:value-type="string" calcext:value-type="string">
            <text:p>Igual</text:p>
          </table:table-cell>
          <table:table-cell table:style-name="ce549" office:value-type="float" office:value="10" calcext:value-type="float">
            <text:p>10</text:p>
          </table:table-cell>
          <table:table-cell table:style-name="ce613" office:value-type="float" office:value="10" calcext:value-type="float">
            <text:p>10</text:p>
          </table:table-cell>
          <table:table-cell table:style-name="ce677" office:value-type="float" office:value="5" calcext:value-type="float">
            <text:p>5</text:p>
          </table:table-cell>
          <table:table-cell table:style-name="ce745" office:value-type="float" office:value="8" calcext:value-type="float">
            <text:p>8</text:p>
          </table:table-cell>
          <table:table-cell table:style-name="ce161" table:formula="of:=[.H24]*[.$H$44]" office:value-type="float" office:value="0" calcext:value-type="float">
            <text:p>0</text:p>
          </table:table-cell>
          <table:table-cell table:style-name="ce161" table:formula="of:=[.I24]*[.$I$44]" office:value-type="float" office:value="9.32648107409477" calcext:value-type="float">
            <text:p>9.32648107409477</text:p>
          </table:table-cell>
          <table:table-cell table:style-name="ce161" table:formula="of:=[.J24]*[.$J$44]" office:value-type="float" office:value="0.846236980879802" calcext:value-type="float">
            <text:p>0.846236980879802</text:p>
          </table:table-cell>
          <table:table-cell table:style-name="ce161" table:formula="of:=[.K24]*[.$K$44]" office:value-type="float" office:value="0" calcext:value-type="float">
            <text:p>0</text:p>
          </table:table-cell>
          <table:table-cell table:style-name="ce164" table:formula="of:=[.L24]*[.$L$44]" office:value-type="float" office:value="0" calcext:value-type="float">
            <text:p>0</text:p>
          </table:table-cell>
          <table:table-cell table:style-name="ce761" table:formula="of:=[.H63]+[.I63]+[.J63]+[.K63]+[.L63]" office:value-type="float" office:value="10.1727180549746" calcext:value-type="float">
            <text:p>10.1727180549746</text:p>
          </table:table-cell>
          <table:table-cell table:style-name="ce167" table:formula="of:=[.N24]*[.$N$44]" office:value-type="float" office:value="0" calcext:value-type="float">
            <text:p>0</text:p>
          </table:table-cell>
          <table:table-cell table:style-name="ce167" table:formula="of:=[.O24]*[.$O$44]" office:value-type="float" office:value="4.78206463158131" calcext:value-type="float">
            <text:p>4.78206463158131</text:p>
          </table:table-cell>
          <table:table-cell table:formula="of:=[.P24]*[.$P$44]" office:value-type="float" office:value="0.846236980879802" calcext:value-type="float">
            <text:p>0.846236980879802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style-name="ce763" table:formula="of:=[.N63]+[.O63]+[.P63]+[.Q63]+[.R63]" office:value-type="float" office:value="5.62830161246111" calcext:value-type="float">
            <text:p>5.62830161246111</text:p>
          </table:table-cell>
          <table:table-cell table:style-name="ce766" table:formula="of:=[.D63]+[.E63]+[.F63]+[.G63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64.47285247 -292.78698014 <text:s text:c="3"/>7.06527671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550" office:value-type="float" office:value="7" calcext:value-type="float">
            <text:p>7</text:p>
          </table:table-cell>
          <table:table-cell table:style-name="ce614" office:value-type="float" office:value="7" calcext:value-type="float">
            <text:p>7</text:p>
          </table:table-cell>
          <table:table-cell table:style-name="ce678" office:value-type="float" office:value="4" calcext:value-type="float">
            <text:p>4</text:p>
          </table:table-cell>
          <table:table-cell table:style-name="ce746" office:value-type="float" office:value="8" calcext:value-type="float">
            <text:p>8</text:p>
          </table:table-cell>
          <table:table-cell table:style-name="ce161" table:formula="of:=[.H25]*[.$H$44]" office:value-type="float" office:value="2.53850826993585" calcext:value-type="float">
            <text:p>2.53850826993585</text:p>
          </table:table-cell>
          <table:table-cell table:style-name="ce161" table:formula="of:=[.I25]*[.$I$44]" office:value-type="float" office:value="1.1792010627687" calcext:value-type="float">
            <text:p>1.1792010627687</text:p>
          </table:table-cell>
          <table:table-cell table:style-name="ce161" table:formula="of:=[.J25]*[.$J$44]" office:value-type="float" office:value="0.701154853904114" calcext:value-type="float">
            <text:p>0.701154853904114</text:p>
          </table:table-cell>
          <table:table-cell table:style-name="ce161" table:formula="of:=[.K25]*[.$K$44]" office:value-type="float" office:value="1.37579112821004" calcext:value-type="float">
            <text:p>1.37579112821004</text:p>
          </table:table-cell>
          <table:table-cell table:style-name="ce164" table:formula="of:=[.L25]*[.$L$44]" office:value-type="float" office:value="1.77973912546457" calcext:value-type="float">
            <text:p>1.77973912546457</text:p>
          </table:table-cell>
          <table:table-cell table:style-name="ce761" table:formula="of:=[.H64]+[.I64]+[.J64]+[.K64]+[.L64]" office:value-type="float" office:value="7.57439444028327" calcext:value-type="float">
            <text:p>7.57439444028327</text:p>
          </table:table-cell>
          <table:table-cell table:style-name="ce167" table:formula="of:=[.N25]*[.$N$44]" office:value-type="float" office:value="2.03381234314293" calcext:value-type="float">
            <text:p>2.03381234314293</text:p>
          </table:table-cell>
          <table:table-cell table:style-name="ce167" table:formula="of:=[.O25]*[.$O$44]" office:value-type="float" office:value="0.696383137255907" calcext:value-type="float">
            <text:p>0.696383137255907</text:p>
          </table:table-cell>
          <table:table-cell table:formula="of:=[.P25]*[.$P$44]" office:value-type="float" office:value="0.701154853904114" calcext:value-type="float">
            <text:p>0.701154853904114</text:p>
          </table:table-cell>
          <table:table-cell table:formula="of:=[.K64]" office:value-type="float" office:value="1.37579112821004" calcext:value-type="float">
            <text:p>1.37579112821004</text:p>
          </table:table-cell>
          <table:table-cell table:formula="of:=[.L64]" office:value-type="float" office:value="1.77973912546457" calcext:value-type="float">
            <text:p>1.77973912546457</text:p>
          </table:table-cell>
          <table:table-cell table:style-name="ce763" table:formula="of:=[.N64]+[.O64]+[.P64]+[.Q64]+[.R64]" office:value-type="float" office:value="6.58688058797756" calcext:value-type="float">
            <text:p>6.58688058797756</text:p>
          </table:table-cell>
          <table:table-cell table:style-name="ce766" table:formula="of:=[.D64]+[.E64]+[.F64]+[.G64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<text:s/>[-193. <text:s text:c="8"/>-170. <text:s text:c="9"/>-17. <text:s text:c="7"/>]]</text:p>
          </table:table-cell>
          <table:table-cell office:value-type="string" calcext:value-type="string">
            <text:p><text:s/>[-128.22404536 <text:s/>-96.41562189 <text:s/>-16.92077429]]</text:p>
          </table:table-cell>
          <table:table-cell office:value-type="string" calcext:value-type="string">
            <text:p><text:s/>[-113.57735031 <text:s/>-79.16713544 <text:s/>-28.15892179]]</text:p>
          </table:table-cell>
          <table:table-cell office:value-type="string" calcext:value-type="string">
            <text:p><text:s/>[-60. -60. <text:s text:c="2"/>0.]]</text:p>
          </table:table-cell>
          <table:table-cell office:value-type="string" calcext:value-type="string">
            <text:p><text:s/>[-187.57651687 -300. <text:s text:c="10"/>-5.85061875]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551" office:value-type="float" office:value="4" calcext:value-type="float">
            <text:p>4</text:p>
          </table:table-cell>
          <table:table-cell table:style-name="ce615" office:value-type="float" office:value="4" calcext:value-type="float">
            <text:p>4</text:p>
          </table:table-cell>
          <table:table-cell table:style-name="ce679" office:value-type="float" office:value="2" calcext:value-type="float">
            <text:p>2</text:p>
          </table:table-cell>
          <table:table-cell table:style-name="ce747" office:value-type="float" office:value="8" calcext:value-type="float">
            <text:p>8</text:p>
          </table:table-cell>
          <table:table-cell table:style-name="ce161" table:formula="of:=[.H26]*[.$H$44]" office:value-type="float" office:value="3.89354187063873" calcext:value-type="float">
            <text:p>3.89354187063873</text:p>
          </table:table-cell>
          <table:table-cell table:style-name="ce161" table:formula="of:=[.I26]*[.$I$44]" office:value-type="float" office:value="1.12649127840996" calcext:value-type="float">
            <text:p>1.12649127840996</text:p>
          </table:table-cell>
          <table:table-cell table:style-name="ce161" table:formula="of:=[.J26]*[.$J$44]" office:value-type="float" office:value="1.12849891528962" calcext:value-type="float">
            <text:p>1.12849891528962</text:p>
          </table:table-cell>
          <table:table-cell table:style-name="ce161" table:formula="of:=[.K26]*[.$K$44]" office:value-type="float" office:value="1.66663203332033" calcext:value-type="float">
            <text:p>1.66663203332033</text:p>
          </table:table-cell>
          <table:table-cell table:style-name="ce164" table:formula="of:=[.L26]*[.$L$44]" office:value-type="float" office:value="2.71909038954932" calcext:value-type="float">
            <text:p>2.71909038954932</text:p>
          </table:table-cell>
          <table:table-cell table:style-name="ce761" table:formula="of:=[.H65]+[.I65]+[.J65]+[.K65]+[.L65]" office:value-type="float" office:value="10.534254487208" calcext:value-type="float">
            <text:p>10.534254487208</text:p>
          </table:table-cell>
          <table:table-cell table:style-name="ce167" table:formula="of:=[.N26]*[.$N$44]" office:value-type="float" office:value="3.10402014292777" calcext:value-type="float">
            <text:p>3.10402014292777</text:p>
          </table:table-cell>
          <table:table-cell table:style-name="ce167" table:formula="of:=[.O26]*[.$O$44]" office:value-type="float" office:value="0.752491783350706" calcext:value-type="float">
            <text:p>0.752491783350706</text:p>
          </table:table-cell>
          <table:table-cell table:formula="of:=[.P26]*[.$P$44]" office:value-type="float" office:value="1.12849891528962" calcext:value-type="float">
            <text:p>1.12849891528962</text:p>
          </table:table-cell>
          <table:table-cell table:formula="of:=[.K65]" office:value-type="float" office:value="1.66663203332033" calcext:value-type="float">
            <text:p>1.66663203332033</text:p>
          </table:table-cell>
          <table:table-cell table:formula="of:=[.L65]" office:value-type="float" office:value="2.71909038954932" calcext:value-type="float">
            <text:p>2.71909038954932</text:p>
          </table:table-cell>
          <table:table-cell table:style-name="ce763" table:formula="of:=[.N65]+[.O65]+[.P65]+[.Q65]+[.R65]" office:value-type="float" office:value="9.37073326443774" calcext:value-type="float">
            <text:p>9.37073326443774</text:p>
          </table:table-cell>
          <table:table-cell table:style-name="ce766" table:formula="of:=[.D65]+[.E65]+[.F65]+[.G65]" office:value-type="float" office:value="18" calcext:value-type="float">
            <text:p>18</text:p>
          </table:table-cell>
          <table:table-cell table:number-columns-repeated="3"/>
          <table:table-cell table:number-columns-repeated="3" office:value-type="string" calcext:value-type="string">
            <text:p>Warped is: <text:s/>[[ <text:s text:c="2"/>0. <text:s text:c="11"/>0. <text:s text:c="11"/>0. <text:s text:c="7"/>]</text:p>
          </table:table-cell>
          <table:table-cell office:value-type="string" calcext:value-type="string">
            <text:p>Warped is: <text:s/>[[ <text:s/>0. <text:s text:c="2"/>0. <text:s text:c="2"/>0.]</text:p>
          </table:table-cell>
          <table:table-cell office:value-type="string" calcext:value-type="string">
            <text:p>Warped is: <text:s/>[[ <text:s text:c="2"/>0. <text:s text:c="11"/>0. <text:s text:c="11"/>0. <text:s text:c="7"/>]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552" office:value-type="float" office:value="1" calcext:value-type="float">
            <text:p>1</text:p>
          </table:table-cell>
          <table:table-cell table:style-name="ce616" office:value-type="float" office:value="1" calcext:value-type="float">
            <text:p>1</text:p>
          </table:table-cell>
          <table:table-cell table:style-name="ce680" office:value-type="float" office:value="1" calcext:value-type="float">
            <text:p>1</text:p>
          </table:table-cell>
          <table:table-cell table:style-name="ce748" office:value-type="float" office:value="7" calcext:value-type="float">
            <text:p>7</text:p>
          </table:table-cell>
          <table:table-cell table:style-name="ce161" table:formula="of:=[.H27]*[.$H$44]" office:value-type="float" office:value="8.22345667984337" calcext:value-type="float">
            <text:p>8.22345667984337</text:p>
          </table:table-cell>
          <table:table-cell table:style-name="ce161" table:formula="of:=[.I27]*[.$I$44]" office:value-type="float" office:value="2.80821602791548" calcext:value-type="float">
            <text:p>2.80821602791548</text:p>
          </table:table-cell>
          <table:table-cell table:style-name="ce161" table:formula="of:=[.J27]*[.$J$44]" office:value-type="float" office:value="1.58707107295524" calcext:value-type="float">
            <text:p>1.58707107295524</text:p>
          </table:table-cell>
          <table:table-cell table:style-name="ce161" table:formula="of:=[.K27]*[.$K$44]" office:value-type="float" office:value="2.21173915841884" calcext:value-type="float">
            <text:p>2.21173915841884</text:p>
          </table:table-cell>
          <table:table-cell table:style-name="ce164" table:formula="of:=[.L27]*[.$L$44]" office:value-type="float" office:value="5.57" calcext:value-type="float">
            <text:p>5.57</text:p>
          </table:table-cell>
          <table:table-cell table:style-name="ce761" table:formula="of:=[.H66]+[.I66]+[.J66]+[.K66]+[.L66]" office:value-type="float" office:value="20.4004829391329" calcext:value-type="float">
            <text:p>20.4004829391329</text:p>
          </table:table-cell>
          <table:table-cell table:style-name="ce167" table:formula="of:=[.N27]*[.$N$44]" office:value-type="float" office:value="6.60188845358789" calcext:value-type="float">
            <text:p>6.60188845358789</text:p>
          </table:table-cell>
          <table:table-cell table:style-name="ce167" table:formula="of:=[.O27]*[.$O$44]" office:value-type="float" office:value="2.07648556679487" calcext:value-type="float">
            <text:p>2.07648556679487</text:p>
          </table:table-cell>
          <table:table-cell table:formula="of:=[.P27]*[.$P$44]" office:value-type="float" office:value="1.58707107295524" calcext:value-type="float">
            <text:p>1.58707107295524</text:p>
          </table:table-cell>
          <table:table-cell table:formula="of:=[.K66]" office:value-type="float" office:value="2.21173915841884" calcext:value-type="float">
            <text:p>2.21173915841884</text:p>
          </table:table-cell>
          <table:table-cell table:formula="of:=[.L66]" office:value-type="float" office:value="5.57" calcext:value-type="float">
            <text:p>5.57</text:p>
          </table:table-cell>
          <table:table-cell table:style-name="ce763" table:formula="of:=[.N66]+[.O66]+[.P66]+[.Q66]+[.R66]" office:value-type="float" office:value="18.0471842517568" calcext:value-type="float">
            <text:p>18.0471842517568</text:p>
          </table:table-cell>
          <table:table-cell table:style-name="ce766" table:formula="of:=[.D66]+[.E66]+[.F66]+[.G66]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<text:s/>[ -29.18065178 <text:s/>-10.97958286 <text:s text:c="2"/>-6.22639368]</text:p>
          </table:table-cell>
          <table:table-cell table:number-columns-repeated="2" office:value-type="string" calcext:value-type="string">
            <text:p><text:s/>[ <text:s text:c="2"/>0. <text:s text:c="11"/>0. <text:s text:c="11"/>0. <text:s text:c="7"/>]</text:p>
          </table:table-cell>
          <table:table-cell office:value-type="string" calcext:value-type="string">
            <text:p><text:s/>[ <text:s/>0. <text:s text:c="2"/>0. <text:s text:c="2"/>0.]</text:p>
          </table:table-cell>
          <table:table-cell office:value-type="string" calcext:value-type="string">
            <text:p><text:s/>[ <text:s/>-0.49500436 <text:s/>-11.33807468 <text:s text:c="2"/>29.35931826]</text:p>
          </table:table-cell>
        </table:table-row>
        <table:table-row table:style-name="ro2">
          <table:table-cell table:style-name="ce169" office:value-type="string" calcext:value-type="string" table:number-columns-spanned="3" table:number-rows-spanned="1">
            <text:p>Using trained Network</text:p>
          </table:table-cell>
          <table:covered-table-cell table:number-columns-repeated="2"/>
          <table:table-cell table:style-name="ce553"/>
          <table:table-cell table:style-name="ce617"/>
          <table:table-cell table:style-name="ce681"/>
          <table:table-cell table:style-name="ce749"/>
          <table:table-cell table:style-name="ce161" table:formula="of:=[.H28]*[.$H$44]" office:value-type="float" office:value="0" calcext:value-type="float">
            <text:p>0</text:p>
          </table:table-cell>
          <table:table-cell table:style-name="ce161" table:formula="of:=[.I28]*[.$I$44]" office:value-type="float" office:value="0" calcext:value-type="float">
            <text:p>0</text:p>
          </table:table-cell>
          <table:table-cell table:style-name="ce161" table:formula="of:=[.J28]*[.$J$44]" office:value-type="float" office:value="0" calcext:value-type="float">
            <text:p>0</text:p>
          </table:table-cell>
          <table:table-cell table:style-name="ce161" table:formula="of:=[.K28]*[.$K$44]" office:value-type="float" office:value="0" calcext:value-type="float">
            <text:p>0</text:p>
          </table:table-cell>
          <table:table-cell table:style-name="ce164" table:formula="of:=[.L28]*[.$L$44]" office:value-type="float" office:value="0" calcext:value-type="float">
            <text:p>0</text:p>
          </table:table-cell>
          <table:table-cell table:style-name="ce761" table:formula="of:=[.H67]+[.I67]+[.J67]+[.K67]+[.L67]" office:value-type="float" office:value="0" calcext:value-type="float">
            <text:p>0</text:p>
          </table:table-cell>
          <table:table-cell table:style-name="ce167" table:formula="of:=[.N28]*[.$N$44]" office:value-type="float" office:value="0" calcext:value-type="float">
            <text:p>0</text:p>
          </table:table-cell>
          <table:table-cell table:style-name="ce167" table:formula="of:=[.O28]*[.$O$44]" office:value-type="float" office:value="0" calcext:value-type="float">
            <text:p>0</text:p>
          </table:table-cell>
          <table:table-cell table:formula="of:=[.P28]*[.$P$44]" office:value-type="float" office:value="0" calcext:value-type="float">
            <text:p>0</text:p>
          </table:table-cell>
          <table:table-cell table:formula="of:=[.K67]" office:value-type="float" office:value="0" calcext:value-type="float">
            <text:p>0</text:p>
          </table:table-cell>
          <table:table-cell table:formula="of:=[.L67]" office:value-type="float" office:value="0" calcext:value-type="float">
            <text:p>0</text:p>
          </table:table-cell>
          <table:table-cell table:style-name="ce763" table:formula="of:=[.N67]+[.O67]+[.P67]+[.Q67]+[.R67]" office:value-type="float" office:value="0" calcext:value-type="float">
            <text:p>0</text:p>
          </table:table-cell>
          <table:table-cell table:style-name="ce766" table:formula="of:=[.D67]+[.E67]+[.F67]+[.G67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/>[ -58.23337542 <text:s/>-30.93386325 <text:s/>-23.11950285]</text:p>
          </table:table-cell>
          <table:table-cell office:value-type="string" calcext:value-type="string">
            <text:p><text:s/>[ -16.33555034 <text:s/>-29.19227132 <text:s/>-23.42127177]</text:p>
          </table:table-cell>
          <table:table-cell office:value-type="string" calcext:value-type="string">
            <text:p><text:s/>[ -30. <text:s text:c="9"/>-30. <text:s text:c="9"/>-30. <text:s text:c="7"/>]</text:p>
          </table:table-cell>
          <table:table-cell office:value-type="string" calcext:value-type="string">
            <text:p><text:s/>[-30. -30. <text:s text:c="2"/>0.]</text:p>
          </table:table-cell>
          <table:table-cell office:value-type="string" calcext:value-type="string">
            <text:p><text:s/>[ <text:s/>-1.49500436 <text:s/>-18.33807468 <text:s text:c="2"/>36.35931826]</text:p>
          </table:table-cell>
        </table:table-row>
        <table:table-row table:style-name="ro2">
          <table:table-cell table:number-columns-repeated="3"/>
          <table:table-cell table:style-name="ce554" office:value-type="float" office:value="3" calcext:value-type="float">
            <text:p>3</text:p>
          </table:table-cell>
          <table:table-cell table:style-name="ce618" office:value-type="float" office:value="5" calcext:value-type="float">
            <text:p>5</text:p>
          </table:table-cell>
          <table:table-cell table:style-name="ce682" office:value-type="float" office:value="4" calcext:value-type="float">
            <text:p>4</text:p>
          </table:table-cell>
          <table:table-cell table:style-name="ce750" office:value-type="float" office:value="7" calcext:value-type="float">
            <text:p>7</text:p>
          </table:table-cell>
          <table:table-cell table:style-name="ce161" table:formula="of:=[.H29]*[.$H$44]" office:value-type="float" office:value="2.86019261693582" calcext:value-type="float">
            <text:p>2.86019261693582</text:p>
          </table:table-cell>
          <table:table-cell table:style-name="ce161" table:formula="of:=[.I29]*[.$I$44]" office:value-type="float" office:value="1.56035190448165" calcext:value-type="float">
            <text:p>1.56035190448165</text:p>
          </table:table-cell>
          <table:table-cell table:style-name="ce161" table:formula="of:=[.J29]*[.$J$44]" office:value-type="float" office:value="1.44242530190697" calcext:value-type="float">
            <text:p>1.44242530190697</text:p>
          </table:table-cell>
          <table:table-cell table:style-name="ce161" table:formula="of:=[.K29]*[.$K$44]" office:value-type="float" office:value="3.49279173477833" calcext:value-type="float">
            <text:p>3.49279173477833</text:p>
          </table:table-cell>
          <table:table-cell table:style-name="ce164" table:formula="of:=[.L29]*[.$L$44]" office:value-type="float" office:value="19.4588119643378" calcext:value-type="float">
            <text:p>19.4588119643378</text:p>
          </table:table-cell>
          <table:table-cell table:style-name="ce761" table:formula="of:=[.H68]+[.I68]+[.J68]+[.K68]+[.L68]" office:value-type="float" office:value="28.8145735224405" calcext:value-type="float">
            <text:p>28.8145735224405</text:p>
          </table:table-cell>
          <table:table-cell table:style-name="ce167" table:formula="of:=[.N29]*[.$N$44]" office:value-type="float" office:value="2.53731734119356" calcext:value-type="float">
            <text:p>2.53731734119356</text:p>
          </table:table-cell>
          <table:table-cell table:style-name="ce167" table:formula="of:=[.O29]*[.$O$44]" office:value-type="float" office:value="1.09216012060642" calcext:value-type="float">
            <text:p>1.09216012060642</text:p>
          </table:table-cell>
          <table:table-cell table:formula="of:=[.P29]*[.$P$44]" office:value-type="float" office:value="1.44242530190697" calcext:value-type="float">
            <text:p>1.44242530190697</text:p>
          </table:table-cell>
          <table:table-cell table:formula="of:=[.K68]" office:value-type="float" office:value="3.49279173477833" calcext:value-type="float">
            <text:p>3.49279173477833</text:p>
          </table:table-cell>
          <table:table-cell table:formula="of:=[.L68]" office:value-type="float" office:value="19.4588119643378" calcext:value-type="float">
            <text:p>19.4588119643378</text:p>
          </table:table-cell>
          <table:table-cell table:style-name="ce764" table:formula="of:=[.N68]+[.O68]+[.P68]+[.Q68]+[.R68]" office:value-type="float" office:value="28.0235064628231" calcext:value-type="float">
            <text:p>28.0235064628231</text:p>
          </table:table-cell>
          <table:table-cell table:style-name="ce766" table:formula="of:=[.D68]+[.E68]+[.F68]+[.G68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<text:s/>[ -78.17547265 <text:s/>-48.68163867 <text:s/>-38.87624881]</text:p>
          </table:table-cell>
          <table:table-cell office:value-type="string" calcext:value-type="string">
            <text:p><text:s/>[ -45.73622794 <text:s/>-29.19227132 <text:s/>-23.42127177]</text:p>
          </table:table-cell>
          <table:table-cell office:value-type="string" calcext:value-type="string">
            <text:p><text:s/>[ -59.20300529 <text:s/>-30.16713544 <text:s/>-30. <text:s text:c="7"/>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1.49500436 <text:s/>-18.33807468 <text:s text:c="2"/>36.35931826]</text:p>
          </table:table-cell>
        </table:table-row>
        <table:table-row table:style-name="ro2">
          <table:table-cell table:number-columns-repeated="3"/>
          <table:table-cell table:style-name="ce555" office:value-type="float" office:value="1" calcext:value-type="float">
            <text:p>1</text:p>
          </table:table-cell>
          <table:table-cell table:style-name="ce619" office:value-type="float" office:value="1" calcext:value-type="float">
            <text:p>1</text:p>
          </table:table-cell>
          <table:table-cell table:style-name="ce683" office:value-type="float" office:value="4" calcext:value-type="float">
            <text:p>4</text:p>
          </table:table-cell>
          <table:table-cell table:style-name="ce751" office:value-type="float" office:value="7" calcext:value-type="float">
            <text:p>7</text:p>
          </table:table-cell>
          <table:table-cell table:style-name="ce161" table:formula="of:=[.H30]*[.$H$44]" office:value-type="float" office:value="8.13504448160529" calcext:value-type="float">
            <text:p>8.13504448160529</text:p>
          </table:table-cell>
          <table:table-cell table:style-name="ce161" table:formula="of:=[.I30]*[.$I$44]" office:value-type="float" office:value="1.12383654341102" calcext:value-type="float">
            <text:p>1.12383654341102</text:p>
          </table:table-cell>
          <table:table-cell table:style-name="ce161" table:formula="of:=[.J30]*[.$J$44]" office:value-type="float" office:value="1.75281350028959" calcext:value-type="float">
            <text:p>1.75281350028959</text:p>
          </table:table-cell>
          <table:table-cell table:style-name="ce161" table:formula="of:=[.K30]*[.$K$44]" office:value-type="float" office:value="3.32830506946867" calcext:value-type="float">
            <text:p>3.32830506946867</text:p>
          </table:table-cell>
          <table:table-cell table:style-name="ce164" table:formula="of:=[.L30]*[.$L$44]" office:value-type="float" office:value="10.3035084847326" calcext:value-type="float">
            <text:p>10.3035084847326</text:p>
          </table:table-cell>
          <table:table-cell table:style-name="ce761" table:formula="of:=[.H69]+[.I69]+[.J69]+[.K69]+[.L69]" office:value-type="float" office:value="24.6435080795072" calcext:value-type="float">
            <text:p>24.6435080795072</text:p>
          </table:table-cell>
          <table:table-cell table:style-name="ce167" table:formula="of:=[.N30]*[.$N$44]" office:value-type="float" office:value="8.12491052784026" calcext:value-type="float">
            <text:p>8.12491052784026</text:p>
          </table:table-cell>
          <table:table-cell table:style-name="ce167" table:formula="of:=[.O30]*[.$O$44]" office:value-type="float" office:value="0.729952333495021" calcext:value-type="float">
            <text:p>0.729952333495021</text:p>
          </table:table-cell>
          <table:table-cell table:formula="of:=[.P30]*[.$P$44]" office:value-type="float" office:value="1.75281350028959" calcext:value-type="float">
            <text:p>1.75281350028959</text:p>
          </table:table-cell>
          <table:table-cell table:formula="of:=[.K69]" office:value-type="float" office:value="3.32830506946867" calcext:value-type="float">
            <text:p>3.32830506946867</text:p>
          </table:table-cell>
          <table:table-cell table:formula="of:=[.L69]" office:value-type="float" office:value="10.3035084847326" calcext:value-type="float">
            <text:p>10.3035084847326</text:p>
          </table:table-cell>
          <table:table-cell table:style-name="ce764" table:formula="of:=[.N69]+[.O69]+[.P69]+[.Q69]+[.R69]" office:value-type="float" office:value="24.2394899158262" calcext:value-type="float">
            <text:p>24.2394899158262</text:p>
          </table:table-cell>
          <table:table-cell table:style-name="ce766" table:formula="of:=[.D69]+[.E69]+[.F69]+[.G69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<text:s/>[ -84.02424517 <text:s/>-57.04170661 <text:s/>-45.69355288]</text:p>
          </table:table-cell>
          <table:table-cell office:value-type="string" calcext:value-type="string">
            <text:p><text:s/>[ -75.73622794 <text:s/>-42.19227132 <text:s/>-36.42127177]</text:p>
          </table:table-cell>
          <table:table-cell office:value-type="string" calcext:value-type="string">
            <text:p><text:s/>[ -88.20300529 <text:s/>-49.16713544 <text:s/>-30. <text:s text:c="7"/>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1.49500436 <text:s/>-18.33807468 <text:s text:c="2"/>36.35931826]</text:p>
          </table:table-cell>
        </table:table-row>
        <table:table-row table:style-name="ro2">
          <table:table-cell table:number-columns-repeated="3"/>
          <table:table-cell table:style-name="ce556" office:value-type="float" office:value="2" calcext:value-type="float">
            <text:p>2</text:p>
          </table:table-cell>
          <table:table-cell table:style-name="ce620" office:value-type="float" office:value="6" calcext:value-type="float">
            <text:p>6</text:p>
          </table:table-cell>
          <table:table-cell table:style-name="ce684" office:value-type="float" office:value="5" calcext:value-type="float">
            <text:p>5</text:p>
          </table:table-cell>
          <table:table-cell table:style-name="ce752" office:value-type="float" office:value="9" calcext:value-type="float">
            <text:p>9</text:p>
          </table:table-cell>
          <table:table-cell table:style-name="ce161" table:formula="of:=[.H31]*[.$H$44]" office:value-type="float" office:value="2.33549581025727" calcext:value-type="float">
            <text:p>2.33549581025727</text:p>
          </table:table-cell>
          <table:table-cell table:style-name="ce161" table:formula="of:=[.I31]*[.$I$44]" office:value-type="float" office:value="1.683010160923" calcext:value-type="float">
            <text:p>1.683010160923</text:p>
          </table:table-cell>
          <table:table-cell table:style-name="ce161" table:formula="of:=[.J31]*[.$J$44]" office:value-type="float" office:value="2.11843412554458" calcext:value-type="float">
            <text:p>2.11843412554458</text:p>
          </table:table-cell>
          <table:table-cell table:style-name="ce161" table:formula="of:=[.K31]*[.$K$44]" office:value-type="float" office:value="1.89546062587882" calcext:value-type="float">
            <text:p>1.89546062587882</text:p>
          </table:table-cell>
          <table:table-cell table:style-name="ce164" table:formula="of:=[.L31]*[.$L$44]" office:value-type="float" office:value="1.29472781973608" calcext:value-type="float">
            <text:p>1.29472781973608</text:p>
          </table:table-cell>
          <table:table-cell table:style-name="ce761" table:formula="of:=[.H70]+[.I70]+[.J70]+[.K70]+[.L70]" office:value-type="float" office:value="9.32712854233976" calcext:value-type="float">
            <text:p>9.32712854233976</text:p>
          </table:table-cell>
          <table:table-cell table:style-name="ce167" table:formula="of:=[.N31]*[.$N$44]" office:value-type="float" office:value="2.0802448852919" calcext:value-type="float">
            <text:p>2.0802448852919</text:p>
          </table:table-cell>
          <table:table-cell table:style-name="ce167" table:formula="of:=[.O31]*[.$O$44]" office:value-type="float" office:value="1.30672138184309" calcext:value-type="float">
            <text:p>1.30672138184309</text:p>
          </table:table-cell>
          <table:table-cell table:formula="of:=[.P31]*[.$P$44]" office:value-type="float" office:value="2.11843412554458" calcext:value-type="float">
            <text:p>2.11843412554458</text:p>
          </table:table-cell>
          <table:table-cell table:formula="of:=[.K70]" office:value-type="float" office:value="1.89546062587882" calcext:value-type="float">
            <text:p>1.89546062587882</text:p>
          </table:table-cell>
          <table:table-cell table:formula="of:=[.L70]" office:value-type="float" office:value="1.29472781973608" calcext:value-type="float">
            <text:p>1.29472781973608</text:p>
          </table:table-cell>
          <table:table-cell table:style-name="ce764" table:formula="of:=[.N70]+[.O70]+[.P70]+[.Q70]+[.R70]" office:value-type="float" office:value="8.69558883829448" calcext:value-type="float">
            <text:p>8.69558883829448</text:p>
          </table:table-cell>
          <table:table-cell table:style-name="ce766" table:formula="of:=[.D70]+[.E70]+[.F70]+[.G70]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<text:s/>[ -84.79699471 <text:s/>-62.83286456 <text:s/>-49.76833637]</text:p>
          </table:table-cell>
          <table:table-cell office:value-type="string" calcext:value-type="string">
            <text:p><text:s/>[ -81.73622794 <text:s/>-48.19227132 <text:s/>-42.42127177]</text:p>
          </table:table-cell>
          <table:table-cell office:value-type="string" calcext:value-type="string">
            <text:p><text:s/>[ -88.20300529 <text:s/>-49.16713544 <text:s/>-30. <text:s text:c="7"/>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1.49500436 <text:s/>-18.33807468 <text:s text:c="2"/>36.35931826]</text:p>
          </table:table-cell>
        </table:table-row>
        <table:table-row table:style-name="ro2">
          <table:table-cell table:number-columns-repeated="3"/>
          <table:table-cell table:style-name="ce557" office:value-type="float" office:value="2" calcext:value-type="float">
            <text:p>2</text:p>
          </table:table-cell>
          <table:table-cell table:style-name="ce621" office:value-type="float" office:value="1" calcext:value-type="float">
            <text:p>1</text:p>
          </table:table-cell>
          <table:table-cell table:style-name="ce685" office:value-type="float" office:value="2" calcext:value-type="float">
            <text:p>2</text:p>
          </table:table-cell>
          <table:table-cell table:style-name="ce753" office:value-type="float" office:value="6" calcext:value-type="float">
            <text:p>6</text:p>
          </table:table-cell>
          <table:table-cell table:style-name="ce161" table:formula="of:=[.H32]*[.$H$44]" office:value-type="float" office:value="2.55682680290192" calcext:value-type="float">
            <text:p>2.55682680290192</text:p>
          </table:table-cell>
          <table:table-cell table:style-name="ce161" table:formula="of:=[.I32]*[.$I$44]" office:value-type="float" office:value="2.99056340008974" calcext:value-type="float">
            <text:p>2.99056340008974</text:p>
          </table:table-cell>
          <table:table-cell table:style-name="ce161" table:formula="of:=[.J32]*[.$J$44]" office:value-type="float" office:value="2.29260118040653" calcext:value-type="float">
            <text:p>2.29260118040653</text:p>
          </table:table-cell>
          <table:table-cell table:style-name="ce161" table:formula="of:=[.K32]*[.$K$44]" office:value-type="float" office:value="1.94664496007498" calcext:value-type="float">
            <text:p>1.94664496007498</text:p>
          </table:table-cell>
          <table:table-cell table:style-name="ce164" table:formula="of:=[.L32]*[.$L$44]" office:value-type="float" office:value="3.33818467311465" calcext:value-type="float">
            <text:p>3.33818467311465</text:p>
          </table:table-cell>
          <table:table-cell table:style-name="ce761" table:formula="of:=[.H71]+[.I71]+[.J71]+[.K71]+[.L71]" office:value-type="float" office:value="13.1248210165878" calcext:value-type="float">
            <text:p>13.1248210165878</text:p>
          </table:table-cell>
          <table:table-cell table:style-name="ce167" table:formula="of:=[.N32]*[.$N$44]" office:value-type="float" office:value="2.22947390284389" calcext:value-type="float">
            <text:p>2.22947390284389</text:p>
          </table:table-cell>
          <table:table-cell table:style-name="ce167" table:formula="of:=[.O32]*[.$O$44]" office:value-type="float" office:value="2.1489892154932" calcext:value-type="float">
            <text:p>2.1489892154932</text:p>
          </table:table-cell>
          <table:table-cell table:formula="of:=[.P32]*[.$P$44]" office:value-type="float" office:value="2.29260118040653" calcext:value-type="float">
            <text:p>2.29260118040653</text:p>
          </table:table-cell>
          <table:table-cell table:formula="of:=[.K71]" office:value-type="float" office:value="1.94664496007498" calcext:value-type="float">
            <text:p>1.94664496007498</text:p>
          </table:table-cell>
          <table:table-cell table:formula="of:=[.L71]" office:value-type="float" office:value="3.33818467311465" calcext:value-type="float">
            <text:p>3.33818467311465</text:p>
          </table:table-cell>
          <table:table-cell table:style-name="ce764" table:formula="of:=[.N71]+[.O71]+[.P71]+[.Q71]+[.R71]" office:value-type="float" office:value="11.9558939319332" calcext:value-type="float">
            <text:p>11.9558939319332</text:p>
          </table:table-cell>
          <table:table-cell table:style-name="ce766" table:formula="of:=[.D71]+[.E71]+[.F71]+[.G71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s/>[ -83.51102298 <text:s/>-66.87390999 <text:s/>-51.29752058]</text:p>
          </table:table-cell>
          <table:table-cell office:value-type="string" calcext:value-type="string">
            <text:p><text:s/>[ -81.73622794 <text:s/>-48.19227132 <text:s/>-42.42127177]</text:p>
          </table:table-cell>
          <table:table-cell office:value-type="string" calcext:value-type="string">
            <text:p><text:s/>[ -88.20300529 <text:s/>-49.16713544 <text:s/>-30. <text:s text:c="7"/>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1.49500436 <text:s/>-18.33807468 <text:s text:c="2"/>36.35931826]</text:p>
          </table:table-cell>
        </table:table-row>
        <table:table-row table:style-name="ro2">
          <table:table-cell table:number-columns-repeated="3"/>
          <table:table-cell table:style-name="ce558" office:value-type="float" office:value="5" calcext:value-type="float">
            <text:p>5</text:p>
          </table:table-cell>
          <table:table-cell table:style-name="ce622" office:value-type="float" office:value="4" calcext:value-type="float">
            <text:p>4</text:p>
          </table:table-cell>
          <table:table-cell table:style-name="ce686" office:value-type="float" office:value="3" calcext:value-type="float">
            <text:p>3</text:p>
          </table:table-cell>
          <table:table-cell table:style-name="ce754" office:value-type="float" office:value="6" calcext:value-type="float">
            <text:p>6</text:p>
          </table:table-cell>
          <table:table-cell table:style-name="ce161" table:formula="of:=[.H33]*[.$H$44]" office:value-type="float" office:value="1.04510188975837" calcext:value-type="float">
            <text:p>1.04510188975837</text:p>
          </table:table-cell>
          <table:table-cell table:style-name="ce161" table:formula="of:=[.I33]*[.$I$44]" office:value-type="float" office:value="3.26059125363827" calcext:value-type="float">
            <text:p>3.26059125363827</text:p>
          </table:table-cell>
          <table:table-cell table:style-name="ce161" table:formula="of:=[.J33]*[.$J$44]" office:value-type="float" office:value="2.40061486609782" calcext:value-type="float">
            <text:p>2.40061486609782</text:p>
          </table:table-cell>
          <table:table-cell table:style-name="ce161" table:formula="of:=[.K33]*[.$K$44]" office:value-type="float" office:value="1.35489348523757" calcext:value-type="float">
            <text:p>1.35489348523757</text:p>
          </table:table-cell>
          <table:table-cell table:style-name="ce164" table:formula="of:=[.L33]*[.$L$44]" office:value-type="float" office:value="1.44695079818923" calcext:value-type="float">
            <text:p>1.44695079818923</text:p>
          </table:table-cell>
          <table:table-cell table:style-name="ce761" table:formula="of:=[.H72]+[.I72]+[.J72]+[.K72]+[.L72]" office:value-type="float" office:value="9.50815229292125" calcext:value-type="float">
            <text:p>9.50815229292125</text:p>
          </table:table-cell>
          <table:table-cell table:style-name="ce167" table:formula="of:=[.N33]*[.$N$44]" office:value-type="float" office:value="0.921218452276662" calcext:value-type="float">
            <text:p>0.921218452276662</text:p>
          </table:table-cell>
          <table:table-cell table:style-name="ce167" table:formula="of:=[.O33]*[.$O$44]" office:value-type="float" office:value="2.31177005916834" calcext:value-type="float">
            <text:p>2.31177005916834</text:p>
          </table:table-cell>
          <table:table-cell table:formula="of:=[.P33]*[.$P$44]" office:value-type="float" office:value="2.40061486609782" calcext:value-type="float">
            <text:p>2.40061486609782</text:p>
          </table:table-cell>
          <table:table-cell table:formula="of:=[.K72]" office:value-type="float" office:value="1.35489348523757" calcext:value-type="float">
            <text:p>1.35489348523757</text:p>
          </table:table-cell>
          <table:table-cell table:formula="of:=[.L72]" office:value-type="float" office:value="1.44695079818923" calcext:value-type="float">
            <text:p>1.44695079818923</text:p>
          </table:table-cell>
          <table:table-cell table:style-name="ce764" table:formula="of:=[.N72]+[.O72]+[.P72]+[.Q72]+[.R72]" office:value-type="float" office:value="8.43544766096961" calcext:value-type="float">
            <text:p>8.43544766096961</text:p>
          </table:table-cell>
          <table:table-cell table:style-name="ce766" table:formula="of:=[.D72]+[.E72]+[.F72]+[.G72]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/>[ -83. <text:s text:c="9"/>-69. <text:s text:c="9"/>-51. <text:s text:c="7"/>]</text:p>
          </table:table-cell>
          <table:table-cell office:value-type="string" calcext:value-type="string">
            <text:p><text:s/>[ -81.73622794 <text:s/>-48.19227132 <text:s/>-42.42127177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1.49500436 <text:s/>-18.33807468 <text:s text:c="2"/>36.35931826]</text:p>
          </table:table-cell>
        </table:table-row>
        <table:table-row table:style-name="ro2">
          <table:table-cell table:number-columns-repeated="3"/>
          <table:table-cell table:style-name="ce559" office:value-type="float" office:value="7" calcext:value-type="float">
            <text:p>7</text:p>
          </table:table-cell>
          <table:table-cell table:style-name="ce623" office:value-type="float" office:value="8" calcext:value-type="float">
            <text:p>8</text:p>
          </table:table-cell>
          <table:table-cell table:style-name="ce687" office:value-type="float" office:value="9" calcext:value-type="float">
            <text:p>9</text:p>
          </table:table-cell>
          <table:table-cell table:style-name="ce755" office:value-type="float" office:value="9" calcext:value-type="float">
            <text:p>9</text:p>
          </table:table-cell>
          <table:table-cell table:style-name="ce161" table:formula="of:=[.H34]*[.$H$44]" office:value-type="float" office:value="1.63478034664877" calcext:value-type="float">
            <text:p>1.63478034664877</text:p>
          </table:table-cell>
          <table:table-cell table:style-name="ce161" table:formula="of:=[.I34]*[.$I$44]" office:value-type="float" office:value="5.89508041739464" calcext:value-type="float">
            <text:p>5.89508041739464</text:p>
          </table:table-cell>
          <table:table-cell table:style-name="ce161" table:formula="of:=[.J34]*[.$J$44]" office:value-type="float" office:value="1.65559341095689" calcext:value-type="float">
            <text:p>1.65559341095689</text:p>
          </table:table-cell>
          <table:table-cell table:style-name="ce161" table:formula="of:=[.K34]*[.$K$44]" office:value-type="float" office:value="1.81730327739955" calcext:value-type="float">
            <text:p>1.81730327739955</text:p>
          </table:table-cell>
          <table:table-cell table:style-name="ce164" table:formula="of:=[.L34]*[.$L$44]" office:value-type="float" office:value="3.45188974365344" calcext:value-type="float">
            <text:p>3.45188974365344</text:p>
          </table:table-cell>
          <table:table-cell table:style-name="ce761" table:formula="of:=[.H73]+[.I73]+[.J73]+[.K73]+[.L73]" office:value-type="float" office:value="14.4546471960533" calcext:value-type="float">
            <text:p>14.4546471960533</text:p>
          </table:table-cell>
          <table:table-cell table:style-name="ce167" table:formula="of:=[.N34]*[.$N$44]" office:value-type="float" office:value="1.50235209730454" calcext:value-type="float">
            <text:p>1.50235209730454</text:p>
          </table:table-cell>
          <table:table-cell table:style-name="ce167" table:formula="of:=[.O34]*[.$O$44]" office:value-type="float" office:value="2.9590081423521" calcext:value-type="float">
            <text:p>2.9590081423521</text:p>
          </table:table-cell>
          <table:table-cell table:formula="of:=[.P34]*[.$P$44]" office:value-type="float" office:value="1.65559341095689" calcext:value-type="float">
            <text:p>1.65559341095689</text:p>
          </table:table-cell>
          <table:table-cell table:formula="of:=[.K73]" office:value-type="float" office:value="1.81730327739955" calcext:value-type="float">
            <text:p>1.81730327739955</text:p>
          </table:table-cell>
          <table:table-cell table:formula="of:=[.L73]" office:value-type="float" office:value="3.45188974365344" calcext:value-type="float">
            <text:p>3.45188974365344</text:p>
          </table:table-cell>
          <table:table-cell table:style-name="ce764" table:formula="of:=[.N73]+[.O73]+[.P73]+[.Q73]+[.R73]" office:value-type="float" office:value="11.3861466716665" calcext:value-type="float">
            <text:p>11.3861466716665</text:p>
          </table:table-cell>
          <table:table-cell table:style-name="ce766" table:formula="of:=[.D73]+[.E73]+[.F73]+[.G73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<text:s/>[ -83.02293786 <text:s/>-41.91672193 <text:s/>-67.96524545]</text:p>
          </table:table-cell>
          <table:table-cell office:value-type="string" calcext:value-type="string">
            <text:p><text:s/>[ -81.73622794 <text:s/>-48.19227132 <text:s/>-42.42127177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 text:c="2"/>2.12280256 <text:s/>-25.53977489 <text:s text:c="2"/>45.22053766]</text:p>
          </table:table-cell>
        </table:table-row>
        <table:table-row table:style-name="ro2">
          <table:table-cell table:number-columns-repeated="3"/>
          <table:table-cell table:style-name="ce560" office:value-type="float" office:value="3" calcext:value-type="float">
            <text:p>3</text:p>
          </table:table-cell>
          <table:table-cell table:style-name="ce624" office:value-type="float" office:value="4" calcext:value-type="float">
            <text:p>4</text:p>
          </table:table-cell>
          <table:table-cell table:style-name="ce688" office:value-type="float" office:value="6" calcext:value-type="float">
            <text:p>6</text:p>
          </table:table-cell>
          <table:table-cell table:style-name="ce756" office:value-type="float" office:value="7" calcext:value-type="float">
            <text:p>7</text:p>
          </table:table-cell>
          <table:table-cell table:style-name="ce161" table:formula="of:=[.H35]*[.$H$44]" office:value-type="float" office:value="1.90163380466402" calcext:value-type="float">
            <text:p>1.90163380466402</text:p>
          </table:table-cell>
          <table:table-cell table:style-name="ce161" table:formula="of:=[.I35]*[.$I$44]" office:value-type="float" office:value="2.15942729264498" calcext:value-type="float">
            <text:p>2.15942729264498</text:p>
          </table:table-cell>
          <table:table-cell table:style-name="ce161" table:formula="of:=[.J35]*[.$J$44]" office:value-type="float" office:value="2.24184423559574" calcext:value-type="float">
            <text:p>2.24184423559574</text:p>
          </table:table-cell>
          <table:table-cell table:style-name="ce161" table:formula="of:=[.K35]*[.$K$44]" office:value-type="float" office:value="1.65157676151301" calcext:value-type="float">
            <text:p>1.65157676151301</text:p>
          </table:table-cell>
          <table:table-cell table:style-name="ce164" table:formula="of:=[.L35]*[.$L$44]" office:value-type="float" office:value="2.27029586077421" calcext:value-type="float">
            <text:p>2.27029586077421</text:p>
          </table:table-cell>
          <table:table-cell table:style-name="ce761" table:formula="of:=[.H74]+[.I74]+[.J74]+[.K74]+[.L74]" office:value-type="float" office:value="10.224777955192" calcext:value-type="float">
            <text:p>10.224777955192</text:p>
          </table:table-cell>
          <table:table-cell table:style-name="ce167" table:formula="of:=[.N35]*[.$N$44]" office:value-type="float" office:value="1.53071305248886" calcext:value-type="float">
            <text:p>1.53071305248886</text:p>
          </table:table-cell>
          <table:table-cell table:style-name="ce167" table:formula="of:=[.O35]*[.$O$44]" office:value-type="float" office:value="1.54884550720453" calcext:value-type="float">
            <text:p>1.54884550720453</text:p>
          </table:table-cell>
          <table:table-cell table:formula="of:=[.P35]*[.$P$44]" office:value-type="float" office:value="2.24184423559574" calcext:value-type="float">
            <text:p>2.24184423559574</text:p>
          </table:table-cell>
          <table:table-cell table:formula="of:=[.K74]" office:value-type="float" office:value="1.65157676151301" calcext:value-type="float">
            <text:p>1.65157676151301</text:p>
          </table:table-cell>
          <table:table-cell table:formula="of:=[.L74]" office:value-type="float" office:value="2.27029586077421" calcext:value-type="float">
            <text:p>2.27029586077421</text:p>
          </table:table-cell>
          <table:table-cell table:style-name="ce764" table:formula="of:=[.N74]+[.O74]+[.P74]+[.Q74]+[.R74]" office:value-type="float" office:value="9.24327541757635" calcext:value-type="float">
            <text:p>9.24327541757635</text:p>
          </table:table-cell>
          <table:table-cell table:style-name="ce766" table:formula="of:=[.D74]+[.E74]+[.F74]+[.G74]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<text:s/>[ -99.91170058 <text:s/>-22.92925508 <text:s/>-82.68189272]</text:p>
          </table:table-cell>
          <table:table-cell office:value-type="string" calcext:value-type="string">
            <text:p><text:s/>[ -81.73622794 <text:s/>-48.19227132 <text:s/>-42.42127177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11.36263734 <text:s/>-45.22725391 <text:s text:c="2"/>63.36758852]</text:p>
          </table:table-cell>
        </table:table-row>
        <table:table-row table:style-name="ro2">
          <table:table-cell table:number-columns-repeated="3"/>
          <table:table-cell table:style-name="ce561" office:value-type="float" office:value="8" calcext:value-type="float">
            <text:p>8</text:p>
          </table:table-cell>
          <table:table-cell table:style-name="ce625" office:value-type="float" office:value="6" calcext:value-type="float">
            <text:p>6</text:p>
          </table:table-cell>
          <table:table-cell table:style-name="ce689" office:value-type="float" office:value="5" calcext:value-type="float">
            <text:p>5</text:p>
          </table:table-cell>
          <table:table-cell table:style-name="ce757" office:value-type="float" office:value="6" calcext:value-type="float">
            <text:p>6</text:p>
          </table:table-cell>
          <table:table-cell table:style-name="ce161" table:formula="of:=[.H36]*[.$H$44]" office:value-type="float" office:value="3.13404423650354" calcext:value-type="float">
            <text:p>3.13404423650354</text:p>
          </table:table-cell>
          <table:table-cell table:style-name="ce161" table:formula="of:=[.I36]*[.$I$44]" office:value-type="float" office:value="3.77466566860676" calcext:value-type="float">
            <text:p>3.77466566860676</text:p>
          </table:table-cell>
          <table:table-cell table:style-name="ce161" table:formula="of:=[.J36]*[.$J$44]" office:value-type="float" office:value="1.45188750934596" calcext:value-type="float">
            <text:p>1.45188750934596</text:p>
          </table:table-cell>
          <table:table-cell table:style-name="ce161" table:formula="of:=[.K36]*[.$K$44]" office:value-type="float" office:value="2.70165828933939" calcext:value-type="float">
            <text:p>2.70165828933939</text:p>
          </table:table-cell>
          <table:table-cell table:style-name="ce164" table:formula="of:=[.L36]*[.$L$44]" office:value-type="float" office:value="4.5132771199461" calcext:value-type="float">
            <text:p>4.5132771199461</text:p>
          </table:table-cell>
          <table:table-cell table:style-name="ce761" table:formula="of:=[.H75]+[.I75]+[.J75]+[.K75]+[.L75]" office:value-type="float" office:value="15.5755328237418" calcext:value-type="float">
            <text:p>15.5755328237418</text:p>
          </table:table-cell>
          <table:table-cell table:style-name="ce167" table:formula="of:=[.N36]*[.$N$44]" office:value-type="float" office:value="2.71731376415119" calcext:value-type="float">
            <text:p>2.71731376415119</text:p>
          </table:table-cell>
          <table:table-cell table:style-name="ce167" table:formula="of:=[.O36]*[.$O$44]" office:value-type="float" office:value="1.84672828763723" calcext:value-type="float">
            <text:p>1.84672828763723</text:p>
          </table:table-cell>
          <table:table-cell table:formula="of:=[.P36]*[.$P$44]" office:value-type="float" office:value="1.45188750934596" calcext:value-type="float">
            <text:p>1.45188750934596</text:p>
          </table:table-cell>
          <table:table-cell table:formula="of:=[.K75]" office:value-type="float" office:value="2.70165828933939" calcext:value-type="float">
            <text:p>2.70165828933939</text:p>
          </table:table-cell>
          <table:table-cell table:formula="of:=[.L75]" office:value-type="float" office:value="4.5132771199461" calcext:value-type="float">
            <text:p>4.5132771199461</text:p>
          </table:table-cell>
          <table:table-cell table:style-name="ce764" table:formula="of:=[.N75]+[.O75]+[.P75]+[.Q75]+[.R75]" office:value-type="float" office:value="13.2308649704199" calcext:value-type="float">
            <text:p>13.2308649704199</text:p>
          </table:table-cell>
          <table:table-cell table:style-name="ce766" table:formula="of:=[.D75]+[.E75]+[.F75]+[.G75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<text:s/>[-113. <text:s text:c="9"/>-52. <text:s text:c="9"/>-80. <text:s text:c="7"/>]</text:p>
          </table:table-cell>
          <table:table-cell office:value-type="string" calcext:value-type="string">
            <text:p><text:s/>[ -81.73622794 <text:s/>-48.19227132 <text:s/>-42.42127177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15.3362022 <text:s text:c="2"/>-74.58403873 <text:s text:c="2"/>72.87584543]</text:p>
          </table:table-cell>
        </table:table-row>
        <table:table-row table:style-name="ro2">
          <table:table-cell table:number-columns-repeated="3"/>
          <table:table-cell table:style-name="ce562" office:value-type="float" office:value="1" calcext:value-type="float">
            <text:p>1</text:p>
          </table:table-cell>
          <table:table-cell table:style-name="ce626" office:value-type="float" office:value="3" calcext:value-type="float">
            <text:p>3</text:p>
          </table:table-cell>
          <table:table-cell table:style-name="ce690" office:value-type="float" office:value="5" calcext:value-type="float">
            <text:p>5</text:p>
          </table:table-cell>
          <table:table-cell table:style-name="ce758" office:value-type="float" office:value="8" calcext:value-type="float">
            <text:p>8</text:p>
          </table:table-cell>
          <table:table-cell table:style-name="ce161" table:formula="of:=[.H37]*[.$H$44]" office:value-type="float" office:value="2.56281608017161" calcext:value-type="float">
            <text:p>2.56281608017161</text:p>
          </table:table-cell>
          <table:table-cell table:style-name="ce161" table:formula="of:=[.I37]*[.$I$44]" office:value-type="float" office:value="2.17982232570648" calcext:value-type="float">
            <text:p>2.17982232570648</text:p>
          </table:table-cell>
          <table:table-cell table:style-name="ce161" table:formula="of:=[.J37]*[.$J$44]" office:value-type="float" office:value="2.14758501004893" calcext:value-type="float">
            <text:p>2.14758501004893</text:p>
          </table:table-cell>
          <table:table-cell table:style-name="ce161" table:formula="of:=[.K37]*[.$K$44]" office:value-type="float" office:value="2.18677720050207" calcext:value-type="float">
            <text:p>2.18677720050207</text:p>
          </table:table-cell>
          <table:table-cell table:style-name="ce164" table:formula="of:=[.L37]*[.$L$44]" office:value-type="float" office:value="1.32470446030548" calcext:value-type="float">
            <text:p>1.32470446030548</text:p>
          </table:table-cell>
          <table:table-cell table:style-name="ce761" table:formula="of:=[.H76]+[.I76]+[.J76]+[.K76]+[.L76]" office:value-type="float" office:value="10.4017050767346" calcext:value-type="float">
            <text:p>10.4017050767346</text:p>
          </table:table-cell>
          <table:table-cell table:style-name="ce167" table:formula="of:=[.N37]*[.$N$44]" office:value-type="float" office:value="2.18299668631516" calcext:value-type="float">
            <text:p>2.18299668631516</text:p>
          </table:table-cell>
          <table:table-cell table:style-name="ce167" table:formula="of:=[.O37]*[.$O$44]" office:value-type="float" office:value="1.45962173119187" calcext:value-type="float">
            <text:p>1.45962173119187</text:p>
          </table:table-cell>
          <table:table-cell table:formula="of:=[.P37]*[.$P$44]" office:value-type="float" office:value="2.14758501004893" calcext:value-type="float">
            <text:p>2.14758501004893</text:p>
          </table:table-cell>
          <table:table-cell table:formula="of:=[.K76]" office:value-type="float" office:value="2.18677720050207" calcext:value-type="float">
            <text:p>2.18677720050207</text:p>
          </table:table-cell>
          <table:table-cell table:formula="of:=[.L76]" office:value-type="float" office:value="1.32470446030548" calcext:value-type="float">
            <text:p>1.32470446030548</text:p>
          </table:table-cell>
          <table:table-cell table:style-name="ce764" table:formula="of:=[.N76]+[.O76]+[.P76]+[.Q76]+[.R76]" office:value-type="float" office:value="9.30168508836352" calcext:value-type="float">
            <text:p>9.30168508836352</text:p>
          </table:table-cell>
          <table:table-cell table:style-name="ce766" table:formula="of:=[.D76]+[.E76]+[.F76]+[.G76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<text:s/>[-124.31318649 <text:s/>-81.38110106 <text:s/>-67.77503949]</text:p>
          </table:table-cell>
          <table:table-cell office:value-type="string" calcext:value-type="string">
            <text:p><text:s/>[-102.84970034 <text:s/>-66.41562189 <text:s/>-18.7618525 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7.79466039 -103.74627495 <text:s text:c="2"/>86.42069387]</text:p>
          </table:table-cell>
        </table:table-row>
        <table:table-row table:style-name="ro2">
          <table:table-cell table:number-columns-repeated="3"/>
          <table:table-cell table:style-name="ce563" office:value-type="float" office:value="7" calcext:value-type="float">
            <text:p>7</text:p>
          </table:table-cell>
          <table:table-cell table:style-name="ce627" office:value-type="float" office:value="7" calcext:value-type="float">
            <text:p>7</text:p>
          </table:table-cell>
          <table:table-cell table:style-name="ce691" office:value-type="float" office:value="8" calcext:value-type="float">
            <text:p>8</text:p>
          </table:table-cell>
          <table:table-cell table:style-name="ce759" office:value-type="float" office:value="6" calcext:value-type="float">
            <text:p>6</text:p>
          </table:table-cell>
          <table:table-cell table:style-name="ce161" table:formula="of:=[.H38]*[.$H$44]" office:value-type="float" office:value="1.0635669605108" calcext:value-type="float">
            <text:p>1.0635669605108</text:p>
          </table:table-cell>
          <table:table-cell table:style-name="ce161" table:formula="of:=[.I38]*[.$I$44]" office:value-type="float" office:value="1.75260901451111" calcext:value-type="float">
            <text:p>1.75260901451111</text:p>
          </table:table-cell>
          <table:table-cell table:style-name="ce161" table:formula="of:=[.J38]*[.$J$44]" office:value-type="float" office:value="2.13059533466559" calcext:value-type="float">
            <text:p>2.13059533466559</text:p>
          </table:table-cell>
          <table:table-cell table:style-name="ce161" table:formula="of:=[.K38]*[.$K$44]" office:value-type="float" office:value="1.3857381410087" calcext:value-type="float">
            <text:p>1.3857381410087</text:p>
          </table:table-cell>
          <table:table-cell table:style-name="ce164" table:formula="of:=[.L38]*[.$L$44]" office:value-type="float" office:value="1.13334607217941" calcext:value-type="float">
            <text:p>1.13334607217941</text:p>
          </table:table-cell>
          <table:table-cell table:style-name="ce761" table:formula="of:=[.H77]+[.I77]+[.J77]+[.K77]+[.L77]" office:value-type="float" office:value="7.4658555228756" calcext:value-type="float">
            <text:p>7.4658555228756</text:p>
          </table:table-cell>
          <table:table-cell table:style-name="ce167" table:formula="of:=[.N38]*[.$N$44]" office:value-type="float" office:value="1.06647486973088" calcext:value-type="float">
            <text:p>1.06647486973088</text:p>
          </table:table-cell>
          <table:table-cell table:style-name="ce167" table:formula="of:=[.O38]*[.$O$44]" office:value-type="float" office:value="0.99022751674056" calcext:value-type="float">
            <text:p>0.99022751674056</text:p>
          </table:table-cell>
          <table:table-cell table:formula="of:=[.P38]*[.$P$44]" office:value-type="float" office:value="2.13059533466559" calcext:value-type="float">
            <text:p>2.13059533466559</text:p>
          </table:table-cell>
          <table:table-cell table:formula="of:=[.K77]" office:value-type="float" office:value="1.3857381410087" calcext:value-type="float">
            <text:p>1.3857381410087</text:p>
          </table:table-cell>
          <table:table-cell table:formula="of:=[.L77]" office:value-type="float" office:value="1.13334607217941" calcext:value-type="float">
            <text:p>1.13334607217941</text:p>
          </table:table-cell>
          <table:table-cell table:style-name="ce764" table:formula="of:=[.N77]+[.O77]+[.P77]+[.Q77]+[.R77]" office:value-type="float" office:value="6.70638193432514" calcext:value-type="float">
            <text:p>6.70638193432514</text:p>
          </table:table-cell>
          <table:table-cell table:style-name="ce766" table:formula="of:=[.D77]+[.E77]+[.F77]+[.G77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<text:s/>[-146.51218257 -111.04295196 <text:s/>-42.50049748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9.76669306 -114.99837494 <text:s text:c="2"/>90.03650928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64.51715091 -129.74088258 <text:s/>-21.22254356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24.20856488 -136.23143029 <text:s/>119.58074594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65.24825416 -128.23022281 <text:s/>-18.98734728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<text:s/>-5.56885993 -135.53148131 <text:s/>118.58727643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67.62565498 -129.26630253 <text:s/>-18.84107821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34.74903381 -136.48257641 <text:s/>118.43871269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75.56951604 -140.60445163 <text:s/>-18.82990593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64.69345903 -137.14501522 <text:s/>119.2165347 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 -91.44929504 -145.8139243 <text:s text:c="3"/>89.77065 <text:s text:c="2"/>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1.44929504 -175.8139243 <text:s text:c="3"/>59.77065 <text:s text:c="2"/>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3.44929504 -177.8139243 <text:s text:c="3"/>57.77065 <text:s text:c="2"/>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3.44929504 -177.8139243 <text:s text:c="3"/>57.77065 <text:s text:c="2"/>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3.44929504 -177.8139243 <text:s text:c="3"/>57.77065 <text:s text:c="2"/>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3.44929504 -177.8139243 <text:s text:c="3"/>57.77065 <text:s text:c="2"/>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</text:p>
          </table:table-cell>
          <table:table-cell office:value-type="string" calcext:value-type="string">
            <text:p><text:s/>[-128.22404536 <text:s/>-96.41562189 <text:s/>-16.92077429]</text:p>
          </table:table-cell>
          <table:table-cell office:value-type="string" calcext:value-type="string">
            <text:p><text:s/>[-113.57735031 <text:s/>-79.16713544 <text:s/>-28.15892179]</text:p>
          </table:table-cell>
          <table:table-cell office:value-type="string" calcext:value-type="string">
            <text:p><text:s/>[-60. -60. <text:s text:c="2"/>0.]</text:p>
          </table:table-cell>
          <table:table-cell office:value-type="string" calcext:value-type="string">
            <text:p><text:s/>[-128.6601305 <text:s/>-200.13176297 <text:s text:c="2"/>45.71292982]</text:p>
          </table:table-cell>
        </table:table-row>
        <table:table-row table:style-name="ro1">
          <table:table-cell table:number-columns-repeated="15"/>
          <table:table-cell table:style-name="Default" table:number-columns-repeated="3"/>
          <table:table-cell table:number-columns-repeated="5"/>
          <table:table-cell office:value-type="string" calcext:value-type="string">
            <text:p><text:s/>[-193. <text:s text:c="8"/>-170. <text:s text:c="9"/>-17. <text:s text:c="7"/>]]</text:p>
          </table:table-cell>
          <table:table-cell office:value-type="string" calcext:value-type="string">
            <text:p><text:s/>[-128.22404536 <text:s/>-96.41562189 <text:s/>-16.92077429]]</text:p>
          </table:table-cell>
          <table:table-cell office:value-type="string" calcext:value-type="string">
            <text:p><text:s/>[-113.57735031 <text:s/>-79.16713544 <text:s/>-28.15892179]]</text:p>
          </table:table-cell>
          <table:table-cell office:value-type="string" calcext:value-type="string">
            <text:p><text:s/>[-60. -60. <text:s text:c="2"/>0.]]</text:p>
          </table:table-cell>
          <table:table-cell office:value-type="string" calcext:value-type="string">
            <text:p><text:s/>[-129.57651687 -230. <text:s text:c="10"/>46.14938125]]</text:p>
          </table:table-cell>
        </table:table-row>
        <calcext:conditional-formats>
          <calcext:conditional-format calcext:target-range-address="'08-07-22'.E9:'08-07-22'.E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0:'08-07-22'.E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1:'08-07-22'.E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2:'08-07-22'.E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3:'08-07-22'.E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4:'08-07-22'.E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5:'08-07-22'.E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6:'08-07-22'.E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7:'08-07-22'.E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8:'08-07-22'.E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19:'08-07-22'.E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0:'08-07-22'.E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1:'08-07-22'.E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2:'08-07-22'.E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3:'08-07-22'.E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4:'08-07-22'.E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5:'08-07-22'.E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6:'08-07-22'.E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7:'08-07-22'.E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8:'08-07-22'.E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29:'08-07-22'.E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0:'08-07-22'.E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1:'08-07-22'.E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2:'08-07-22'.E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3:'08-07-22'.E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4:'08-07-22'.E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5:'08-07-22'.E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6:'08-07-22'.E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7:'08-07-22'.E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8:'08-07-22'.E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39:'08-07-22'.E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40:'08-07-22'.E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9:'08-07-22'.F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0:'08-07-22'.F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1:'08-07-22'.F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2:'08-07-22'.F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3:'08-07-22'.F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4:'08-07-22'.F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5:'08-07-22'.F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6:'08-07-22'.F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7:'08-07-22'.F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8:'08-07-22'.F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19:'08-07-22'.F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0:'08-07-22'.F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1:'08-07-22'.F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2:'08-07-22'.F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3:'08-07-22'.F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4:'08-07-22'.F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5:'08-07-22'.F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6:'08-07-22'.F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7:'08-07-22'.F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8:'08-07-22'.F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29:'08-07-22'.F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0:'08-07-22'.F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1:'08-07-22'.F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2:'08-07-22'.F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3:'08-07-22'.F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4:'08-07-22'.F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5:'08-07-22'.F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6:'08-07-22'.F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7:'08-07-22'.F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8:'08-07-22'.F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39:'08-07-22'.F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40:'08-07-22'.F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9:'08-07-22'.D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0:'08-07-22'.D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1:'08-07-22'.D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2:'08-07-22'.D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3:'08-07-22'.D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4:'08-07-22'.D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5:'08-07-22'.D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6:'08-07-22'.D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7:'08-07-22'.D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8:'08-07-22'.D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19:'08-07-22'.D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0:'08-07-22'.D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1:'08-07-22'.D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2:'08-07-22'.D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3:'08-07-22'.D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4:'08-07-22'.D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5:'08-07-22'.D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6:'08-07-22'.D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7:'08-07-22'.D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8:'08-07-22'.D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29:'08-07-22'.D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0:'08-07-22'.D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1:'08-07-22'.D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2:'08-07-22'.D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3:'08-07-22'.D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4:'08-07-22'.D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5:'08-07-22'.D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6:'08-07-22'.D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7:'08-07-22'.D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8:'08-07-22'.D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39:'08-07-22'.D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0:'08-07-22'.D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1:'08-07-22'.D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2:'08-07-22'.D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3:'08-07-22'.D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4:'08-07-22'.D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8:'08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8:'08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8:'08-07-22'.E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8:'08-07-22'.F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8:'08-07-22'.G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9:'08-07-22'.G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0:'08-07-22'.G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1:'08-07-22'.G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2:'08-07-22'.G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3:'08-07-22'.G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4:'08-07-22'.G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5:'08-07-22'.G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6:'08-07-22'.G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7:'08-07-22'.G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8:'08-07-22'.G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19:'08-07-22'.G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0:'08-07-22'.G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1:'08-07-22'.G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2:'08-07-22'.G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3:'08-07-22'.G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4:'08-07-22'.G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5:'08-07-22'.G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6:'08-07-22'.G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7:'08-07-22'.G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8:'08-07-22'.G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29:'08-07-22'.G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0:'08-07-22'.G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1:'08-07-22'.G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2:'08-07-22'.G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3:'08-07-22'.G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4:'08-07-22'.G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5:'08-07-22'.G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6:'08-07-22'.G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7:'08-07-22'.G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8:'08-07-22'.G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39:'08-07-22'.G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0:'08-07-22'.G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1:'08-07-22'.G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2:'08-07-22'.G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3:'08-07-22'.G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4:'08-07-22'.G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M8:'08-07-22'.M38">
            <calcext:color-scale>
              <calcext:color-scale-entry calcext:value="0" calcext:type="number" calcext:color="#00a933"/>
              <calcext:color-scale-entry calcext:value="5" calcext:type="number" calcext:color="#ffff00"/>
              <calcext:color-scale-entry calcext:value="8" calcext:type="number" calcext:color="#ff4000"/>
            </calcext:color-scale>
          </calcext:conditional-format>
          <calcext:conditional-format calcext:target-range-address="'08-07-22'.S8:'08-07-22'.S38">
            <calcext:color-scale>
              <calcext:color-scale-entry calcext:value="0" calcext:type="number" calcext:color="#00a933"/>
              <calcext:color-scale-entry calcext:value="5" calcext:type="number" calcext:color="#ffff00"/>
              <calcext:color-scale-entry calcext:value="8" calcext:type="number" calcext:color="#ff4000"/>
            </calcext:color-scale>
          </calcext:conditional-format>
          <calcext:conditional-format calcext:target-range-address="'08-07-22'.E48:'08-07-22'.E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49:'08-07-22'.E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0:'08-07-22'.E5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1:'08-07-22'.E5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2:'08-07-22'.E5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3:'08-07-22'.E5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4:'08-07-22'.E5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5:'08-07-22'.E5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6:'08-07-22'.E5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7:'08-07-22'.E5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8:'08-07-22'.E5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59:'08-07-22'.E5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0:'08-07-22'.E6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1:'08-07-22'.E6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2:'08-07-22'.E6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3:'08-07-22'.E6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4:'08-07-22'.E6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5:'08-07-22'.E6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6:'08-07-22'.E6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7:'08-07-22'.E6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8:'08-07-22'.E6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69:'08-07-22'.E6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0:'08-07-22'.E7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1:'08-07-22'.E7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2:'08-07-22'.E7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3:'08-07-22'.E7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4:'08-07-22'.E7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5:'08-07-22'.E7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6:'08-07-22'.E7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77:'08-07-22'.E7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48:'08-07-22'.F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49:'08-07-22'.F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0:'08-07-22'.F5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1:'08-07-22'.F5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2:'08-07-22'.F5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3:'08-07-22'.F5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4:'08-07-22'.F5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5:'08-07-22'.F5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6:'08-07-22'.F5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7:'08-07-22'.F5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8:'08-07-22'.F5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59:'08-07-22'.F5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0:'08-07-22'.F6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1:'08-07-22'.F6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2:'08-07-22'.F6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3:'08-07-22'.F6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4:'08-07-22'.F6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5:'08-07-22'.F6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6:'08-07-22'.F6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7:'08-07-22'.F6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8:'08-07-22'.F6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69:'08-07-22'.F6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0:'08-07-22'.F7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1:'08-07-22'.F7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2:'08-07-22'.F7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3:'08-07-22'.F7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4:'08-07-22'.F7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5:'08-07-22'.F7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6:'08-07-22'.F7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77:'08-07-22'.F7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8:'08-07-22'.D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9:'08-07-22'.D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0:'08-07-22'.D5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1:'08-07-22'.D5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2:'08-07-22'.D5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3:'08-07-22'.D5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4:'08-07-22'.D5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5:'08-07-22'.D5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6:'08-07-22'.D5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7:'08-07-22'.D5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8:'08-07-22'.D5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59:'08-07-22'.D5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0:'08-07-22'.D6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1:'08-07-22'.D6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2:'08-07-22'.D6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3:'08-07-22'.D6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4:'08-07-22'.D6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5:'08-07-22'.D6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6:'08-07-22'.D6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7:'08-07-22'.D6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8:'08-07-22'.D6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69:'08-07-22'.D6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0:'08-07-22'.D7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1:'08-07-22'.D7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2:'08-07-22'.D7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3:'08-07-22'.D7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4:'08-07-22'.D7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5:'08-07-22'.D7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6:'08-07-22'.D7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77:'08-07-22'.D7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7:'08-07-22'.D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D47:'08-07-22'.D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E47:'08-07-22'.E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F47:'08-07-22'.F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7:'08-07-22'.G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8:'08-07-22'.G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49:'08-07-22'.G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0:'08-07-22'.G5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1:'08-07-22'.G5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2:'08-07-22'.G5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3:'08-07-22'.G5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4:'08-07-22'.G5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5:'08-07-22'.G5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6:'08-07-22'.G5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7:'08-07-22'.G5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8:'08-07-22'.G5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59:'08-07-22'.G5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0:'08-07-22'.G6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1:'08-07-22'.G6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2:'08-07-22'.G6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3:'08-07-22'.G6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4:'08-07-22'.G6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5:'08-07-22'.G6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6:'08-07-22'.G6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7:'08-07-22'.G6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8:'08-07-22'.G6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69:'08-07-22'.G6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0:'08-07-22'.G7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1:'08-07-22'.G7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2:'08-07-22'.G7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3:'08-07-22'.G7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4:'08-07-22'.G7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5:'08-07-22'.G7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6:'08-07-22'.G7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G77:'08-07-22'.G7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8-07-22'.M47:'08-07-22'.M77">
            <calcext:color-scale>
              <calcext:color-scale-entry calcext:value="0" calcext:type="number" calcext:color="#00a933"/>
              <calcext:color-scale-entry calcext:value="5" calcext:type="number" calcext:color="#ffff00"/>
              <calcext:color-scale-entry calcext:value="8" calcext:type="number" calcext:color="#ff4000"/>
            </calcext:color-scale>
          </calcext:conditional-format>
          <calcext:conditional-format calcext:target-range-address="'08-07-22'.S47:'08-07-22'.S77">
            <calcext:color-scale>
              <calcext:color-scale-entry calcext:value="0" calcext:type="number" calcext:color="#00a933"/>
              <calcext:color-scale-entry calcext:value="5" calcext:type="number" calcext:color="#ffff00"/>
              <calcext:color-scale-entry calcext:value="8" calcext:type="number" calcext:color="#ff4000"/>
            </calcext:color-scale>
          </calcext:conditional-format>
          <calcext:conditional-format calcext:target-range-address="'08-07-22'.T47:'08-07-22'.T77">
            <calcext:color-scale>
              <calcext:color-scale-entry calcext:value="0" calcext:type="number" calcext:color="#ff0000"/>
              <calcext:color-scale-entry calcext:value="20" calcext:type="number" calcext:color="#ffff00"/>
              <calcext:color-scale-entry calcext:value="40" calcext:type="number" calcext:color="#00a933"/>
            </calcext:color-scale>
          </calcext:conditional-format>
          <calcext:conditional-format calcext:target-range-address="'08-07-22'.S68:'08-07-22'.S77">
            <calcext:color-scale>
              <calcext:color-scale-entry calcext:value="0" calcext:type="number" calcext:color="#00a933"/>
              <calcext:color-scale-entry calcext:value="10" calcext:type="number" calcext:color="#ffff00"/>
              <calcext:color-scale-entry calcext:value="2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1:26:22.009084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1:34:32.387475380</meta:creation-date>
    <dc:date>2022-07-08T13:47:22.808509926</dc:date>
    <meta:editing-duration>PT5H44M41S</meta:editing-duration>
    <meta:editing-cycles>7</meta:editing-cycles>
    <meta:generator>LibreOffice/6.4.7.2$Linux_X86_64 LibreOffice_project/40$Build-2</meta:generator>
    <meta:document-statistic meta:table-count="3" meta:cell-count="2496" meta:object-count="0"/>
  </office:meta>
</office:document-meta>
</file>